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11.88mm" svg:height="170.85mm" svg:x="189.44mm" svg:y="10.56mm">
            <loext:p draw:notify-on-update-of-ranges="Sheet1.F3:Sheet1.F200 Sheet1.H3:Sheet1.H2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L cot theta</text:p>
          </table:table-cell>
          <table:table-cell office:value-type="string" calcext:value-type="string">
            <text:p>Spacing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PI()*[.D2]/([.B$1]-1)" office:value-type="float" office:value="0" calcext:value-type="float">
            <text:p>0</text:p>
          </table:table-cell>
          <table:table-cell table:formula="of:=[.B$2]*COT([.E2])" office:value-type="string" office:string-value="" calcext:value-type="error">
            <text:p>#NUM!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PI()*[.D3]/([.B$1]-1)" office:value-type="float" office:value="0.0123199711905482" calcext:value-type="float">
            <text:p>0.0123199712</text:p>
          </table:table-cell>
          <table:table-cell table:formula="of:=[.B$2]*COT([.E3])" office:value-type="float" office:value="162.329828556496" calcext:value-type="float">
            <text:p>162.3298285565</text:p>
          </table:table-cell>
          <table:table-cell table:formula="of:=[.F2]-[.F4]" office:value-type="string" office:string-value="" calcext:value-type="error">
            <text:p>#NUM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PI()*[.D4]/([.B$1]-1)" office:value-type="float" office:value="0.0246399423810964" calcext:value-type="float">
            <text:p>0.0246399424</text:p>
          </table:table-cell>
          <table:table-cell table:formula="of:=[.B$2]*COT([.E4])" office:value-type="float" office:value="81.1525936837044" calcext:value-type="float">
            <text:p>81.1525936837</text:p>
          </table:table-cell>
          <table:table-cell table:formula="of:=[.F3]-[.F5]" office:value-type="float" office:value="108.24179009186" calcext:value-type="float">
            <text:p>108.2417900919</text:p>
          </table:table-cell>
          <table:table-cell table:formula="of:=1/[.G4]" office:value-type="float" office:value="0.00923857596175509" calcext:value-type="float">
            <text:p>0.009238576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PI()*[.D5]/([.B$1]-1)" office:value-type="float" office:value="0.0369599135716446" calcext:value-type="float">
            <text:p>0.0369599136</text:p>
          </table:table-cell>
          <table:table-cell table:formula="of:=[.B$2]*COT([.E5])" office:value-type="float" office:value="54.0880384646361" calcext:value-type="float">
            <text:p>54.0880384646</text:p>
          </table:table-cell>
          <table:table-cell table:formula="of:=[.F4]-[.F6]" office:value-type="float" office:value="40.6009417719674" calcext:value-type="float">
            <text:p>40.600941772</text:p>
          </table:table-cell>
          <table:table-cell table:formula="of:=1/[.G5]" office:value-type="float" office:value="0.0246299705464084" calcext:value-type="float">
            <text:p>0.024629970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PI()*[.D6]/([.B$1]-1)" office:value-type="float" office:value="0.0492798847621928" calcext:value-type="float">
            <text:p>0.0492798848</text:p>
          </table:table-cell>
          <table:table-cell table:formula="of:=[.B$2]*COT([.E6])" office:value-type="float" office:value="40.551651911737" calcext:value-type="float">
            <text:p>40.5516519117</text:p>
          </table:table-cell>
          <table:table-cell table:formula="of:=[.F5]-[.F7]" office:value-type="float" office:value="21.6615070368695" calcext:value-type="float">
            <text:p>21.6615070369</text:p>
          </table:table-cell>
          <table:table-cell table:formula="of:=1/[.G6]" office:value-type="float" office:value="0.0461648396991921" calcext:value-type="float">
            <text:p>0.0461648397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PI()*[.D7]/([.B$1]-1)" office:value-type="float" office:value="0.061599855952741" calcext:value-type="float">
            <text:p>0.061599856</text:p>
          </table:table-cell>
          <table:table-cell table:formula="of:=[.B$2]*COT([.E7])" office:value-type="float" office:value="32.4265314277666" calcext:value-type="float">
            <text:p>32.4265314278</text:p>
          </table:table-cell>
          <table:table-cell table:formula="of:=[.F6]-[.F8]" office:value-type="float" office:value="13.5446094317061" calcext:value-type="float">
            <text:p>13.5446094317</text:p>
          </table:table-cell>
          <table:table-cell table:formula="of:=1/[.G7]" office:value-type="float" office:value="0.0738301096862298" calcext:value-type="float">
            <text:p>0.0738301097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PI()*[.D8]/([.B$1]-1)" office:value-type="float" office:value="0.0739198271432892" calcext:value-type="float">
            <text:p>0.0739198271</text:p>
          </table:table-cell>
          <table:table-cell table:formula="of:=[.B$2]*COT([.E8])" office:value-type="float" office:value="27.007042480031" calcext:value-type="float">
            <text:p>27.00704248</text:p>
          </table:table-cell>
          <table:table-cell table:formula="of:=[.F7]-[.F9]" office:value-type="float" office:value="9.29290430261764" calcext:value-type="float">
            <text:p>9.2929043026</text:p>
          </table:table-cell>
          <table:table-cell table:formula="of:=1/[.G8]" office:value-type="float" office:value="0.107608985031549" calcext:value-type="float">
            <text:p>0.10760898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PI()*[.D9]/([.B$1]-1)" office:value-type="float" office:value="0.0862397983338375" calcext:value-type="float">
            <text:p>0.0862397983</text:p>
          </table:table-cell>
          <table:table-cell table:formula="of:=[.B$2]*COT([.E9])" office:value-type="float" office:value="23.133627125149" calcext:value-type="float">
            <text:p>23.1336271251</text:p>
          </table:table-cell>
          <table:table-cell table:formula="of:=[.F8]-[.F10]" office:value-type="float" office:value="6.78053633989656" calcext:value-type="float">
            <text:p>6.7805363399</text:p>
          </table:table-cell>
          <table:table-cell table:formula="of:=1/[.G9]" office:value-type="float" office:value="0.147480958713548" calcext:value-type="float">
            <text:p>0.147480958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PI()*[.D10]/([.B$1]-1)" office:value-type="float" office:value="0.0985597695243857" calcext:value-type="float">
            <text:p>0.0985597695</text:p>
          </table:table-cell>
          <table:table-cell table:formula="of:=[.B$2]*COT([.E10])" office:value-type="float" office:value="20.2265061401344" calcext:value-type="float">
            <text:p>20.2265061401</text:p>
          </table:table-cell>
          <table:table-cell table:formula="of:=[.F9]-[.F11]" office:value-type="float" office:value="5.1700473924898" calcext:value-type="float">
            <text:p>5.1700473925</text:p>
          </table:table-cell>
          <table:table-cell table:formula="of:=1/[.G10]" office:value-type="float" office:value="0.193421824614729" calcext:value-type="float">
            <text:p>0.1934218246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PI()*[.D11]/([.B$1]-1)" office:value-type="float" office:value="0.110879740714934" calcext:value-type="float">
            <text:p>0.1108797407</text:p>
          </table:table-cell>
          <table:table-cell table:formula="of:=[.B$2]*COT([.E11])" office:value-type="float" office:value="17.9635797326592" calcext:value-type="float">
            <text:p>17.9635797327</text:p>
          </table:table-cell>
          <table:table-cell table:formula="of:=[.F10]-[.F12]" office:value-type="float" office:value="4.07491831506432" calcext:value-type="float">
            <text:p>4.0749183151</text:p>
          </table:table-cell>
          <table:table-cell table:formula="of:=1/[.G11]" office:value-type="float" office:value="0.245403692217132" calcext:value-type="float">
            <text:p>0.2454036922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PI()*[.D12]/([.B$1]-1)" office:value-type="float" office:value="0.123199711905482" calcext:value-type="float">
            <text:p>0.1231997119</text:p>
          </table:table-cell>
          <table:table-cell table:formula="of:=[.B$2]*COT([.E12])" office:value-type="float" office:value="16.1515878250701" calcext:value-type="float">
            <text:p>16.1515878251</text:p>
          </table:table-cell>
          <table:table-cell table:formula="of:=[.F11]-[.F13]" office:value-type="float" office:value="3.29603318561598" calcext:value-type="float">
            <text:p>3.2960331856</text:p>
          </table:table-cell>
          <table:table-cell table:formula="of:=1/[.G12]" office:value-type="float" office:value="0.303395003534563" calcext:value-type="float">
            <text:p>0.3033950035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PI()*[.D13]/([.B$1]-1)" office:value-type="float" office:value="0.13551968309603" calcext:value-type="float">
            <text:p>0.1355196831</text:p>
          </table:table-cell>
          <table:table-cell table:formula="of:=[.B$2]*COT([.E13])" office:value-type="float" office:value="14.6675465470432" calcext:value-type="float">
            <text:p>14.667546547</text:p>
          </table:table-cell>
          <table:table-cell table:formula="of:=[.F12]-[.F14]" office:value-type="float" office:value="2.72212134323403" calcext:value-type="float">
            <text:p>2.7221213432</text:p>
          </table:table-cell>
          <table:table-cell table:formula="of:=1/[.G13]" office:value-type="float" office:value="0.36736055227132" calcext:value-type="float">
            <text:p>0.367360552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PI()*[.D14]/([.B$1]-1)" office:value-type="float" office:value="0.147839654286578" calcext:value-type="float">
            <text:p>0.1478396543</text:p>
          </table:table-cell>
          <table:table-cell table:formula="of:=[.B$2]*COT([.E14])" office:value-type="float" office:value="13.4294664818361" calcext:value-type="float">
            <text:p>13.4294664818</text:p>
          </table:table-cell>
          <table:table-cell table:formula="of:=[.F13]-[.F15]" office:value-type="float" office:value="2.28696097899636" calcext:value-type="float">
            <text:p>2.286960979</text:p>
          </table:table-cell>
          <table:table-cell table:formula="of:=1/[.G14]" office:value-type="float" office:value="0.437261505195797" calcext:value-type="float">
            <text:p>0.4372615052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PI()*[.D15]/([.B$1]-1)" office:value-type="float" office:value="0.160159625477127" calcext:value-type="float">
            <text:p>0.1601596255</text:p>
          </table:table-cell>
          <table:table-cell table:formula="of:=[.B$2]*COT([.E15])" office:value-type="float" office:value="12.3805855680468" calcext:value-type="float">
            <text:p>12.380585568</text:p>
          </table:table-cell>
          <table:table-cell table:formula="of:=[.F14]-[.F16]" office:value-type="float" office:value="1.94910715271059" calcext:value-type="float">
            <text:p>1.9491071527</text:p>
          </table:table-cell>
          <table:table-cell table:formula="of:=1/[.G15]" office:value-type="float" office:value="0.513055425715983" calcext:value-type="float">
            <text:p>0.5130554257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PI()*[.D16]/([.B$1]-1)" office:value-type="float" office:value="0.172479596667675" calcext:value-type="float">
            <text:p>0.1724795967</text:p>
          </table:table-cell>
          <table:table-cell table:formula="of:=[.B$2]*COT([.E16])" office:value-type="float" office:value="11.4803593291255" calcext:value-type="float">
            <text:p>11.4803593291</text:p>
          </table:table-cell>
          <table:table-cell table:formula="of:=[.F15]-[.F17]" office:value-type="float" office:value="1.68153055702728" calcext:value-type="float">
            <text:p>1.681530557</text:p>
          </table:table-cell>
          <table:table-cell table:formula="of:=1/[.G16]" office:value-type="float" office:value="0.594696299642552" calcext:value-type="float">
            <text:p>0.5946962996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PI()*[.D17]/([.B$1]-1)" office:value-type="float" office:value="0.184799567858223" calcext:value-type="float">
            <text:p>0.1847995679</text:p>
          </table:table-cell>
          <table:table-cell table:formula="of:=[.B$2]*COT([.E17])" office:value-type="float" office:value="10.6990550110196" calcext:value-type="float">
            <text:p>10.699055011</text:p>
          </table:table-cell>
          <table:table-cell table:formula="of:=[.F16]-[.F18]" office:value-type="float" office:value="1.46598641098087" calcext:value-type="float">
            <text:p>1.465986411</text:p>
          </table:table-cell>
          <table:table-cell table:formula="of:=1/[.G17]" office:value-type="float" office:value="0.682134563123892" calcext:value-type="float">
            <text:p>0.682134563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PI()*[.D18]/([.B$1]-1)" office:value-type="float" office:value="0.197119539048771" calcext:value-type="float">
            <text:p>0.197119539</text:p>
          </table:table-cell>
          <table:table-cell table:formula="of:=[.B$2]*COT([.E18])" office:value-type="float" office:value="10.0143729181446" calcext:value-type="float">
            <text:p>10.0143729181</text:p>
          </table:table-cell>
          <table:table-cell table:formula="of:=[.F17]-[.F19]" office:value-type="float" office:value="1.28979479206265" calcext:value-type="float">
            <text:p>1.2897947921</text:p>
          </table:table-cell>
          <table:table-cell table:formula="of:=1/[.G18]" office:value-type="float" office:value="0.775317132736128" calcext:value-type="float">
            <text:p>0.775317132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PI()*[.D19]/([.B$1]-1)" office:value-type="float" office:value="0.20943951023932" calcext:value-type="float">
            <text:p>0.2094395102</text:p>
          </table:table-cell>
          <table:table-cell table:formula="of:=[.B$2]*COT([.E19])" office:value-type="float" office:value="9.40926021895691" calcext:value-type="float">
            <text:p>9.409260219</text:p>
          </table:table-cell>
          <table:table-cell table:formula="of:=[.F18]-[.F20]" office:value-type="float" office:value="1.14391943519544" calcext:value-type="float">
            <text:p>1.1439194352</text:p>
          </table:table-cell>
          <table:table-cell table:formula="of:=1/[.G19]" office:value-type="float" office:value="0.874187437709853" calcext:value-type="float">
            <text:p>0.8741874377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PI()*[.D20]/([.B$1]-1)" office:value-type="float" office:value="0.221759481429868" calcext:value-type="float">
            <text:p>0.2217594814</text:p>
          </table:table-cell>
          <table:table-cell table:formula="of:=[.B$2]*COT([.E20])" office:value-type="float" office:value="8.87045348294917" calcext:value-type="float">
            <text:p>8.8704534829</text:p>
          </table:table-cell>
          <table:table-cell table:formula="of:=[.F19]-[.F21]" office:value-type="float" office:value="1.02177874988628" calcext:value-type="float">
            <text:p>1.0217787499</text:p>
          </table:table-cell>
          <table:table-cell table:formula="of:=1/[.G20]" office:value-type="float" office:value="0.978685454274029" calcext:value-type="float">
            <text:p>0.978685454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PI()*[.D21]/([.B$1]-1)" office:value-type="float" office:value="0.234079452620416" calcext:value-type="float">
            <text:p>0.2340794526</text:p>
          </table:table-cell>
          <table:table-cell table:formula="of:=[.B$2]*COT([.E21])" office:value-type="float" office:value="8.38748146907063" calcext:value-type="float">
            <text:p>8.3874814691</text:p>
          </table:table-cell>
          <table:table-cell table:formula="of:=[.F20]-[.F22]" office:value-type="float" office:value="0.918486405376791" calcext:value-type="float">
            <text:p>0.9184864054</text:p>
          </table:table-cell>
          <table:table-cell table:formula="of:=1/[.G21]" office:value-type="float" office:value="1.08874774209616" calcext:value-type="float">
            <text:p>1.088747742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PI()*[.D22]/([.B$1]-1)" office:value-type="float" office:value="0.246399423810964" calcext:value-type="float">
            <text:p>0.2463994238</text:p>
          </table:table-cell>
          <table:table-cell table:formula="of:=[.B$2]*COT([.E22])" office:value-type="float" office:value="7.95196707757238" calcext:value-type="float">
            <text:p>7.9519670776</text:p>
          </table:table-cell>
          <table:table-cell table:formula="of:=[.F21]-[.F23]" office:value-type="float" office:value="0.830352724935132" calcext:value-type="float">
            <text:p>0.8303527249</text:p>
          </table:table-cell>
          <table:table-cell table:formula="of:=1/[.G22]" office:value-type="float" office:value="1.20430748279669" calcext:value-type="float">
            <text:p>1.2043074828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PI()*[.D23]/([.B$1]-1)" office:value-type="float" office:value="0.258719395001512" calcext:value-type="float">
            <text:p>0.258719395</text:p>
          </table:table-cell>
          <table:table-cell table:formula="of:=[.B$2]*COT([.E23])" office:value-type="float" office:value="7.5571287441355" calcext:value-type="float">
            <text:p>7.5571287441</text:p>
          </table:table-cell>
          <table:table-cell table:formula="of:=[.F22]-[.F24]" office:value-type="float" office:value="0.754549260199187" calcext:value-type="float">
            <text:p>0.7545492602</text:p>
          </table:table-cell>
          <table:table-cell table:formula="of:=1/[.G23]" office:value-type="float" office:value="1.32529452051417" calcext:value-type="float">
            <text:p>1.325294520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PI()*[.D24]/([.B$1]-1)" office:value-type="float" office:value="0.271039366192061" calcext:value-type="float">
            <text:p>0.2710393662</text:p>
          </table:table-cell>
          <table:table-cell table:formula="of:=[.B$2]*COT([.E24])" office:value-type="float" office:value="7.19741781737319" calcext:value-type="float">
            <text:p>7.1974178174</text:p>
          </table:table-cell>
          <table:table-cell table:formula="of:=[.F23]-[.F25]" office:value-type="float" office:value="0.688878210673566" calcext:value-type="float">
            <text:p>0.6888782107</text:p>
          </table:table-cell>
          <table:table-cell table:formula="of:=1/[.G24]" office:value-type="float" office:value="1.45163540449658" calcext:value-type="float">
            <text:p>1.451635404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PI()*[.D25]/([.B$1]-1)" office:value-type="float" office:value="0.283359337382609" calcext:value-type="float">
            <text:p>0.2833593374</text:p>
          </table:table-cell>
          <table:table-cell table:formula="of:=[.B$2]*COT([.E25])" office:value-type="float" office:value="6.86825053346194" calcext:value-type="float">
            <text:p>6.8682505335</text:p>
          </table:table-cell>
          <table:table-cell table:formula="of:=[.F24]-[.F26]" office:value-type="float" office:value="0.631610820301485" calcext:value-type="float">
            <text:p>0.6316108203</text:p>
          </table:table-cell>
          <table:table-cell table:formula="of:=1/[.G25]" office:value-type="float" office:value="1.58325343369303" calcext:value-type="float">
            <text:p>1.583253433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PI()*[.D26]/([.B$1]-1)" office:value-type="float" office:value="0.295679308573157" calcext:value-type="float">
            <text:p>0.2956793086</text:p>
          </table:table-cell>
          <table:table-cell table:formula="of:=[.B$2]*COT([.E26])" office:value-type="float" office:value="6.56580699707171" calcext:value-type="float">
            <text:p>6.5658069971</text:p>
          </table:table-cell>
          <table:table-cell table:formula="of:=[.F25]-[.F27]" office:value-type="float" office:value="0.581372126631116" calcext:value-type="float">
            <text:p>0.5813721266</text:p>
          </table:table-cell>
          <table:table-cell table:formula="of:=1/[.G26]" office:value-type="float" office:value="1.72006870331867" calcext:value-type="float">
            <text:p>1.7200687033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PI()*[.D27]/([.B$1]-1)" office:value-type="float" office:value="0.307999279763705" calcext:value-type="float">
            <text:p>0.3079992798</text:p>
          </table:table-cell>
          <table:table-cell table:formula="of:=[.B$2]*COT([.E27])" office:value-type="float" office:value="6.28687840683082" calcext:value-type="float">
            <text:p>6.2868784068</text:p>
          </table:table-cell>
          <table:table-cell table:formula="of:=[.F26]-[.F28]" office:value-type="float" office:value="0.537057460660249" calcext:value-type="float">
            <text:p>0.5370574607</text:p>
          </table:table-cell>
          <table:table-cell table:formula="of:=1/[.G27]" office:value-type="float" office:value="1.86199815336448" calcext:value-type="float">
            <text:p>1.8619981534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PI()*[.D28]/([.B$1]-1)" office:value-type="float" office:value="0.320319250954253" calcext:value-type="float">
            <text:p>0.320319251</text:p>
          </table:table-cell>
          <table:table-cell table:formula="of:=[.B$2]*COT([.E28])" office:value-type="float" office:value="6.02874953641146" calcext:value-type="float">
            <text:p>6.0287495364</text:p>
          </table:table-cell>
          <table:table-cell table:formula="of:=[.F27]-[.F29]" office:value-type="float" office:value="0.497771075941651" calcext:value-type="float">
            <text:p>0.4977710759</text:p>
          </table:table-cell>
          <table:table-cell table:formula="of:=1/[.G28]" office:value-type="float" office:value="2.00895561902279" calcext:value-type="float">
            <text:p>2.008955619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PI()*[.D29]/([.B$1]-1)" office:value-type="float" office:value="0.332639222144802" calcext:value-type="float">
            <text:p>0.3326392221</text:p>
          </table:table-cell>
          <table:table-cell table:formula="of:=[.B$2]*COT([.E29])" office:value-type="float" office:value="5.78910733088917" calcext:value-type="float">
            <text:p>5.7891073309</text:p>
          </table:table-cell>
          <table:table-cell table:formula="of:=[.F28]-[.F30]" office:value-type="float" office:value="0.462780446854507" calcext:value-type="float">
            <text:p>0.4627804469</text:p>
          </table:table-cell>
          <table:table-cell table:formula="of:=1/[.G29]" office:value-type="float" office:value="2.16085188299753" calcext:value-type="float">
            <text:p>2.160851883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PI()*[.D30]/([.B$1]-1)" office:value-type="float" office:value="0.34495919333535" calcext:value-type="float">
            <text:p>0.3449591933</text:p>
          </table:table-cell>
          <table:table-cell table:formula="of:=[.B$2]*COT([.E30])" office:value-type="float" office:value="5.56596908955695" calcext:value-type="float">
            <text:p>5.5659690896</text:p>
          </table:table-cell>
          <table:table-cell table:formula="of:=[.F29]-[.F31]" office:value-type="float" office:value="0.431481823460733" calcext:value-type="float">
            <text:p>0.4314818235</text:p>
          </table:table-cell>
          <table:table-cell table:formula="of:=1/[.G30]" office:value-type="float" office:value="2.31759472966769" calcext:value-type="float">
            <text:p>2.3175947297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PI()*[.D31]/([.B$1]-1)" office:value-type="float" office:value="0.357279164525898" calcext:value-type="float">
            <text:p>0.3572791645</text:p>
          </table:table-cell>
          <table:table-cell table:formula="of:=[.B$2]*COT([.E31])" office:value-type="float" office:value="5.35762550742844" calcext:value-type="float">
            <text:p>5.3576255074</text:p>
          </table:table-cell>
          <table:table-cell table:formula="of:=[.F30]-[.F32]" office:value-type="float" office:value="0.403373981155151" calcext:value-type="float">
            <text:p>0.4033739812</text:p>
          </table:table-cell>
          <table:table-cell table:formula="of:=1/[.G31]" office:value-type="float" office:value="2.47908900107111" calcext:value-type="float">
            <text:p>2.479089001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PI()*[.D32]/([.B$1]-1)" office:value-type="float" office:value="0.369599135716446" calcext:value-type="float">
            <text:p>0.3695991357</text:p>
          </table:table-cell>
          <table:table-cell table:formula="of:=[.B$2]*COT([.E32])" office:value-type="float" office:value="5.1625951084018" calcext:value-type="float">
            <text:p>5.1625951084</text:p>
          </table:table-cell>
          <table:table-cell table:formula="of:=[.F31]-[.F33]" office:value-type="float" office:value="0.378038009655163" calcext:value-type="float">
            <text:p>0.3780380097</text:p>
          </table:table-cell>
          <table:table-cell table:formula="of:=1/[.G32]" office:value-type="float" office:value="2.64523665467442" calcext:value-type="float">
            <text:p>2.6452366547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PI()*[.D33]/([.B$1]-1)" office:value-type="float" office:value="0.381919106906994" calcext:value-type="float">
            <text:p>0.3819191069</text:p>
          </table:table-cell>
          <table:table-cell table:formula="of:=[.B$2]*COT([.E33])" office:value-type="float" office:value="4.97958749777327" calcext:value-type="float">
            <text:p>4.9795874978</text:p>
          </table:table-cell>
          <table:table-cell table:formula="of:=[.F32]-[.F34]" office:value-type="float" office:value="0.355121603535177" calcext:value-type="float">
            <text:p>0.3551216035</text:p>
          </table:table-cell>
          <table:table-cell table:formula="of:=1/[.G33]" office:value-type="float" office:value="2.81593682289437" calcext:value-type="float">
            <text:p>2.8159368229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PI()*[.D34]/([.B$1]-1)" office:value-type="float" office:value="0.394239078097543" calcext:value-type="float">
            <text:p>0.3942390781</text:p>
          </table:table-cell>
          <table:table-cell table:formula="of:=[.B$2]*COT([.E34])" office:value-type="float" office:value="4.80747350486662" calcext:value-type="float">
            <text:p>4.8074735049</text:p>
          </table:table-cell>
          <table:table-cell table:formula="of:=[.F33]-[.F35]" office:value-type="float" office:value="0.334326743535115" calcext:value-type="float">
            <text:p>0.3343267435</text:p>
          </table:table-cell>
          <table:table-cell table:formula="of:=1/[.G34]" office:value-type="float" office:value="2.99108587433409" calcext:value-type="float">
            <text:p>2.991085874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PI()*[.D35]/([.B$1]-1)" office:value-type="float" office:value="0.406559049288091" calcext:value-type="float">
            <text:p>0.4065590493</text:p>
          </table:table-cell>
          <table:table-cell table:formula="of:=[.B$2]*COT([.E35])" office:value-type="float" office:value="4.64526075423816" calcext:value-type="float">
            <text:p>4.6452607542</text:p>
          </table:table-cell>
          <table:table-cell table:formula="of:=[.F34]-[.F36]" office:value-type="float" office:value="0.315399957058192" calcext:value-type="float">
            <text:p>0.3153999571</text:p>
          </table:table-cell>
          <table:table-cell table:formula="of:=1/[.G35]" office:value-type="float" office:value="3.1705774766973" calcext:value-type="float">
            <text:p>3.1705774767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PI()*[.D36]/([.B$1]-1)" office:value-type="float" office:value="0.418879020478639" calcext:value-type="float">
            <text:p>0.4188790205</text:p>
          </table:table-cell>
          <table:table-cell table:formula="of:=[.B$2]*COT([.E36])" office:value-type="float" office:value="4.49207354780843" calcext:value-type="float">
            <text:p>4.4920735478</text:p>
          </table:table-cell>
          <table:table-cell table:formula="of:=[.F35]-[.F37]" office:value-type="float" office:value="0.29812455850357" calcext:value-type="float">
            <text:p>0.2981245585</text:p>
          </table:table-cell>
          <table:table-cell table:formula="of:=1/[.G36]" office:value-type="float" office:value="3.35430266134222" calcext:value-type="float">
            <text:p>3.3543026613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PI()*[.D37]/([.B$1]-1)" office:value-type="float" office:value="0.431198991669187" calcext:value-type="float">
            <text:p>0.4311989917</text:p>
          </table:table-cell>
          <table:table-cell table:formula="of:=[.B$2]*COT([.E37])" office:value-type="float" office:value="4.34713619573459" calcext:value-type="float">
            <text:p>4.3471361957</text:p>
          </table:table-cell>
          <table:table-cell table:formula="of:=[.F36]-[.F38]" office:value-type="float" office:value="0.282314422374493" calcext:value-type="float">
            <text:p>0.2823144224</text:p>
          </table:table-cell>
          <table:table-cell table:formula="of:=1/[.G37]" office:value-type="float" office:value="3.542149889436" calcext:value-type="float">
            <text:p>3.54214988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PI()*[.D38]/([.B$1]-1)" office:value-type="float" office:value="0.443518962859736" calcext:value-type="float">
            <text:p>0.4435189629</text:p>
          </table:table-cell>
          <table:table-cell table:formula="of:=[.B$2]*COT([.E38])" office:value-type="float" office:value="4.20975912543394" calcext:value-type="float">
            <text:p>4.2097591254</text:p>
          </table:table-cell>
          <table:table-cell table:formula="of:=[.F37]-[.F39]" office:value-type="float" office:value="0.267808952572752" calcext:value-type="float">
            <text:p>0.2678089526</text:p>
          </table:table-cell>
          <table:table-cell table:formula="of:=1/[.G38]" office:value-type="float" office:value="3.73400511966957" calcext:value-type="float">
            <text:p>3.734005119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PI()*[.D39]/([.B$1]-1)" office:value-type="float" office:value="0.455838934050284" calcext:value-type="float">
            <text:p>0.4558389341</text:p>
          </table:table-cell>
          <table:table-cell table:formula="of:=[.B$2]*COT([.E39])" office:value-type="float" office:value="4.07932724316184" calcext:value-type="float">
            <text:p>4.0793272432</text:p>
          </table:table-cell>
          <table:table-cell table:formula="of:=[.F38]-[.F40]" office:value-type="float" office:value="0.254468992235284" calcext:value-type="float">
            <text:p>0.2544689922</text:p>
          </table:table-cell>
          <table:table-cell table:formula="of:=1/[.G39]" office:value-type="float" office:value="3.92975187749158" calcext:value-type="float">
            <text:p>3.9297518775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PI()*[.D40]/([.B$1]-1)" office:value-type="float" office:value="0.468158905240832" calcext:value-type="float">
            <text:p>0.4681589052</text:p>
          </table:table-cell>
          <table:table-cell table:formula="of:=[.B$2]*COT([.E40])" office:value-type="float" office:value="3.95529013319865" calcext:value-type="float">
            <text:p>3.9552901332</text:p>
          </table:table-cell>
          <table:table-cell table:formula="of:=[.F39]-[.F41]" office:value-type="float" office:value="0.242173478344027" calcext:value-type="float">
            <text:p>0.2421734783</text:p>
          </table:table-cell>
          <table:table-cell table:formula="of:=1/[.G40]" office:value-type="float" office:value="4.12927132581966" calcext:value-type="float">
            <text:p>4.1292713258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formula="of:=PI()*[.D41]/([.B$1]-1)" office:value-type="float" office:value="0.48047887643138" calcext:value-type="float">
            <text:p>0.4804788764</text:p>
          </table:table-cell>
          <table:table-cell table:formula="of:=[.B$2]*COT([.E41])" office:value-type="float" office:value="3.83715376481781" calcext:value-type="float">
            <text:p>3.8371537648</text:p>
          </table:table-cell>
          <table:table-cell table:formula="of:=[.F40]-[.F42]" office:value-type="float" office:value="0.230816690026514" calcext:value-type="float">
            <text:p>0.23081669</text:p>
          </table:table-cell>
          <table:table-cell table:formula="of:=1/[.G41]" office:value-type="float" office:value="4.33244233718596" calcext:value-type="float">
            <text:p>4.3324423372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formula="of:=PI()*[.D42]/([.B$1]-1)" office:value-type="float" office:value="0.492798847621928" calcext:value-type="float">
            <text:p>0.4927988476</text:p>
          </table:table-cell>
          <table:table-cell table:formula="of:=[.B$2]*COT([.E42])" office:value-type="float" office:value="3.72447344317214" calcext:value-type="float">
            <text:p>3.7244734432</text:p>
          </table:table-cell>
          <table:table-cell table:formula="of:=[.F41]-[.F43]" office:value-type="float" office:value="0.2203059730963" calcext:value-type="float">
            <text:p>0.2203059731</text:p>
          </table:table-cell>
          <table:table-cell table:formula="of:=1/[.G42]" office:value-type="float" office:value="4.53914156727327" calcext:value-type="float">
            <text:p>4.5391415673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formula="of:=PI()*[.D43]/([.B$1]-1)" office:value-type="float" office:value="0.505118818812476" calcext:value-type="float">
            <text:p>0.5051188188</text:p>
          </table:table-cell>
          <table:table-cell table:formula="of:=[.B$2]*COT([.E43])" office:value-type="float" office:value="3.61684779172151" calcext:value-type="float">
            <text:p>3.6168477917</text:p>
          </table:table-cell>
          <table:table-cell table:formula="of:=[.F42]-[.F44]" office:value-type="float" office:value="0.210559848895101" calcext:value-type="float">
            <text:p>0.2105598489</text:p>
          </table:table-cell>
          <table:table-cell table:formula="of:=1/[.G43]" office:value-type="float" office:value="4.74924352979656" calcext:value-type="float">
            <text:p>4.7492435298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formula="of:=PI()*[.D44]/([.B$1]-1)" office:value-type="float" office:value="0.517438790003025" calcext:value-type="float">
            <text:p>0.51743879</text:p>
          </table:table-cell>
          <table:table-cell table:formula="of:=[.B$2]*COT([.E44])" office:value-type="float" office:value="3.51391359427704" calcext:value-type="float">
            <text:p>3.5139135943</text:p>
          </table:table-cell>
          <table:table-cell table:formula="of:=[.F43]-[.F45]" office:value-type="float" office:value="0.201506434997954" calcext:value-type="float">
            <text:p>0.201506435</text:p>
          </table:table-cell>
          <table:table-cell table:formula="of:=1/[.G44]" office:value-type="float" office:value="4.96262067268548" calcext:value-type="float">
            <text:p>4.9626206727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formula="of:=PI()*[.D45]/([.B$1]-1)" office:value-type="float" office:value="0.529758761193573" calcext:value-type="float">
            <text:p>0.5297587612</text:p>
          </table:table-cell>
          <table:table-cell table:formula="of:=[.B$2]*COT([.E45])" office:value-type="float" office:value="3.41534135672355" calcext:value-type="float">
            <text:p>3.4153413567</text:p>
          </table:table-cell>
          <table:table-cell table:formula="of:=[.F44]-[.F46]" office:value-type="float" office:value="0.193082120352169" calcext:value-type="float">
            <text:p>0.1930821204</text:p>
          </table:table-cell>
          <table:table-cell table:formula="of:=1/[.G45]" office:value-type="float" office:value="5.17914345552073" calcext:value-type="float">
            <text:p>5.1791434555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formula="of:=PI()*[.D46]/([.B$1]-1)" office:value-type="float" office:value="0.542078732384121" calcext:value-type="float">
            <text:p>0.5420787324</text:p>
          </table:table-cell>
          <table:table-cell table:formula="of:=[.B$2]*COT([.E46])" office:value-type="float" office:value="3.32083147392487" calcext:value-type="float">
            <text:p>3.3208314739</text:p>
          </table:table-cell>
          <table:table-cell table:formula="of:=[.F45]-[.F47]" office:value-type="float" office:value="0.185230449052088" calcext:value-type="float">
            <text:p>0.1852304491</text:p>
          </table:table-cell>
          <table:table-cell table:formula="of:=1/[.G46]" office:value-type="float" office:value="5.39868042817729" calcext:value-type="float">
            <text:p>5.3986804282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formula="of:=PI()*[.D47]/([.B$1]-1)" office:value-type="float" office:value="0.554398703574669" calcext:value-type="float">
            <text:p>0.5543987036</text:p>
          </table:table-cell>
          <table:table-cell table:formula="of:=[.B$2]*COT([.E47])" office:value-type="float" office:value="3.23011090767147" calcext:value-type="float">
            <text:p>3.2301109077</text:p>
          </table:table-cell>
          <table:table-cell table:formula="of:=[.F46]-[.F48]" office:value-type="float" office:value="0.177901176022726" calcext:value-type="float">
            <text:p>0.177901176</text:p>
          </table:table-cell>
          <table:table-cell table:formula="of:=1/[.G47]" office:value-type="float" office:value="5.62109831062754" calcext:value-type="float">
            <text:p>5.6210983106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formula="of:=PI()*[.D48]/([.B$1]-1)" office:value-type="float" office:value="0.566718674765218" calcext:value-type="float">
            <text:p>0.5667186748</text:p>
          </table:table-cell>
          <table:table-cell table:formula="of:=[.B$2]*COT([.E48])" office:value-type="float" office:value="3.14293029790214" calcext:value-type="float">
            <text:p>3.1429302979</text:p>
          </table:table-cell>
          <table:table-cell table:formula="of:=[.F47]-[.F49]" office:value-type="float" office:value="0.171049465002966" calcext:value-type="float">
            <text:p>0.171049465</text:p>
          </table:table-cell>
          <table:table-cell table:formula="of:=1/[.G48]" office:value-type="float" office:value="5.84626207385482" calcext:value-type="float">
            <text:p>5.8462620739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formula="of:=PI()*[.D49]/([.B$1]-1)" office:value-type="float" office:value="0.579038645955766" calcext:value-type="float">
            <text:p>0.579038646</text:p>
          </table:table-cell>
          <table:table-cell table:formula="of:=[.B$2]*COT([.E49])" office:value-type="float" office:value="3.0590614426685" calcext:value-type="float">
            <text:p>3.0590614427</text:p>
          </table:table-cell>
          <table:table-cell table:formula="of:=[.F48]-[.F50]" office:value-type="float" office:value="0.164635204836018" calcext:value-type="float">
            <text:p>0.1646352048</text:p>
          </table:table-cell>
          <table:table-cell table:formula="of:=1/[.G49]" office:value-type="float" office:value="6.0740350218292" calcext:value-type="float">
            <text:p>6.0740350218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formula="of:=PI()*[.D50]/([.B$1]-1)" office:value-type="float" office:value="0.591358617146314" calcext:value-type="float">
            <text:p>0.5913586171</text:p>
          </table:table-cell>
          <table:table-cell table:formula="of:=[.B$2]*COT([.E50])" office:value-type="float" office:value="2.97829509306613" calcext:value-type="float">
            <text:p>2.9782950931</text:p>
          </table:table-cell>
          <table:table-cell table:formula="of:=[.F49]-[.F51]" office:value-type="float" office:value="0.158622424532275" calcext:value-type="float">
            <text:p>0.1586224245</text:p>
          </table:table-cell>
          <table:table-cell table:formula="of:=1/[.G50]" office:value-type="float" office:value="6.30427887449501" calcext:value-type="float">
            <text:p>6.3042788745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formula="of:=PI()*[.D51]/([.B$1]-1)" office:value-type="float" office:value="0.603678588336862" calcext:value-type="float">
            <text:p>0.6036785883</text:p>
          </table:table-cell>
          <table:table-cell table:formula="of:=[.B$2]*COT([.E51])" office:value-type="float" office:value="2.90043901813622" calcext:value-type="float">
            <text:p>2.9004390181</text:p>
          </table:table-cell>
          <table:table-cell table:formula="of:=[.F50]-[.F52]" office:value-type="float" office:value="0.152978791125471" calcext:value-type="float">
            <text:p>0.1529787911</text:p>
          </table:table-cell>
          <table:table-cell table:formula="of:=1/[.G51]" office:value-type="float" office:value="6.53685385171999" calcext:value-type="float">
            <text:p>6.5368538517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PI()*[.D52]/([.B$1]-1)" office:value-type="float" office:value="0.61599855952741" calcext:value-type="float">
            <text:p>0.6159985595</text:p>
          </table:table-cell>
          <table:table-cell table:formula="of:=[.B$2]*COT([.E52])" office:value-type="float" office:value="2.82531630194065" calcext:value-type="float">
            <text:p>2.8253163019</text:p>
          </table:table-cell>
          <table:table-cell table:formula="of:=[.F51]-[.F53]" office:value-type="float" office:value="0.147675177193877" calcext:value-type="float">
            <text:p>0.1476751772</text:p>
          </table:table-cell>
          <table:table-cell table:formula="of:=1/[.G52]" office:value-type="float" office:value="6.77161875815554" calcext:value-type="float">
            <text:p>6.7716187582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formula="of:=PI()*[.D53]/([.B$1]-1)" office:value-type="float" office:value="0.628318530717959" calcext:value-type="float">
            <text:p>0.6283185307</text:p>
          </table:table-cell>
          <table:table-cell table:formula="of:=[.B$2]*COT([.E53])" office:value-type="float" office:value="2.75276384094235" calcext:value-type="float">
            <text:p>2.7527638409</text:p>
          </table:table-cell>
          <table:table-cell table:formula="of:=[.F52]-[.F54]" office:value-type="float" office:value="0.142685287214934" calcext:value-type="float">
            <text:p>0.1426852872</text:p>
          </table:table-cell>
          <table:table-cell table:formula="of:=1/[.G53]" office:value-type="float" office:value="7.00843106895563" calcext:value-type="float">
            <text:p>7.008431069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formula="of:=PI()*[.D54]/([.B$1]-1)" office:value-type="float" office:value="0.640638501908507" calcext:value-type="float">
            <text:p>0.6406385019</text:p>
          </table:table-cell>
          <table:table-cell table:formula="of:=[.B$2]*COT([.E54])" office:value-type="float" office:value="2.68263101472572" calcext:value-type="float">
            <text:p>2.6826310147</text:p>
          </table:table-cell>
          <table:table-cell table:formula="of:=[.F53]-[.F55]" office:value-type="float" office:value="0.13798533378037" calcext:value-type="float">
            <text:p>0.1379853338</text:p>
          </table:table-cell>
          <table:table-cell table:formula="of:=1/[.G54]" office:value-type="float" office:value="7.24714701630313" calcext:value-type="float">
            <text:p>7.2471470163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formula="of:=PI()*[.D55]/([.B$1]-1)" office:value-type="float" office:value="0.652958473099055" calcext:value-type="float">
            <text:p>0.6529584731</text:p>
          </table:table-cell>
          <table:table-cell table:formula="of:=[.B$2]*COT([.E55])" office:value-type="float" office:value="2.61477850716198" calcext:value-type="float">
            <text:p>2.6147785072</text:p>
          </table:table-cell>
          <table:table-cell table:formula="of:=[.F54]-[.F56]" office:value-type="float" office:value="0.133553756209805" calcext:value-type="float">
            <text:p>0.1335537562</text:p>
          </table:table-cell>
          <table:table-cell table:formula="of:=1/[.G55]" office:value-type="float" office:value="7.48762167669072" calcext:value-type="float">
            <text:p>7.4876216767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formula="of:=PI()*[.D56]/([.B$1]-1)" office:value-type="float" office:value="0.665278444289603" calcext:value-type="float">
            <text:p>0.6652784443</text:p>
          </table:table-cell>
          <table:table-cell table:formula="of:=[.B$2]*COT([.E56])" office:value-type="float" office:value="2.54907725851592" calcext:value-type="float">
            <text:p>2.5490772585</text:p>
          </table:table-cell>
          <table:table-cell table:formula="of:=[.F55]-[.F57]" office:value-type="float" office:value="0.129370975334211" calcext:value-type="float">
            <text:p>0.1293709753</text:p>
          </table:table-cell>
          <table:table-cell table:formula="of:=1/[.G56]" office:value-type="float" office:value="7.72970905890326" calcext:value-type="float">
            <text:p>7.7297090589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formula="of:=PI()*[.D57]/([.B$1]-1)" office:value-type="float" office:value="0.677598415480152" calcext:value-type="float">
            <text:p>0.6775984155</text:p>
          </table:table-cell>
          <table:table-cell table:formula="of:=[.B$2]*COT([.E57])" office:value-type="float" office:value="2.48540753182777" calcext:value-type="float">
            <text:p>2.4854075318</text:p>
          </table:table-cell>
          <table:table-cell table:formula="of:=[.F56]-[.F58]" office:value-type="float" office:value="0.125419179231556" calcext:value-type="float">
            <text:p>0.1254191792</text:p>
          </table:table-cell>
          <table:table-cell table:formula="of:=1/[.G57]" office:value-type="float" office:value="7.97326219264874" calcext:value-type="float">
            <text:p>7.9732621926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formula="of:=PI()*[.D58]/([.B$1]-1)" office:value-type="float" office:value="0.6899183866707" calcext:value-type="float">
            <text:p>0.6899183867</text:p>
          </table:table-cell>
          <table:table-cell table:formula="of:=[.B$2]*COT([.E58])" office:value-type="float" office:value="2.42365807928436" calcext:value-type="float">
            <text:p>2.4236580793</text:p>
          </table:table-cell>
          <table:table-cell table:formula="of:=[.F57]-[.F59]" office:value-type="float" office:value="0.121682135528798" calcext:value-type="float">
            <text:p>0.1216821355</text:p>
          </table:table-cell>
          <table:table-cell table:formula="of:=1/[.G58]" office:value-type="float" office:value="8.21813321778308" calcext:value-type="float">
            <text:p>8.2181332178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table:formula="of:=PI()*[.D59]/([.B$1]-1)" office:value-type="float" office:value="0.702238357861248" calcext:value-type="float">
            <text:p>0.7022383579</text:p>
          </table:table-cell>
          <table:table-cell table:formula="of:=[.B$2]*COT([.E59])" office:value-type="float" office:value="2.36372539629897" calcext:value-type="float">
            <text:p>2.3637253963</text:p>
          </table:table-cell>
          <table:table-cell table:formula="of:=[.F58]-[.F60]" office:value-type="float" office:value="0.118145026571448" calcext:value-type="float">
            <text:p>0.1181450266</text:p>
          </table:table-cell>
          <table:table-cell table:formula="of:=1/[.G59]" office:value-type="float" office:value="8.46417347407555" calcext:value-type="float">
            <text:p>8.4641734741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formula="of:=PI()*[.D60]/([.B$1]-1)" office:value-type="float" office:value="0.714558329051796" calcext:value-type="float">
            <text:p>0.7145583291</text:p>
          </table:table-cell>
          <table:table-cell table:formula="of:=[.B$2]*COT([.E60])" office:value-type="float" office:value="2.30551305271291" calcext:value-type="float">
            <text:p>2.3055130527</text:p>
          </table:table-cell>
          <table:table-cell table:formula="of:=[.F59]-[.F61]" office:value-type="float" office:value="0.114794304331406" calcext:value-type="float">
            <text:p>0.1147943043</text:p>
          </table:table-cell>
          <table:table-cell table:formula="of:=1/[.G60]" office:value-type="float" office:value="8.7112335914598" calcext:value-type="float">
            <text:p>8.7112335915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formula="of:=PI()*[.D61]/([.B$1]-1)" office:value-type="float" office:value="0.726878300242344" calcext:value-type="float">
            <text:p>0.7268783002</text:p>
          </table:table-cell>
          <table:table-cell table:formula="of:=[.B$2]*COT([.E61])" office:value-type="float" office:value="2.24893109196756" calcext:value-type="float">
            <text:p>2.248931092</text:p>
          </table:table-cell>
          <table:table-cell table:formula="of:=[.F60]-[.F62]" office:value-type="float" office:value="0.111617562397504" calcext:value-type="float">
            <text:p>0.1116175624</text:p>
          </table:table-cell>
          <table:table-cell table:formula="of:=1/[.G61]" office:value-type="float" office:value="8.95916358071592" calcext:value-type="float">
            <text:p>8.959163580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PI()*[.D62]/([.B$1]-1)" office:value-type="float" office:value="0.739198271432892" calcext:value-type="float">
            <text:p>0.7391982714</text:p>
          </table:table-cell>
          <table:table-cell table:formula="of:=[.B$2]*COT([.E62])" office:value-type="float" office:value="2.19389549031541" calcext:value-type="float">
            <text:p>2.1938954903</text:p>
          </table:table-cell>
          <table:table-cell table:formula="of:=[.F61]-[.F63]" office:value-type="float" office:value="0.108603422788506" calcext:value-type="float">
            <text:p>0.1086034228</text:p>
          </table:table-cell>
          <table:table-cell table:formula="of:=1/[.G62]" office:value-type="float" office:value="9.20781292452811" calcext:value-type="float">
            <text:p>9.2078129245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formula="of:=PI()*[.D63]/([.B$1]-1)" office:value-type="float" office:value="0.751518242623441" calcext:value-type="float">
            <text:p>0.7515182426</text:p>
          </table:table-cell>
          <table:table-cell table:formula="of:=[.B$2]*COT([.E63])" office:value-type="float" office:value="2.14032766917906" calcext:value-type="float">
            <text:p>2.1403276692</text:p>
          </table:table-cell>
          <table:table-cell table:formula="of:=[.F62]-[.F64]" office:value-type="float" office:value="0.105741435659338" calcext:value-type="float">
            <text:p>0.1057414357</text:p>
          </table:table-cell>
          <table:table-cell table:formula="of:=1/[.G63]" office:value-type="float" office:value="9.45703066886335" calcext:value-type="float">
            <text:p>9.4570306689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formula="of:=PI()*[.D64]/([.B$1]-1)" office:value-type="float" office:value="0.763838213813989" calcext:value-type="float">
            <text:p>0.7638382138</text:p>
          </table:table-cell>
          <table:table-cell table:formula="of:=[.B$2]*COT([.E64])" office:value-type="float" office:value="2.08815405465607" calcext:value-type="float">
            <text:p>2.0881540547</text:p>
          </table:table-cell>
          <table:table-cell table:formula="of:=[.F63]-[.F65]" office:value-type="float" office:value="0.103021990249312" calcext:value-type="float">
            <text:p>0.1030219902</text:p>
          </table:table-cell>
          <table:table-cell table:formula="of:=1/[.G64]" office:value-type="float" office:value="9.70666551461501" calcext:value-type="float">
            <text:p>9.7066655146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formula="of:=PI()*[.D65]/([.B$1]-1)" office:value-type="float" office:value="0.776158185004537" calcext:value-type="float">
            <text:p>0.776158185</text:p>
          </table:table-cell>
          <table:table-cell table:formula="of:=[.B$2]*COT([.E65])" office:value-type="float" office:value="2.03730567892974" calcext:value-type="float">
            <text:p>2.0373056789</text:p>
          </table:table-cell>
          <table:table-cell table:formula="of:=[.F64]-[.F66]" office:value-type="float" office:value="0.100436235655339" calcext:value-type="float">
            <text:p>0.1004362357</text:p>
          </table:table-cell>
          <table:table-cell table:formula="of:=1/[.G65]" office:value-type="float" office:value="9.95656590945563" calcext:value-type="float">
            <text:p>9.9565659095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formula="of:=PI()*[.D66]/([.B$1]-1)" office:value-type="float" office:value="0.788478156195085" calcext:value-type="float">
            <text:p>0.7884781562</text:p>
          </table:table-cell>
          <table:table-cell table:formula="of:=[.B$2]*COT([.E66])" office:value-type="float" office:value="1.98771781900073" calcext:value-type="float">
            <text:p>1.987717819</text:p>
          </table:table-cell>
          <table:table-cell table:formula="of:=[.F65]-[.F67]" office:value-type="float" office:value="0.0979760102109264" calcext:value-type="float">
            <text:p>0.0979760102</text:p>
          </table:table-cell>
          <table:table-cell table:formula="of:=1/[.G66]" office:value-type="float" office:value="10.2065801398441" calcext:value-type="float">
            <text:p>10.2065801398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formula="of:=PI()*[.D67]/([.B$1]-1)" office:value-type="float" office:value="0.800798127385633" calcext:value-type="float">
            <text:p>0.8007981274</text:p>
          </table:table-cell>
          <table:table-cell table:formula="of:=[.B$2]*COT([.E67])" office:value-type="float" office:value="1.93932966871882" calcext:value-type="float">
            <text:p>1.9393296687</text:p>
          </table:table-cell>
          <table:table-cell table:formula="of:=[.F66]-[.F68]" office:value-type="float" office:value="0.0956337784194414" calcext:value-type="float">
            <text:p>0.0956337784</text:p>
          </table:table-cell>
          <table:table-cell table:formula="of:=1/[.G67]" office:value-type="float" office:value="10.45655642313" calcext:value-type="float">
            <text:p>10.4565564231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formula="of:=PI()*[.D68]/([.B$1]-1)" office:value-type="float" office:value="0.813118098576182" calcext:value-type="float">
            <text:p>0.8131180986</text:p>
          </table:table-cell>
          <table:table-cell table:formula="of:=[.B$2]*COT([.E68])" office:value-type="float" office:value="1.89208404058129" calcext:value-type="float">
            <text:p>1.8920840406</text:p>
          </table:table-cell>
          <table:table-cell table:formula="of:=[.F67]-[.F69]" office:value-type="float" office:value="0.0934025745324944" calcext:value-type="float">
            <text:p>0.0934025745</text:p>
          </table:table-cell>
          <table:table-cell table:formula="of:=1/[.G68]" office:value-type="float" office:value="10.7063429997008" calcext:value-type="float">
            <text:p>10.7063429997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formula="of:=PI()*[.D69]/([.B$1]-1)" office:value-type="float" office:value="0.82543806976673" calcext:value-type="float">
            <text:p>0.8254380698</text:p>
          </table:table-cell>
          <table:table-cell table:formula="of:=[.B$2]*COT([.E69])" office:value-type="float" office:value="1.84592709418632" calcext:value-type="float">
            <text:p>1.8459270942</text:p>
          </table:table-cell>
          <table:table-cell table:formula="of:=[.F68]-[.F70]" office:value-type="float" office:value="0.091275951985611" calcext:value-type="float">
            <text:p>0.091275952</text:p>
          </table:table-cell>
          <table:table-cell table:formula="of:=1/[.G69]" office:value-type="float" office:value="10.9557882251137" calcext:value-type="float">
            <text:p>10.9557882251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formula="of:=PI()*[.D70]/([.B$1]-1)" office:value-type="float" office:value="0.837758040957278" calcext:value-type="float">
            <text:p>0.837758041</text:p>
          </table:table-cell>
          <table:table-cell table:formula="of:=[.B$2]*COT([.E70])" office:value-type="float" office:value="1.80080808859568" calcext:value-type="float">
            <text:p>1.8008080886</text:p>
          </table:table-cell>
          <table:table-cell table:formula="of:=[.F69]-[.F71]" office:value-type="float" office:value="0.0892479380069191" calcext:value-type="float">
            <text:p>0.089247938</text:p>
          </table:table-cell>
          <table:table-cell table:formula="of:=1/[.G70]" office:value-type="float" office:value="11.2047406621593" calcext:value-type="float">
            <text:p>11.2047406622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formula="of:=PI()*[.D71]/([.B$1]-1)" office:value-type="float" office:value="0.850078012147826" calcext:value-type="float">
            <text:p>0.8500780121</text:p>
          </table:table-cell>
          <table:table-cell table:formula="of:=[.B$2]*COT([.E71])" office:value-type="float" office:value="1.7566791561794" calcext:value-type="float">
            <text:p>1.7566791562</text:p>
          </table:table-cell>
          <table:table-cell table:formula="of:=[.F70]-[.F72]" office:value-type="float" office:value="0.0873129928032699" calcext:value-type="float">
            <text:p>0.0873129928</text:p>
          </table:table-cell>
          <table:table-cell table:formula="of:=1/[.G71]" office:value-type="float" office:value="11.4530491727979" calcext:value-type="float">
            <text:p>11.4530491728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PI()*[.D72]/([.B$1]-1)" office:value-type="float" office:value="0.862397983338374" calcext:value-type="float">
            <text:p>0.8623979833</text:p>
          </table:table-cell>
          <table:table-cell table:formula="of:=[.B$2]*COT([.E72])" office:value-type="float" office:value="1.71349509579241" calcext:value-type="float">
            <text:p>1.7134950958</text:p>
          </table:table-cell>
          <table:table-cell table:formula="of:=[.F71]-[.F73]" office:value-type="float" office:value="0.0854659728042688" calcext:value-type="float">
            <text:p>0.0854659728</text:p>
          </table:table-cell>
          <table:table-cell table:formula="of:=1/[.G72]" office:value-type="float" office:value="11.7005630099147" calcext:value-type="float">
            <text:p>11.7005630099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formula="of:=PI()*[.D73]/([.B$1]-1)" office:value-type="float" office:value="0.874717954528923" calcext:value-type="float">
            <text:p>0.8747179545</text:p>
          </table:table-cell>
          <table:table-cell table:formula="of:=[.B$2]*COT([.E73])" office:value-type="float" office:value="1.67121318337514" calcext:value-type="float">
            <text:p>1.6712131834</text:p>
          </table:table-cell>
          <table:table-cell table:formula="of:=[.F72]-[.F74]" office:value-type="float" office:value="0.0837020975101317" calcext:value-type="float">
            <text:p>0.0837020975</text:p>
          </table:table-cell>
          <table:table-cell table:formula="of:=1/[.G73]" office:value-type="float" office:value="11.9471319088384" calcext:value-type="float">
            <text:p>11.9471319088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formula="of:=PI()*[.D74]/([.B$1]-1)" office:value-type="float" office:value="0.887037925719471" calcext:value-type="float">
            <text:p>0.8870379257</text:p>
          </table:table-cell>
          <table:table-cell table:formula="of:=[.B$2]*COT([.E74])" office:value-type="float" office:value="1.62979299828228" calcext:value-type="float">
            <text:p>1.6297929983</text:p>
          </table:table-cell>
          <table:table-cell table:formula="of:=[.F73]-[.F75]" office:value-type="float" office:value="0.0820169195457117" calcext:value-type="float">
            <text:p>0.0820169195</text:p>
          </table:table-cell>
          <table:table-cell table:formula="of:=1/[.G74]" office:value-type="float" office:value="12.1926061785661" calcext:value-type="float">
            <text:p>12.1926061786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formula="of:=PI()*[.D75]/([.B$1]-1)" office:value-type="float" office:value="0.899357896910019" calcext:value-type="float">
            <text:p>0.8993578969</text:p>
          </table:table-cell>
          <table:table-cell table:formula="of:=[.B$2]*COT([.E75])" office:value-type="float" office:value="1.58919626382942" calcext:value-type="float">
            <text:p>1.5891962638</text:p>
          </table:table-cell>
          <table:table-cell table:formula="of:=[.F74]-[.F76]" office:value-type="float" office:value="0.080406297571731" calcext:value-type="float">
            <text:p>0.0804062976</text:p>
          </table:table-cell>
          <table:table-cell table:formula="of:=1/[.G75]" office:value-type="float" office:value="12.4368367926392" calcext:value-type="float">
            <text:p>12.4368367926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formula="of:=PI()*[.D76]/([.B$1]-1)" office:value-type="float" office:value="0.911677868100567" calcext:value-type="float">
            <text:p>0.9116778681</text:p>
          </table:table-cell>
          <table:table-cell table:formula="of:=[.B$2]*COT([.E76])" office:value-type="float" office:value="1.54938670071055" calcext:value-type="float">
            <text:p>1.5493867007</text:p>
          </table:table-cell>
          <table:table-cell table:formula="of:=[.F75]-[.F77]" office:value-type="float" office:value="0.0788663717464559" calcext:value-type="float">
            <text:p>0.0788663717</text:p>
          </table:table-cell>
          <table:table-cell table:formula="of:=1/[.G76]" office:value-type="float" office:value="12.6796754796183" calcext:value-type="float">
            <text:p>12.6796754796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formula="of:=PI()*[.D77]/([.B$1]-1)" office:value-type="float" office:value="0.923997839291116" calcext:value-type="float">
            <text:p>0.9239978393</text:p>
          </table:table-cell>
          <table:table-cell table:formula="of:=[.B$2]*COT([.E77])" office:value-type="float" office:value="1.51032989208297" calcext:value-type="float">
            <text:p>1.5103298921</text:p>
          </table:table-cell>
          <table:table-cell table:formula="of:=[.F76]-[.F78]" office:value-type="float" office:value="0.0773935414676583" calcext:value-type="float">
            <text:p>0.0773935415</text:p>
          </table:table-cell>
          <table:table-cell table:formula="of:=1/[.G77]" office:value-type="float" office:value="12.9209748130971" calcext:value-type="float">
            <text:p>12.9209748131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formula="of:=PI()*[.D78]/([.B$1]-1)" office:value-type="float" office:value="0.936317810481664" calcext:value-type="float">
            <text:p>0.9363178105</text:p>
          </table:table-cell>
          <table:table-cell table:formula="of:=[.B$2]*COT([.E78])" office:value-type="float" office:value="1.47199315924289" calcext:value-type="float">
            <text:p>1.4719931592</text:p>
          </table:table-cell>
          <table:table-cell table:formula="of:=[.F77]-[.F79]" office:value-type="float" office:value="0.0759844451564879" calcext:value-type="float">
            <text:p>0.0759844452</text:p>
          </table:table-cell>
          <table:table-cell table:formula="of:=1/[.G78]" office:value-type="float" office:value="13.1605883012046" calcext:value-type="float">
            <text:p>13.1605883012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table:formula="of:=PI()*[.D79]/([.B$1]-1)" office:value-type="float" office:value="0.948637781672212" calcext:value-type="float">
            <text:p>0.9486377817</text:p>
          </table:table-cell>
          <table:table-cell table:formula="of:=[.B$2]*COT([.E79])" office:value-type="float" office:value="1.43434544692648" calcext:value-type="float">
            <text:p>1.4343454469</text:p>
          </table:table-cell>
          <table:table-cell table:formula="of:=[.F78]-[.F80]" office:value-type="float" office:value="0.0746359418726006" calcext:value-type="float">
            <text:p>0.0746359419</text:p>
          </table:table-cell>
          <table:table-cell table:formula="of:=1/[.G79]" office:value-type="float" office:value="13.3983704755404" calcext:value-type="float">
            <text:p>13.3983704755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formula="of:=PI()*[.D80]/([.B$1]-1)" office:value-type="float" office:value="0.96095775286276" calcext:value-type="float">
            <text:p>0.9609577529</text:p>
          </table:table-cell>
          <table:table-cell table:formula="of:=[.B$2]*COT([.E80])" office:value-type="float" office:value="1.39735721737029" calcext:value-type="float">
            <text:p>1.3973572174</text:p>
          </table:table-cell>
          <table:table-cell table:formula="of:=[.F79]-[.F81]" office:value-type="float" office:value="0.0733450945740657" calcext:value-type="float">
            <text:p>0.0733450946</text:p>
          </table:table-cell>
          <table:table-cell table:formula="of:=1/[.G80]" office:value-type="float" office:value="13.6341769794867" calcext:value-type="float">
            <text:p>13.6341769795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formula="of:=PI()*[.D81]/([.B$1]-1)" office:value-type="float" office:value="0.973277724053308" calcext:value-type="float">
            <text:p>0.9732777241</text:p>
          </table:table-cell>
          <table:table-cell table:formula="of:=[.B$2]*COT([.E81])" office:value-type="float" office:value="1.36100035235241" calcext:value-type="float">
            <text:p>1.3610003524</text:p>
          </table:table-cell>
          <table:table-cell table:formula="of:=[.F80]-[.F82]" office:value-type="float" office:value="0.072109154856679" calcext:value-type="float">
            <text:p>0.0721091549</text:p>
          </table:table-cell>
          <table:table-cell table:formula="of:=1/[.G81]" office:value-type="float" office:value="13.8678646558479" calcext:value-type="float">
            <text:p>13.8678646558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formula="of:=PI()*[.D82]/([.B$1]-1)" office:value-type="float" office:value="0.985597695243857" calcext:value-type="float">
            <text:p>0.9855976952</text:p>
          </table:table-cell>
          <table:table-cell table:formula="of:=[.B$2]*COT([.E82])" office:value-type="float" office:value="1.32524806251361" calcext:value-type="float">
            <text:p>1.3252480625</text:p>
          </table:table-cell>
          <table:table-cell table:formula="of:=[.F81]-[.F83]" office:value-type="float" office:value="0.0709255490258494" calcext:value-type="float">
            <text:p>0.070925549</text:p>
          </table:table-cell>
          <table:table-cell table:formula="of:=1/[.G82]" office:value-type="float" office:value="14.0992916337601" calcext:value-type="float">
            <text:p>14.0992916338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formula="of:=PI()*[.D83]/([.B$1]-1)" office:value-type="float" office:value="0.997917666434405" calcext:value-type="float">
            <text:p>0.9979176664</text:p>
          </table:table-cell>
          <table:table-cell table:formula="of:=[.B$2]*COT([.E83])" office:value-type="float" office:value="1.29007480332656" calcext:value-type="float">
            <text:p>1.2900748033</text:p>
          </table:table-cell>
          <table:table-cell table:formula="of:=[.F82]-[.F84]" office:value-type="float" office:value="0.0697918653704346" calcext:value-type="float">
            <text:p>0.0697918654</text:p>
          </table:table-cell>
          <table:table-cell table:formula="of:=1/[.G83]" office:value-type="float" office:value="14.3283174148204" calcext:value-type="float">
            <text:p>14.3283174148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formula="of:=PI()*[.D84]/([.B$1]-1)" office:value-type="float" office:value="1.01023763762495" calcext:value-type="float">
            <text:p>1.0102376376</text:p>
          </table:table-cell>
          <table:table-cell table:formula="of:=[.B$2]*COT([.E84])" office:value-type="float" office:value="1.25545619714317" calcext:value-type="float">
            <text:p>1.2554561971</text:p>
          </table:table-cell>
          <table:table-cell table:formula="of:=[.F83]-[.F85]" office:value-type="float" office:value="0.068705842522178" calcext:value-type="float">
            <text:p>0.0687058425</text:p>
          </table:table-cell>
          <table:table-cell table:formula="of:=1/[.G84]" office:value-type="float" office:value="14.5548029583831" calcext:value-type="float">
            <text:p>14.5548029584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table:formula="of:=PI()*[.D85]/([.B$1]-1)" office:value-type="float" office:value="1.0225576088155" calcext:value-type="float">
            <text:p>1.0225576088</text:p>
          </table:table-cell>
          <table:table-cell table:formula="of:=[.B$2]*COT([.E85])" office:value-type="float" office:value="1.22136896080439" calcext:value-type="float">
            <text:p>1.2213689608</text:p>
          </table:table-cell>
          <table:table-cell table:formula="of:=[.F84]-[.F86]" office:value-type="float" office:value="0.0676653587969587" calcext:value-type="float">
            <text:p>0.0676653588</text:p>
          </table:table-cell>
          <table:table-cell table:formula="of:=1/[.G85]" office:value-type="float" office:value="14.7786107659706" calcext:value-type="float">
            <text:p>14.778610766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table:formula="of:=PI()*[.D86]/([.B$1]-1)" office:value-type="float" office:value="1.03487758000605" calcext:value-type="float">
            <text:p>1.03487758</text:p>
          </table:table-cell>
          <table:table-cell table:formula="of:=[.B$2]*COT([.E86])" office:value-type="float" office:value="1.18779083834622" calcext:value-type="float">
            <text:p>1.1877908383</text:p>
          </table:table-cell>
          <table:table-cell table:formula="of:=[.F85]-[.F87]" office:value-type="float" office:value="0.0666684224251346" calcext:value-type="float">
            <text:p>0.0666684224</text:p>
          </table:table-cell>
          <table:table-cell table:formula="of:=1/[.G86]" office:value-type="float" office:value="14.9996049647485" calcext:value-type="float">
            <text:p>14.9996049647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formula="of:=PI()*[.D87]/([.B$1]-1)" office:value-type="float" office:value="1.0471975511966" calcext:value-type="float">
            <text:p>1.0471975512</text:p>
          </table:table-cell>
          <table:table-cell table:formula="of:=[.B$2]*COT([.E87])" office:value-type="float" office:value="1.15470053837925" calcext:value-type="float">
            <text:p>1.1547005384</text:p>
          </table:table-cell>
          <table:table-cell table:formula="of:=[.F86]-[.F88]" office:value-type="float" office:value="0.0657131625880394" calcext:value-type="float">
            <text:p>0.0657131626</text:p>
          </table:table-cell>
          <table:table-cell table:formula="of:=1/[.G87]" office:value-type="float" office:value="15.2176513900126" calcext:value-type="float">
            <text:p>15.21765139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table:formula="of:=PI()*[.D88]/([.B$1]-1)" office:value-type="float" office:value="1.05951752238715" calcext:value-type="float">
            <text:p>1.0595175224</text:p>
          </table:table-cell>
          <table:table-cell table:formula="of:=[.B$2]*COT([.E88])" office:value-type="float" office:value="1.12207767575818" calcext:value-type="float">
            <text:p>1.1220776758</text:p>
          </table:table-cell>
          <table:table-cell table:formula="of:=[.F87]-[.F89]" office:value-type="float" office:value="0.0647978211863312" calcext:value-type="float">
            <text:p>0.0647978212</text:p>
          </table:table-cell>
          <table:table-cell table:formula="of:=1/[.G88]" office:value-type="float" office:value="15.4326176666407" calcext:value-type="float">
            <text:p>15.4326176666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table:formula="of:=PI()*[.D89]/([.B$1]-1)" office:value-type="float" office:value="1.07183749357769" calcext:value-type="float">
            <text:p>1.0718374936</text:p>
          </table:table-cell>
          <table:table-cell table:formula="of:=[.B$2]*COT([.E89])" office:value-type="float" office:value="1.08990271719292" calcext:value-type="float">
            <text:p>1.0899027172</text:p>
          </table:table-cell>
          <table:table-cell table:formula="of:=[.F88]-[.F90]" office:value-type="float" office:value="0.0639207452735695" calcext:value-type="float">
            <text:p>0.0639207453</text:p>
          </table:table-cell>
          <table:table-cell table:formula="of:=1/[.G89]" office:value-type="float" office:value="15.6443732894568" calcext:value-type="float">
            <text:p>15.6443732895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formula="of:=PI()*[.D90]/([.B$1]-1)" office:value-type="float" office:value="1.08415746476824" calcext:value-type="float">
            <text:p>1.0841574648</text:p>
          </table:table-cell>
          <table:table-cell table:formula="of:=[.B$2]*COT([.E90])" office:value-type="float" office:value="1.05815693048461" calcext:value-type="float">
            <text:p>1.0581569305</text:p>
          </table:table-cell>
          <table:table-cell table:formula="of:=[.F89]-[.F91]" office:value-type="float" office:value="0.0630803800951736" calcext:value-type="float">
            <text:p>0.0630803801</text:p>
          </table:table-cell>
          <table:table-cell table:formula="of:=1/[.G90]" office:value-type="float" office:value="15.8527897024595" calcext:value-type="float">
            <text:p>15.8527897025</text:p>
          </table:table-cell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table:formula="of:=PI()*[.D91]/([.B$1]-1)" office:value-type="float" office:value="1.09647743595879" calcext:value-type="float">
            <text:p>1.096477436</text:p>
          </table:table-cell>
          <table:table-cell table:formula="of:=[.B$2]*COT([.E91])" office:value-type="float" office:value="1.02682233709775" calcext:value-type="float">
            <text:p>1.0268223371</text:p>
          </table:table-cell>
          <table:table-cell table:formula="of:=[.F90]-[.F92]" office:value-type="float" office:value="0.0622752626789544" calcext:value-type="float">
            <text:p>0.0622752627</text:p>
          </table:table-cell>
          <table:table-cell table:formula="of:=1/[.G91]" office:value-type="float" office:value="16.0577403768695" calcext:value-type="float">
            <text:p>16.0577403769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PI()*[.D92]/([.B$1]-1)" office:value-type="float" office:value="1.10879740714934" calcext:value-type="float">
            <text:p>1.1087974071</text:p>
          </table:table-cell>
          <table:table-cell table:formula="of:=[.B$2]*COT([.E92])" office:value-type="float" office:value="0.995881667805653" calcext:value-type="float">
            <text:p>0.9958816678</text:p>
          </table:table-cell>
          <table:table-cell table:formula="of:=[.F91]-[.F93]" office:value-type="float" office:value="0.0615040159287996" calcext:value-type="float">
            <text:p>0.0615040159</text:p>
          </table:table-cell>
          <table:table-cell table:formula="of:=1/[.G92]" office:value-type="float" office:value="16.2591008879429" calcext:value-type="float">
            <text:p>16.2591008879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formula="of:=PI()*[.D93]/([.B$1]-1)" office:value-type="float" office:value="1.12111737833989" calcext:value-type="float">
            <text:p>1.1211173783</text:p>
          </table:table-cell>
          <table:table-cell table:formula="of:=[.B$2]*COT([.E93])" office:value-type="float" office:value="0.965318321168948" calcext:value-type="float">
            <text:p>0.9653183212</text:p>
          </table:table-cell>
          <table:table-cell table:formula="of:=[.F92]-[.F94]" office:value-type="float" office:value="0.0607653431778463" calcext:value-type="float">
            <text:p>0.0607653432</text:p>
          </table:table-cell>
          <table:table-cell table:formula="of:=1/[.G93]" office:value-type="float" office:value="16.4567489905097" calcext:value-type="float">
            <text:p>16.4567489905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table:formula="of:=PI()*[.D94]/([.B$1]-1)" office:value-type="float" office:value="1.13343734953044" calcext:value-type="float">
            <text:p>1.1334373495</text:p>
          </table:table-cell>
          <table:table-cell table:formula="of:=[.B$2]*COT([.E94])" office:value-type="float" office:value="0.935116324627806" calcext:value-type="float">
            <text:p>0.9351163246</text:p>
          </table:table-cell>
          <table:table-cell table:formula="of:=[.F93]-[.F95]" office:value-type="float" office:value="0.0600580231617645" calcext:value-type="float">
            <text:p>0.0600580232</text:p>
          </table:table-cell>
          <table:table-cell table:formula="of:=1/[.G94]" office:value-type="float" office:value="16.650564693189" calcext:value-type="float">
            <text:p>16.6505646932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formula="of:=PI()*[.D95]/([.B$1]-1)" office:value-type="float" office:value="1.14575732072098" calcext:value-type="float">
            <text:p>1.1457573207</text:p>
          </table:table-cell>
          <table:table-cell table:formula="of:=[.B$2]*COT([.E95])" office:value-type="float" office:value="0.905260298007183" calcext:value-type="float">
            <text:p>0.905260298</text:p>
          </table:table-cell>
          <table:table-cell table:formula="of:=[.F94]-[.F96]" office:value-type="float" office:value="0.0593809053765866" calcext:value-type="float">
            <text:p>0.0593809054</text:p>
          </table:table-cell>
          <table:table-cell table:formula="of:=1/[.G95]" office:value-type="float" office:value="16.8404303312339" calcext:value-type="float">
            <text:p>16.8404303312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table:formula="of:=PI()*[.D96]/([.B$1]-1)" office:value-type="float" office:value="1.15807729191153" calcext:value-type="float">
            <text:p>1.1580772919</text:p>
          </table:table-cell>
          <table:table-cell table:formula="of:=[.B$2]*COT([.E96])" office:value-type="float" office:value="0.87573541925122" calcext:value-type="float">
            <text:p>0.8757354193</text:p>
          </table:table-cell>
          <table:table-cell table:formula="of:=[.F95]-[.F97]" office:value-type="float" office:value="0.058732905788911" calcext:value-type="float">
            <text:p>0.0587329058</text:p>
          </table:table-cell>
          <table:table-cell table:formula="of:=1/[.G96]" office:value-type="float" office:value="17.0262306379672" calcext:value-type="float">
            <text:p>17.026230638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formula="of:=PI()*[.D97]/([.B$1]-1)" office:value-type="float" office:value="1.17039726310208" calcext:value-type="float">
            <text:p>1.1703972631</text:p>
          </table:table-cell>
          <table:table-cell table:formula="of:=[.B$2]*COT([.E97])" office:value-type="float" office:value="0.846527392218272" calcext:value-type="float">
            <text:p>0.8465273922</text:p>
          </table:table-cell>
          <table:table-cell table:formula="of:=[.F96]-[.F98]" office:value-type="float" office:value="0.0581130028693871" calcext:value-type="float">
            <text:p>0.0581130029</text:p>
          </table:table-cell>
          <table:table-cell table:formula="of:=1/[.G97]" office:value-type="float" office:value="17.2078528147576" calcext:value-type="float">
            <text:p>17.2078528148</text:p>
          </table:table-cell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formula="of:=PI()*[.D98]/([.B$1]-1)" office:value-type="float" office:value="1.18271723429263" calcext:value-type="float">
            <text:p>1.1827172343</text:p>
          </table:table-cell>
          <table:table-cell table:formula="of:=[.B$2]*COT([.E98])" office:value-type="float" office:value="0.817622416381833" calcext:value-type="float">
            <text:p>0.8176224164</text:p>
          </table:table-cell>
          <table:table-cell table:formula="of:=[.F97]-[.F99]" office:value-type="float" office:value="0.0575202339231022" calcext:value-type="float">
            <text:p>0.0575202339</text:p>
          </table:table-cell>
          <table:table-cell table:formula="of:=1/[.G98]" office:value-type="float" office:value="17.3851865994996" calcext:value-type="float">
            <text:p>17.3851865995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table:formula="of:=PI()*[.D99]/([.B$1]-1)" office:value-type="float" office:value="1.19503720548318" calcext:value-type="float">
            <text:p>1.1950372055</text:p>
          </table:table-cell>
          <table:table-cell table:formula="of:=[.B$2]*COT([.E99])" office:value-type="float" office:value="0.78900715829517" calcext:value-type="float">
            <text:p>0.7890071583</text:p>
          </table:table-cell>
          <table:table-cell table:formula="of:=[.F98]-[.F100]" office:value-type="float" office:value="0.0569536916929653" calcext:value-type="float">
            <text:p>0.0569536917</text:p>
          </table:table-cell>
          <table:table-cell table:formula="of:=1/[.G99]" office:value-type="float" office:value="17.5581243335543" calcext:value-type="float">
            <text:p>17.5581243336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table:formula="of:=PI()*[.D100]/([.B$1]-1)" office:value-type="float" office:value="1.20735717667372" calcext:value-type="float">
            <text:p>1.2073571767</text:p>
          </table:table-cell>
          <table:table-cell table:formula="of:=[.B$2]*COT([.E100])" office:value-type="float" office:value="0.760668724688867" calcext:value-type="float">
            <text:p>0.7606687247</text:p>
          </table:table-cell>
          <table:table-cell table:formula="of:=[.F99]-[.F101]" office:value-type="float" office:value="0.0564125212143981" calcext:value-type="float">
            <text:p>0.0564125212</text:p>
          </table:table-cell>
          <table:table-cell table:formula="of:=1/[.G100]" office:value-type="float" office:value="17.7265610271071" calcext:value-type="float">
            <text:p>17.7265610271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table:formula="of:=PI()*[.D101]/([.B$1]-1)" office:value-type="float" office:value="1.21967714786427" calcext:value-type="float">
            <text:p>1.2196771479</text:p>
          </table:table-cell>
          <table:table-cell table:formula="of:=[.B$2]*COT([.E101])" office:value-type="float" office:value="0.732594637080772" calcext:value-type="float">
            <text:p>0.7325946371</text:p>
          </table:table-cell>
          <table:table-cell table:formula="of:=[.F100]-[.F102]" office:value-type="float" office:value="0.055895916901616" calcext:value-type="float">
            <text:p>0.0558959169</text:p>
          </table:table-cell>
          <table:table-cell table:formula="of:=1/[.G101]" office:value-type="float" office:value="17.890394422908" calcext:value-type="float">
            <text:p>17.8903944229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formula="of:=PI()*[.D102]/([.B$1]-1)" office:value-type="float" office:value="1.23199711905482" calcext:value-type="float">
            <text:p>1.2319971191</text:p>
          </table:table-cell>
          <table:table-cell table:formula="of:=[.B$2]*COT([.E102])" office:value-type="float" office:value="0.704772807787251" calcext:value-type="float">
            <text:p>0.7047728078</text:p>
          </table:table-cell>
          <table:table-cell table:formula="of:=[.F101]-[.F103]" office:value-type="float" office:value="0.0554031198475968" calcext:value-type="float">
            <text:p>0.0554031198</text:p>
          </table:table-cell>
          <table:table-cell table:formula="of:=1/[.G102]" office:value-type="float" office:value="18.0495250583506" calcext:value-type="float">
            <text:p>18.0495250584</text:p>
          </table:table-cell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table:formula="of:=PI()*[.D103]/([.B$1]-1)" office:value-type="float" office:value="1.24431709024537" calcext:value-type="float">
            <text:p>1.2443170902</text:p>
          </table:table-cell>
          <table:table-cell table:formula="of:=[.B$2]*COT([.E103])" office:value-type="float" office:value="0.677191517233175" calcext:value-type="float">
            <text:p>0.6771915172</text:p>
          </table:table-cell>
          <table:table-cell table:formula="of:=[.F102]-[.F104]" office:value-type="float" office:value="0.0549334153214385" calcext:value-type="float">
            <text:p>0.0549334153</text:p>
          </table:table-cell>
          <table:table-cell table:formula="of:=1/[.G103]" office:value-type="float" office:value="18.2038563258552" calcext:value-type="float">
            <text:p>18.2038563259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table:formula="of:=PI()*[.D104]/([.B$1]-1)" office:value-type="float" office:value="1.25663706143592" calcext:value-type="float">
            <text:p>1.2566370614</text:p>
          </table:table-cell>
          <table:table-cell table:formula="of:=[.B$2]*COT([.E104])" office:value-type="float" office:value="0.649839392465813" calcext:value-type="float">
            <text:p>0.6498393925</text:p>
          </table:table-cell>
          <table:table-cell table:formula="of:=[.F103]-[.F105]" office:value-type="float" office:value="0.0544861304482743" calcext:value-type="float">
            <text:p>0.0544861304</text:p>
          </table:table-cell>
          <table:table-cell table:formula="of:=1/[.G104]" office:value-type="float" office:value="18.35329453152" calcext:value-type="float">
            <text:p>18.3532945315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table:formula="of:=PI()*[.D105]/([.B$1]-1)" office:value-type="float" office:value="1.26895703262647" calcext:value-type="float">
            <text:p>1.2689570326</text:p>
          </table:table-cell>
          <table:table-cell table:formula="of:=[.B$2]*COT([.E105])" office:value-type="float" office:value="0.622705386784901" calcext:value-type="float">
            <text:p>0.6227053868</text:p>
          </table:table-cell>
          <table:table-cell table:formula="of:=[.F104]-[.F106]" office:value-type="float" office:value="0.0540606320582489" calcext:value-type="float">
            <text:p>0.0540606321</text:p>
          </table:table-cell>
          <table:table-cell table:formula="of:=1/[.G105]" office:value-type="float" office:value="18.4977489520013" calcext:value-type="float">
            <text:p>18.497748952</text:p>
          </table:table-cell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table:formula="of:=PI()*[.D106]/([.B$1]-1)" office:value-type="float" office:value="1.28127700381701" calcext:value-type="float">
            <text:p>1.2812770038</text:p>
          </table:table-cell>
          <table:table-cell table:formula="of:=[.B$2]*COT([.E106])" office:value-type="float" office:value="0.595778760407564" calcext:value-type="float">
            <text:p>0.5957787604</text:p>
          </table:table-cell>
          <table:table-cell table:formula="of:=[.F105]-[.F107]" office:value-type="float" office:value="0.053656324692237" calcext:value-type="float">
            <text:p>0.0536563247</text:p>
          </table:table-cell>
          <table:table-cell table:formula="of:=1/[.G106]" office:value-type="float" office:value="18.6371318895921" calcext:value-type="float">
            <text:p>18.6371318896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table:formula="of:=PI()*[.D107]/([.B$1]-1)" office:value-type="float" office:value="1.29359697500756" calcext:value-type="float">
            <text:p>1.293596975</text:p>
          </table:table-cell>
          <table:table-cell table:formula="of:=[.B$2]*COT([.E107])" office:value-type="float" office:value="0.569049062092664" calcext:value-type="float">
            <text:p>0.5690490621</text:p>
          </table:table-cell>
          <table:table-cell table:formula="of:=[.F106]-[.F108]" office:value-type="float" office:value="0.0532726487530999" calcext:value-type="float">
            <text:p>0.0532726488</text:p>
          </table:table-cell>
          <table:table-cell table:formula="of:=1/[.G107]" office:value-type="float" office:value="18.7713587254625" calcext:value-type="float">
            <text:p>18.7713587255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table:formula="of:=PI()*[.D108]/([.B$1]-1)" office:value-type="float" office:value="1.30591694619811" calcext:value-type="float">
            <text:p>1.3059169462</text:p>
          </table:table-cell>
          <table:table-cell table:formula="of:=[.B$2]*COT([.E108])" office:value-type="float" office:value="0.542506111654464" calcext:value-type="float">
            <text:p>0.5425061117</text:p>
          </table:table-cell>
          <table:table-cell table:formula="of:=[.F107]-[.F109]" office:value-type="float" office:value="0.0529090787922384" calcext:value-type="float">
            <text:p>0.0529090788</text:p>
          </table:table-cell>
          <table:table-cell table:formula="of:=1/[.G108]" office:value-type="float" office:value="18.900347971031" calcext:value-type="float">
            <text:p>18.900347971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table:formula="of:=PI()*[.D109]/([.B$1]-1)" office:value-type="float" office:value="1.31823691738866" calcext:value-type="float">
            <text:p>1.3182369174</text:p>
          </table:table-cell>
          <table:table-cell table:formula="of:=[.B$2]*COT([.E109])" office:value-type="float" office:value="0.516139983300425" calcext:value-type="float">
            <text:p>0.5161399833</text:p>
          </table:table-cell>
          <table:table-cell table:formula="of:=[.F108]-[.F110]" office:value-type="float" office:value="0.0525651219221155" calcext:value-type="float">
            <text:p>0.0525651219</text:p>
          </table:table-cell>
          <table:table-cell table:formula="of:=1/[.G109]" office:value-type="float" office:value="19.024021317437" calcext:value-type="float">
            <text:p>19.0240213174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table:formula="of:=PI()*[.D110]/([.B$1]-1)" office:value-type="float" office:value="1.33055688857921" calcext:value-type="float">
            <text:p>1.3305568886</text:p>
          </table:table-cell>
          <table:table-cell table:formula="of:=[.B$2]*COT([.E110])" office:value-type="float" office:value="0.489940989732349" calcext:value-type="float">
            <text:p>0.4899409897</text:p>
          </table:table-cell>
          <table:table-cell table:formula="of:=[.F109]-[.F111]" office:value-type="float" office:value="0.0522403163462423" calcext:value-type="float">
            <text:p>0.0522403163</text:p>
          </table:table-cell>
          <table:table-cell table:formula="of:=1/[.G110]" office:value-type="float" office:value="19.1423036830812" calcext:value-type="float">
            <text:p>19.1423036831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table:formula="of:=PI()*[.D111]/([.B$1]-1)" office:value-type="float" office:value="1.34287685976975" calcext:value-type="float">
            <text:p>1.3428768598</text:p>
          </table:table-cell>
          <table:table-cell table:formula="of:=[.B$2]*COT([.E111])" office:value-type="float" office:value="0.463899666954183" calcext:value-type="float">
            <text:p>0.463899667</text:p>
          </table:table-cell>
          <table:table-cell table:formula="of:=[.F110]-[.F112]" office:value-type="float" office:value="0.0519342299988572" calcext:value-type="float">
            <text:p>0.05193423</text:p>
          </table:table-cell>
          <table:table-cell table:formula="of:=1/[.G111]" office:value-type="float" office:value="19.255123259207" calcext:value-type="float">
            <text:p>19.2551232592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table:formula="of:=PI()*[.D112]/([.B$1]-1)" office:value-type="float" office:value="1.3551968309603" calcext:value-type="float">
            <text:p>1.355196831</text:p>
          </table:table-cell>
          <table:table-cell table:formula="of:=[.B$2]*COT([.E112])" office:value-type="float" office:value="0.438006759733491" calcext:value-type="float">
            <text:p>0.4380067597</text:p>
          </table:table-cell>
          <table:table-cell table:formula="of:=[.F111]-[.F113]" office:value-type="float" office:value="0.0516464592872173" calcext:value-type="float">
            <text:p>0.0516464593</text:p>
          </table:table-cell>
          <table:table-cell table:formula="of:=1/[.G112]" office:value-type="float" office:value="19.3624115534965" calcext:value-type="float">
            <text:p>19.3624115535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table:formula="of:=PI()*[.D113]/([.B$1]-1)" office:value-type="float" office:value="1.36751680215085" calcext:value-type="float">
            <text:p>1.3675168022</text:p>
          </table:table-cell>
          <table:table-cell table:formula="of:=[.B$2]*COT([.E113])" office:value-type="float" office:value="0.412253207666966" calcext:value-type="float">
            <text:p>0.4122532077</text:p>
          </table:table-cell>
          <table:table-cell table:formula="of:=[.F112]-[.F114]" office:value-type="float" office:value="0.0513766279300542" calcext:value-type="float">
            <text:p>0.0513766279</text:p>
          </table:table-cell>
          <table:table-cell table:formula="of:=1/[.G113]" office:value-type="float" office:value="19.4641034316505" calcext:value-type="float">
            <text:p>19.4641034317</text:p>
          </table:table-cell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table:formula="of:=PI()*[.D114]/([.B$1]-1)" office:value-type="float" office:value="1.3798367733414" calcext:value-type="float">
            <text:p>1.3798367733</text:p>
          </table:table-cell>
          <table:table-cell table:formula="of:=[.B$2]*COT([.E114])" office:value-type="float" office:value="0.386630131803437" calcext:value-type="float">
            <text:p>0.3866301318</text:p>
          </table:table-cell>
          <table:table-cell table:formula="of:=[.F113]-[.F115]" office:value-type="float" office:value="0.051124385886303" calcext:value-type="float">
            <text:p>0.0511243859</text:p>
          </table:table-cell>
          <table:table-cell table:formula="of:=1/[.G114]" office:value-type="float" office:value="19.5601371569319" calcext:value-type="float">
            <text:p>19.5601371569</text:p>
          </table:table-cell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table:formula="of:=PI()*[.D115]/([.B$1]-1)" office:value-type="float" office:value="1.39215674453195" calcext:value-type="float">
            <text:p>1.3921567445</text:p>
          </table:table-cell>
          <table:table-cell table:formula="of:=[.B$2]*COT([.E115])" office:value-type="float" office:value="0.361128821780663" calcext:value-type="float">
            <text:p>0.3611288218</text:p>
          </table:table-cell>
          <table:table-cell table:formula="of:=[.F114]-[.F116]" office:value-type="float" office:value="0.0508894083687506" calcext:value-type="float">
            <text:p>0.0508894084</text:p>
          </table:table-cell>
          <table:table-cell table:formula="of:=1/[.G115]" office:value-type="float" office:value="19.650454427646" calcext:value-type="float">
            <text:p>19.6504544276</text:p>
          </table:table-cell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table:formula="of:=PI()*[.D116]/([.B$1]-1)" office:value-type="float" office:value="1.4044767157225" calcext:value-type="float">
            <text:p>1.4044767157</text:p>
          </table:table-cell>
          <table:table-cell table:formula="of:=[.B$2]*COT([.E116])" office:value-type="float" office:value="0.335740723434687" calcext:value-type="float">
            <text:p>0.3357407234</text:p>
          </table:table-cell>
          <table:table-cell table:formula="of:=[.F115]-[.F117]" office:value-type="float" office:value="0.0506713949377388" calcext:value-type="float">
            <text:p>0.0506713949</text:p>
          </table:table-cell>
          <table:table-cell table:formula="of:=1/[.G116]" office:value-type="float" office:value="19.735000412535" calcext:value-type="float">
            <text:p>19.7350004125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table:formula="of:=PI()*[.D117]/([.B$1]-1)" office:value-type="float" office:value="1.41679668691304" calcext:value-type="float">
            <text:p>1.4167966869</text:p>
          </table:table-cell>
          <table:table-cell table:formula="of:=[.B$2]*COT([.E117])" office:value-type="float" office:value="0.310457426842924" calcext:value-type="float">
            <text:p>0.3104574268</text:p>
          </table:table-cell>
          <table:table-cell table:formula="of:=[.F116]-[.F118]" office:value-type="float" office:value="0.0504700686704934" calcext:value-type="float">
            <text:p>0.0504700687</text:p>
          </table:table-cell>
          <table:table-cell table:formula="of:=1/[.G117]" office:value-type="float" office:value="19.813723784066" calcext:value-type="float">
            <text:p>19.8137237841</text:p>
          </table:table-cell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table:formula="of:=PI()*[.D118]/([.B$1]-1)" office:value-type="float" office:value="1.42911665810359" calcext:value-type="float">
            <text:p>1.4291166581</text:p>
          </table:table-cell>
          <table:table-cell table:formula="of:=[.B$2]*COT([.E118])" office:value-type="float" office:value="0.285270654764193" calcext:value-type="float">
            <text:p>0.2852706548</text:p>
          </table:table-cell>
          <table:table-cell table:formula="of:=[.F117]-[.F119]" office:value-type="float" office:value="0.0502851754020731" calcext:value-type="float">
            <text:p>0.0502851754</text:p>
          </table:table-cell>
          <table:table-cell table:formula="of:=1/[.G118]" office:value-type="float" office:value="19.8865767495915" calcext:value-type="float">
            <text:p>19.8865767496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formula="of:=PI()*[.D119]/([.B$1]-1)" office:value-type="float" office:value="1.44143662929414" calcext:value-type="float">
            <text:p>1.4414366293</text:p>
          </table:table-cell>
          <table:table-cell table:formula="of:=[.B$2]*COT([.E119])" office:value-type="float" office:value="0.260172251440851" calcext:value-type="float">
            <text:p>0.2601722514</text:p>
          </table:table-cell>
          <table:table-cell table:formula="of:=[.F118]-[.F120]" office:value-type="float" office:value="0.0501164830343134" calcext:value-type="float">
            <text:p>0.050116483</text:p>
          </table:table-cell>
          <table:table-cell table:formula="of:=1/[.G119]" office:value-type="float" office:value="19.9535150803644" calcext:value-type="float">
            <text:p>19.9535150804</text:p>
          </table:table-cell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table:formula="of:=PI()*[.D120]/([.B$1]-1)" office:value-type="float" office:value="1.45375660048469" calcext:value-type="float">
            <text:p>1.4537566005</text:p>
          </table:table-cell>
          <table:table-cell table:formula="of:=[.B$2]*COT([.E120])" office:value-type="float" office:value="0.23515417172988" calcext:value-type="float">
            <text:p>0.2351541717</text:p>
          </table:table-cell>
          <table:table-cell table:formula="of:=[.F119]-[.F121]" office:value-type="float" office:value="0.0499637809094974" calcext:value-type="float">
            <text:p>0.0499637809</text:p>
          </table:table-cell>
          <table:table-cell table:formula="of:=1/[.G120]" office:value-type="float" office:value="20.0144981383888" calcext:value-type="float">
            <text:p>20.0144981384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formula="of:=PI()*[.D121]/([.B$1]-1)" office:value-type="float" office:value="1.46607657167524" calcext:value-type="float">
            <text:p>1.4660765717</text:p>
          </table:table-cell>
          <table:table-cell table:formula="of:=[.B$2]*COT([.E121])" office:value-type="float" office:value="0.210208470531353" calcext:value-type="float">
            <text:p>0.2102084705</text:p>
          </table:table-cell>
          <table:table-cell table:formula="of:=[.F120]-[.F122]" office:value-type="float" office:value="0.0498268792458198" calcext:value-type="float">
            <text:p>0.0498268792</text:p>
          </table:table-cell>
          <table:table-cell table:formula="of:=1/[.G121]" office:value-type="float" office:value="20.0694889010914" calcext:value-type="float">
            <text:p>20.0694889011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formula="of:=PI()*[.D122]/([.B$1]-1)" office:value-type="float" office:value="1.47839654286578" calcext:value-type="float">
            <text:p>1.4783965429</text:p>
          </table:table-cell>
          <table:table-cell table:formula="of:=[.B$2]*COT([.E122])" office:value-type="float" office:value="0.18532729248406" calcext:value-type="float">
            <text:p>0.1853272925</text:p>
          </table:table-cell>
          <table:table-cell table:formula="of:=[.F121]-[.F123]" office:value-type="float" office:value="0.0497056086320229" calcext:value-type="float">
            <text:p>0.0497056086</text:p>
          </table:table-cell>
          <table:table-cell table:formula="of:=1/[.G122]" office:value-type="float" office:value="20.1184539837975" calcext:value-type="float">
            <text:p>20.1184539838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formula="of:=PI()*[.D123]/([.B$1]-1)" office:value-type="float" office:value="1.49071651405633" calcext:value-type="float">
            <text:p>1.4907165141</text:p>
          </table:table-cell>
          <table:table-cell table:formula="of:=[.B$2]*COT([.E123])" office:value-type="float" office:value="0.16050286189933" calcext:value-type="float">
            <text:p>0.1605028619</text:p>
          </table:table-cell>
          <table:table-cell table:formula="of:=[.F122]-[.F124]" office:value-type="float" office:value="0.049599819578872" calcext:value-type="float">
            <text:p>0.0495998196</text:p>
          </table:table-cell>
          <table:table-cell table:formula="of:=1/[.G123]" office:value-type="float" office:value="20.1613636599995" calcext:value-type="float">
            <text:p>20.16136366</text:p>
          </table:table-cell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table:formula="of:=PI()*[.D124]/([.B$1]-1)" office:value-type="float" office:value="1.50303648524688" calcext:value-type="float">
            <text:p>1.5030364852</text:p>
          </table:table-cell>
          <table:table-cell table:formula="of:=[.B$2]*COT([.E124])" office:value-type="float" office:value="0.135727472905188" calcext:value-type="float">
            <text:p>0.1357274729</text:p>
          </table:table-cell>
          <table:table-cell table:formula="of:=[.F123]-[.F125]" office:value-type="float" office:value="0.0495093821254249" calcext:value-type="float">
            <text:p>0.0495093821</text:p>
          </table:table-cell>
          <table:table-cell table:formula="of:=1/[.G124]" office:value-type="float" office:value="20.1981918794026" calcext:value-type="float">
            <text:p>20.1981918794</text:p>
          </table:table-cell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table:formula="of:=PI()*[.D125]/([.B$1]-1)" office:value-type="float" office:value="1.51535645643743" calcext:value-type="float">
            <text:p>1.5153564564</text:p>
          </table:table-cell>
          <table:table-cell table:formula="of:=[.B$2]*COT([.E125])" office:value-type="float" office:value="0.110993479773905" calcext:value-type="float">
            <text:p>0.1109934798</text:p>
          </table:table-cell>
          <table:table-cell table:formula="of:=[.F124]-[.F126]" office:value-type="float" office:value="0.0494341854982999" calcext:value-type="float">
            <text:p>0.0494341855</text:p>
          </table:table-cell>
          <table:table-cell table:formula="of:=1/[.G125]" office:value-type="float" office:value="20.2289162837403" calcext:value-type="float">
            <text:p>20.2289162837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table:formula="of:=PI()*[.D126]/([.B$1]-1)" office:value-type="float" office:value="1.52767642762798" calcext:value-type="float">
            <text:p>1.5276764276</text:p>
          </table:table-cell>
          <table:table-cell table:formula="of:=[.B$2]*COT([.E126])" office:value-type="float" office:value="0.0862932874068881" calcext:value-type="float">
            <text:p>0.0862932874</text:p>
          </table:table-cell>
          <table:table-cell table:formula="of:=[.F125]-[.F127]" office:value-type="float" office:value="0.0493741378224014" calcext:value-type="float">
            <text:p>0.0493741378</text:p>
          </table:table-cell>
          <table:table-cell table:formula="of:=1/[.G126]" office:value-type="float" office:value="20.2535182203484" calcext:value-type="float">
            <text:p>20.2535182203</text:p>
          </table:table-cell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table:formula="of:=PI()*[.D127]/([.B$1]-1)" office:value-type="float" office:value="1.53999639881853" calcext:value-type="float">
            <text:p>1.5399963988</text:p>
          </table:table-cell>
          <table:table-cell table:formula="of:=[.B$2]*COT([.E127])" office:value-type="float" office:value="0.0616193419515041" calcext:value-type="float">
            <text:p>0.061619342</text:p>
          </table:table-cell>
          <table:table-cell table:formula="of:=[.F126]-[.F128]" office:value-type="float" office:value="0.0493291658818094" calcext:value-type="float">
            <text:p>0.0493291659</text:p>
          </table:table-cell>
          <table:table-cell table:formula="of:=1/[.G127]" office:value-type="float" office:value="20.2719827534882" calcext:value-type="float">
            <text:p>20.2719827535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table:formula="of:=PI()*[.D128]/([.B$1]-1)" office:value-type="float" office:value="1.55231637000907" calcext:value-type="float">
            <text:p>1.55231637</text:p>
          </table:table-cell>
          <table:table-cell table:formula="of:=[.B$2]*COT([.E128])" office:value-type="float" office:value="0.0369641215250787" calcext:value-type="float">
            <text:p>0.0369641215</text:p>
          </table:table-cell>
          <table:table-cell table:formula="of:=[.F127]-[.F129]" office:value-type="float" office:value="0.0492992149297531" calcext:value-type="float">
            <text:p>0.0492992149</text:p>
          </table:table-cell>
          <table:table-cell table:formula="of:=1/[.G128]" office:value-type="float" office:value="20.2842986734152" calcext:value-type="float">
            <text:p>20.2842986734</text:p>
          </table:table-cell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table:formula="of:=PI()*[.D129]/([.B$1]-1)" office:value-type="float" office:value="1.56463634119962" calcext:value-type="float">
            <text:p>1.5646363412</text:p>
          </table:table-cell>
          <table:table-cell table:formula="of:=[.B$2]*COT([.E129])" office:value-type="float" office:value="0.012320127021751" calcext:value-type="float">
            <text:p>0.012320127</text:p>
          </table:table-cell>
          <table:table-cell table:formula="of:=[.F128]-[.F130]" office:value-type="float" office:value="0.0492842485468295" calcext:value-type="float">
            <text:p>0.0492842485</text:p>
          </table:table-cell>
          <table:table-cell table:formula="of:=1/[.G129]" office:value-type="float" office:value="20.290458503183" calcext:value-type="float">
            <text:p>20.2904585032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formula="of:=PI()*[.D130]/([.B$1]-1)" office:value-type="float" office:value="1.57695631239017" calcext:value-type="float">
            <text:p>1.5769563124</text:p>
          </table:table-cell>
          <table:table-cell table:formula="of:=[.B$2]*COT([.E130])" office:value-type="float" office:value="-0.0123201270217508" calcext:value-type="float">
            <text:p>-0.012320127</text:p>
          </table:table-cell>
          <table:table-cell table:formula="of:=[.F129]-[.F131]" office:value-type="float" office:value="0.0492842485468295" calcext:value-type="float">
            <text:p>0.0492842485</text:p>
          </table:table-cell>
          <table:table-cell table:formula="of:=1/[.G130]" office:value-type="float" office:value="20.290458503183" calcext:value-type="float">
            <text:p>20.2904585032</text:p>
          </table:table-cell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formula="of:=PI()*[.D131]/([.B$1]-1)" office:value-type="float" office:value="1.58927628358072" calcext:value-type="float">
            <text:p>1.5892762836</text:p>
          </table:table-cell>
          <table:table-cell table:formula="of:=[.B$2]*COT([.E131])" office:value-type="float" office:value="-0.0369641215250785" calcext:value-type="float">
            <text:p>-0.0369641215</text:p>
          </table:table-cell>
          <table:table-cell table:formula="of:=[.F130]-[.F132]" office:value-type="float" office:value="0.0492992149297526" calcext:value-type="float">
            <text:p>0.0492992149</text:p>
          </table:table-cell>
          <table:table-cell table:formula="of:=1/[.G131]" office:value-type="float" office:value="20.2842986734154" calcext:value-type="float">
            <text:p>20.2842986734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formula="of:=PI()*[.D132]/([.B$1]-1)" office:value-type="float" office:value="1.60159625477127" calcext:value-type="float">
            <text:p>1.6015962548</text:p>
          </table:table-cell>
          <table:table-cell table:formula="of:=[.B$2]*COT([.E132])" office:value-type="float" office:value="-0.0616193419515034" calcext:value-type="float">
            <text:p>-0.061619342</text:p>
          </table:table-cell>
          <table:table-cell table:formula="of:=[.F131]-[.F133]" office:value-type="float" office:value="0.0493291658818094" calcext:value-type="float">
            <text:p>0.0493291659</text:p>
          </table:table-cell>
          <table:table-cell table:formula="of:=1/[.G132]" office:value-type="float" office:value="20.2719827534882" calcext:value-type="float">
            <text:p>20.2719827535</text:p>
          </table:table-cell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table:formula="of:=PI()*[.D133]/([.B$1]-1)" office:value-type="float" office:value="1.61391622596182" calcext:value-type="float">
            <text:p>1.613916226</text:p>
          </table:table-cell>
          <table:table-cell table:formula="of:=[.B$2]*COT([.E133])" office:value-type="float" office:value="-0.0862932874068879" calcext:value-type="float">
            <text:p>-0.0862932874</text:p>
          </table:table-cell>
          <table:table-cell table:formula="of:=[.F132]-[.F134]" office:value-type="float" office:value="0.0493741378224019" calcext:value-type="float">
            <text:p>0.0493741378</text:p>
          </table:table-cell>
          <table:table-cell table:formula="of:=1/[.G133]" office:value-type="float" office:value="20.2535182203482" calcext:value-type="float">
            <text:p>20.2535182203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table:formula="of:=PI()*[.D134]/([.B$1]-1)" office:value-type="float" office:value="1.62623619715236" calcext:value-type="float">
            <text:p>1.6262361972</text:p>
          </table:table-cell>
          <table:table-cell table:formula="of:=[.B$2]*COT([.E134])" office:value-type="float" office:value="-0.110993479773905" calcext:value-type="float">
            <text:p>-0.1109934798</text:p>
          </table:table-cell>
          <table:table-cell table:formula="of:=[.F133]-[.F135]" office:value-type="float" office:value="0.0494341854982999" calcext:value-type="float">
            <text:p>0.0494341855</text:p>
          </table:table-cell>
          <table:table-cell table:formula="of:=1/[.G134]" office:value-type="float" office:value="20.2289162837403" calcext:value-type="float">
            <text:p>20.2289162837</text:p>
          </table:table-cell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table:formula="of:=PI()*[.D135]/([.B$1]-1)" office:value-type="float" office:value="1.63855616834291" calcext:value-type="float">
            <text:p>1.6385561683</text:p>
          </table:table-cell>
          <table:table-cell table:formula="of:=[.B$2]*COT([.E135])" office:value-type="float" office:value="-0.135727472905188" calcext:value-type="float">
            <text:p>-0.1357274729</text:p>
          </table:table-cell>
          <table:table-cell table:formula="of:=[.F134]-[.F136]" office:value-type="float" office:value="0.0495093821254249" calcext:value-type="float">
            <text:p>0.0495093821</text:p>
          </table:table-cell>
          <table:table-cell table:formula="of:=1/[.G135]" office:value-type="float" office:value="20.1981918794026" calcext:value-type="float">
            <text:p>20.1981918794</text:p>
          </table:table-cell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table:formula="of:=PI()*[.D136]/([.B$1]-1)" office:value-type="float" office:value="1.65087613953346" calcext:value-type="float">
            <text:p>1.6508761395</text:p>
          </table:table-cell>
          <table:table-cell table:formula="of:=[.B$2]*COT([.E136])" office:value-type="float" office:value="-0.16050286189933" calcext:value-type="float">
            <text:p>-0.1605028619</text:p>
          </table:table-cell>
          <table:table-cell table:formula="of:=[.F135]-[.F137]" office:value-type="float" office:value="0.0495998195788716" calcext:value-type="float">
            <text:p>0.0495998196</text:p>
          </table:table-cell>
          <table:table-cell table:formula="of:=1/[.G136]" office:value-type="float" office:value="20.1613636599996" calcext:value-type="float">
            <text:p>20.16136366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formula="of:=PI()*[.D137]/([.B$1]-1)" office:value-type="float" office:value="1.66319611072401" calcext:value-type="float">
            <text:p>1.6631961107</text:p>
          </table:table-cell>
          <table:table-cell table:formula="of:=[.B$2]*COT([.E137])" office:value-type="float" office:value="-0.185327292484059" calcext:value-type="float">
            <text:p>-0.1853272925</text:p>
          </table:table-cell>
          <table:table-cell table:formula="of:=[.F136]-[.F138]" office:value-type="float" office:value="0.0497056086320229" calcext:value-type="float">
            <text:p>0.0497056086</text:p>
          </table:table-cell>
          <table:table-cell table:formula="of:=1/[.G137]" office:value-type="float" office:value="20.1184539837975" calcext:value-type="float">
            <text:p>20.1184539838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table:formula="of:=PI()*[.D138]/([.B$1]-1)" office:value-type="float" office:value="1.67551608191456" calcext:value-type="float">
            <text:p>1.6755160819</text:p>
          </table:table-cell>
          <table:table-cell table:formula="of:=[.B$2]*COT([.E138])" office:value-type="float" office:value="-0.210208470531353" calcext:value-type="float">
            <text:p>-0.2102084705</text:p>
          </table:table-cell>
          <table:table-cell table:formula="of:=[.F137]-[.F139]" office:value-type="float" office:value="0.0498268792458202" calcext:value-type="float">
            <text:p>0.0498268792</text:p>
          </table:table-cell>
          <table:table-cell table:formula="of:=1/[.G138]" office:value-type="float" office:value="20.0694889010912" calcext:value-type="float">
            <text:p>20.0694889011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formula="of:=PI()*[.D139]/([.B$1]-1)" office:value-type="float" office:value="1.6878360531051" calcext:value-type="float">
            <text:p>1.6878360531</text:p>
          </table:table-cell>
          <table:table-cell table:formula="of:=[.B$2]*COT([.E139])" office:value-type="float" office:value="-0.23515417172988" calcext:value-type="float">
            <text:p>-0.2351541717</text:p>
          </table:table-cell>
          <table:table-cell table:formula="of:=[.F138]-[.F140]" office:value-type="float" office:value="0.0499637809094974" calcext:value-type="float">
            <text:p>0.0499637809</text:p>
          </table:table-cell>
          <table:table-cell table:formula="of:=1/[.G139]" office:value-type="float" office:value="20.0144981383888" calcext:value-type="float">
            <text:p>20.0144981384</text:p>
          </table:table-cell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table:formula="of:=PI()*[.D140]/([.B$1]-1)" office:value-type="float" office:value="1.70015602429565" calcext:value-type="float">
            <text:p>1.7001560243</text:p>
          </table:table-cell>
          <table:table-cell table:formula="of:=[.B$2]*COT([.E140])" office:value-type="float" office:value="-0.26017225144085" calcext:value-type="float">
            <text:p>-0.2601722514</text:p>
          </table:table-cell>
          <table:table-cell table:formula="of:=[.F139]-[.F141]" office:value-type="float" office:value="0.0501164830343135" calcext:value-type="float">
            <text:p>0.050116483</text:p>
          </table:table-cell>
          <table:table-cell table:formula="of:=1/[.G140]" office:value-type="float" office:value="19.9535150803644" calcext:value-type="float">
            <text:p>19.9535150804</text:p>
          </table:table-cell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table:formula="of:=PI()*[.D141]/([.B$1]-1)" office:value-type="float" office:value="1.7124759954862" calcext:value-type="float">
            <text:p>1.7124759955</text:p>
          </table:table-cell>
          <table:table-cell table:formula="of:=[.B$2]*COT([.E141])" office:value-type="float" office:value="-0.285270654764193" calcext:value-type="float">
            <text:p>-0.2852706548</text:p>
          </table:table-cell>
          <table:table-cell table:formula="of:=[.F140]-[.F142]" office:value-type="float" office:value="0.0502851754020731" calcext:value-type="float">
            <text:p>0.0502851754</text:p>
          </table:table-cell>
          <table:table-cell table:formula="of:=1/[.G141]" office:value-type="float" office:value="19.8865767495916" calcext:value-type="float">
            <text:p>19.8865767496</text:p>
          </table:table-cell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table:formula="of:=PI()*[.D142]/([.B$1]-1)" office:value-type="float" office:value="1.72479596667675" calcext:value-type="float">
            <text:p>1.7247959667</text:p>
          </table:table-cell>
          <table:table-cell table:formula="of:=[.B$2]*COT([.E142])" office:value-type="float" office:value="-0.310457426842924" calcext:value-type="float">
            <text:p>-0.3104574268</text:p>
          </table:table-cell>
          <table:table-cell table:formula="of:=[.F141]-[.F143]" office:value-type="float" office:value="0.0504700686704933" calcext:value-type="float">
            <text:p>0.0504700687</text:p>
          </table:table-cell>
          <table:table-cell table:formula="of:=1/[.G142]" office:value-type="float" office:value="19.813723784066" calcext:value-type="float">
            <text:p>19.8137237841</text:p>
          </table:table-cell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table:formula="of:=PI()*[.D143]/([.B$1]-1)" office:value-type="float" office:value="1.7371159378673" calcext:value-type="float">
            <text:p>1.7371159379</text:p>
          </table:table-cell>
          <table:table-cell table:formula="of:=[.B$2]*COT([.E143])" office:value-type="float" office:value="-0.335740723434686" calcext:value-type="float">
            <text:p>-0.3357407234</text:p>
          </table:table-cell>
          <table:table-cell table:formula="of:=[.F142]-[.F144]" office:value-type="float" office:value="0.0506713949377393" calcext:value-type="float">
            <text:p>0.0506713949</text:p>
          </table:table-cell>
          <table:table-cell table:formula="of:=1/[.G143]" office:value-type="float" office:value="19.7350004125348" calcext:value-type="float">
            <text:p>19.7350004125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table:formula="of:=PI()*[.D144]/([.B$1]-1)" office:value-type="float" office:value="1.74943590905785" calcext:value-type="float">
            <text:p>1.7494359091</text:p>
          </table:table-cell>
          <table:table-cell table:formula="of:=[.B$2]*COT([.E144])" office:value-type="float" office:value="-0.361128821780663" calcext:value-type="float">
            <text:p>-0.3611288218</text:p>
          </table:table-cell>
          <table:table-cell table:formula="of:=[.F143]-[.F145]" office:value-type="float" office:value="0.0508894083687511" calcext:value-type="float">
            <text:p>0.0508894084</text:p>
          </table:table-cell>
          <table:table-cell table:formula="of:=1/[.G144]" office:value-type="float" office:value="19.6504544276458" calcext:value-type="float">
            <text:p>19.6504544276</text:p>
          </table:table-cell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table:formula="of:=PI()*[.D145]/([.B$1]-1)" office:value-type="float" office:value="1.76175588024839" calcext:value-type="float">
            <text:p>1.7617558802</text:p>
          </table:table-cell>
          <table:table-cell table:formula="of:=[.B$2]*COT([.E145])" office:value-type="float" office:value="-0.386630131803437" calcext:value-type="float">
            <text:p>-0.3866301318</text:p>
          </table:table-cell>
          <table:table-cell table:formula="of:=[.F144]-[.F146]" office:value-type="float" office:value="0.0511243858863029" calcext:value-type="float">
            <text:p>0.0511243859</text:p>
          </table:table-cell>
          <table:table-cell table:formula="of:=1/[.G145]" office:value-type="float" office:value="19.5601371569319" calcext:value-type="float">
            <text:p>19.5601371569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table:formula="of:=PI()*[.D146]/([.B$1]-1)" office:value-type="float" office:value="1.77407585143894" calcext:value-type="float">
            <text:p>1.7740758514</text:p>
          </table:table-cell>
          <table:table-cell table:formula="of:=[.B$2]*COT([.E146])" office:value-type="float" office:value="-0.412253207666966" calcext:value-type="float">
            <text:p>-0.4122532077</text:p>
          </table:table-cell>
          <table:table-cell table:formula="of:=[.F145]-[.F147]" office:value-type="float" office:value="0.0513766279300542" calcext:value-type="float">
            <text:p>0.0513766279</text:p>
          </table:table-cell>
          <table:table-cell table:formula="of:=1/[.G146]" office:value-type="float" office:value="19.4641034316505" calcext:value-type="float">
            <text:p>19.4641034317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formula="of:=PI()*[.D147]/([.B$1]-1)" office:value-type="float" office:value="1.78639582262949" calcext:value-type="float">
            <text:p>1.7863958226</text:p>
          </table:table-cell>
          <table:table-cell table:formula="of:=[.B$2]*COT([.E147])" office:value-type="float" office:value="-0.438006759733492" calcext:value-type="float">
            <text:p>-0.4380067597</text:p>
          </table:table-cell>
          <table:table-cell table:formula="of:=[.F146]-[.F148]" office:value-type="float" office:value="0.0516464592872168" calcext:value-type="float">
            <text:p>0.0516464593</text:p>
          </table:table-cell>
          <table:table-cell table:formula="of:=1/[.G147]" office:value-type="float" office:value="19.3624115534966" calcext:value-type="float">
            <text:p>19.3624115535</text:p>
          </table:table-cell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table:formula="of:=PI()*[.D148]/([.B$1]-1)" office:value-type="float" office:value="1.79871579382004" calcext:value-type="float">
            <text:p>1.7987157938</text:p>
          </table:table-cell>
          <table:table-cell table:formula="of:=[.B$2]*COT([.E148])" office:value-type="float" office:value="-0.463899666954183" calcext:value-type="float">
            <text:p>-0.463899667</text:p>
          </table:table-cell>
          <table:table-cell table:formula="of:=[.F147]-[.F149]" office:value-type="float" office:value="0.0519342299988568" calcext:value-type="float">
            <text:p>0.05193423</text:p>
          </table:table-cell>
          <table:table-cell table:formula="of:=1/[.G148]" office:value-type="float" office:value="19.2551232592071" calcext:value-type="float">
            <text:p>19.2551232592</text:p>
          </table:table-cell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table:formula="of:=PI()*[.D149]/([.B$1]-1)" office:value-type="float" office:value="1.81103576501059" calcext:value-type="float">
            <text:p>1.811035765</text:p>
          </table:table-cell>
          <table:table-cell table:formula="of:=[.B$2]*COT([.E149])" office:value-type="float" office:value="-0.489940989732348" calcext:value-type="float">
            <text:p>-0.4899409897</text:p>
          </table:table-cell>
          <table:table-cell table:formula="of:=[.F148]-[.F150]" office:value-type="float" office:value="0.0522403163462424" calcext:value-type="float">
            <text:p>0.0522403163</text:p>
          </table:table-cell>
          <table:table-cell table:formula="of:=1/[.G149]" office:value-type="float" office:value="19.1423036830811" calcext:value-type="float">
            <text:p>19.1423036831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table:formula="of:=PI()*[.D150]/([.B$1]-1)" office:value-type="float" office:value="1.82335573620113" calcext:value-type="float">
            <text:p>1.8233557362</text:p>
          </table:table-cell>
          <table:table-cell table:formula="of:=[.B$2]*COT([.E150])" office:value-type="float" office:value="-0.516139983300425" calcext:value-type="float">
            <text:p>-0.5161399833</text:p>
          </table:table-cell>
          <table:table-cell table:formula="of:=[.F149]-[.F151]" office:value-type="float" office:value="0.0525651219221155" calcext:value-type="float">
            <text:p>0.0525651219</text:p>
          </table:table-cell>
          <table:table-cell table:formula="of:=1/[.G150]" office:value-type="float" office:value="19.024021317437" calcext:value-type="float">
            <text:p>19.0240213174</text:p>
          </table:table-cell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table:formula="of:=PI()*[.D151]/([.B$1]-1)" office:value-type="float" office:value="1.83567570739168" calcext:value-type="float">
            <text:p>1.8356757074</text:p>
          </table:table-cell>
          <table:table-cell table:formula="of:=[.B$2]*COT([.E151])" office:value-type="float" office:value="-0.542506111654464" calcext:value-type="float">
            <text:p>-0.5425061117</text:p>
          </table:table-cell>
          <table:table-cell table:formula="of:=[.F150]-[.F152]" office:value-type="float" office:value="0.0529090787922383" calcext:value-type="float">
            <text:p>0.0529090788</text:p>
          </table:table-cell>
          <table:table-cell table:formula="of:=1/[.G151]" office:value-type="float" office:value="18.900347971031" calcext:value-type="float">
            <text:p>18.900347971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table:formula="of:=PI()*[.D152]/([.B$1]-1)" office:value-type="float" office:value="1.84799567858223" calcext:value-type="float">
            <text:p>1.8479956786</text:p>
          </table:table-cell>
          <table:table-cell table:formula="of:=[.B$2]*COT([.E152])" office:value-type="float" office:value="-0.569049062092663" calcext:value-type="float">
            <text:p>-0.5690490621</text:p>
          </table:table-cell>
          <table:table-cell table:formula="of:=[.F151]-[.F153]" office:value-type="float" office:value="0.0532726487530998" calcext:value-type="float">
            <text:p>0.0532726488</text:p>
          </table:table-cell>
          <table:table-cell table:formula="of:=1/[.G152]" office:value-type="float" office:value="18.7713587254625" calcext:value-type="float">
            <text:p>18.7713587255</text:p>
          </table:table-cell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table:formula="of:=PI()*[.D153]/([.B$1]-1)" office:value-type="float" office:value="1.86031564977278" calcext:value-type="float">
            <text:p>1.8603156498</text:p>
          </table:table-cell>
          <table:table-cell table:formula="of:=[.B$2]*COT([.E153])" office:value-type="float" office:value="-0.595778760407564" calcext:value-type="float">
            <text:p>-0.5957787604</text:p>
          </table:table-cell>
          <table:table-cell table:formula="of:=[.F152]-[.F154]" office:value-type="float" office:value="0.0536563246922366" calcext:value-type="float">
            <text:p>0.0536563247</text:p>
          </table:table-cell>
          <table:table-cell table:formula="of:=1/[.G153]" office:value-type="float" office:value="18.6371318895923" calcext:value-type="float">
            <text:p>18.6371318896</text:p>
          </table:table-cell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table:formula="of:=PI()*[.D154]/([.B$1]-1)" office:value-type="float" office:value="1.87263562096333" calcext:value-type="float">
            <text:p>1.872635621</text:p>
          </table:table-cell>
          <table:table-cell table:formula="of:=[.B$2]*COT([.E154])" office:value-type="float" office:value="-0.6227053867849" calcext:value-type="float">
            <text:p>-0.6227053868</text:p>
          </table:table-cell>
          <table:table-cell table:formula="of:=[.F153]-[.F155]" office:value-type="float" office:value="0.054060632058249" calcext:value-type="float">
            <text:p>0.0540606321</text:p>
          </table:table-cell>
          <table:table-cell table:formula="of:=1/[.G154]" office:value-type="float" office:value="18.4977489520013" calcext:value-type="float">
            <text:p>18.497748952</text:p>
          </table:table-cell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table:formula="of:=PI()*[.D155]/([.B$1]-1)" office:value-type="float" office:value="1.88495559215388" calcext:value-type="float">
            <text:p>1.8849555922</text:p>
          </table:table-cell>
          <table:table-cell table:formula="of:=[.B$2]*COT([.E155])" office:value-type="float" office:value="-0.649839392465813" calcext:value-type="float">
            <text:p>-0.6498393925</text:p>
          </table:table-cell>
          <table:table-cell table:formula="of:=[.F154]-[.F156]" office:value-type="float" office:value="0.0544861304482748" calcext:value-type="float">
            <text:p>0.0544861304</text:p>
          </table:table-cell>
          <table:table-cell table:formula="of:=1/[.G155]" office:value-type="float" office:value="18.3532945315199" calcext:value-type="float">
            <text:p>18.3532945315</text:p>
          </table:table-cell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table:formula="of:=PI()*[.D156]/([.B$1]-1)" office:value-type="float" office:value="1.89727556334442" calcext:value-type="float">
            <text:p>1.8972755633</text:p>
          </table:table-cell>
          <table:table-cell table:formula="of:=[.B$2]*COT([.E156])" office:value-type="float" office:value="-0.677191517233175" calcext:value-type="float">
            <text:p>-0.6771915172</text:p>
          </table:table-cell>
          <table:table-cell table:formula="of:=[.F155]-[.F157]" office:value-type="float" office:value="0.0549334153214385" calcext:value-type="float">
            <text:p>0.0549334153</text:p>
          </table:table-cell>
          <table:table-cell table:formula="of:=1/[.G156]" office:value-type="float" office:value="18.2038563258552" calcext:value-type="float">
            <text:p>18.2038563259</text:p>
          </table:table-cell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table:formula="of:=PI()*[.D157]/([.B$1]-1)" office:value-type="float" office:value="1.90959553453497" calcext:value-type="float">
            <text:p>1.9095955345</text:p>
          </table:table-cell>
          <table:table-cell table:formula="of:=[.B$2]*COT([.E157])" office:value-type="float" office:value="-0.704772807787251" calcext:value-type="float">
            <text:p>-0.7047728078</text:p>
          </table:table-cell>
          <table:table-cell table:formula="of:=[.F156]-[.F158]" office:value-type="float" office:value="0.0554031198475968" calcext:value-type="float">
            <text:p>0.0554031198</text:p>
          </table:table-cell>
          <table:table-cell table:formula="of:=1/[.G157]" office:value-type="float" office:value="18.0495250583506" calcext:value-type="float">
            <text:p>18.0495250584</text:p>
          </table:table-cell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table:formula="of:=PI()*[.D158]/([.B$1]-1)" office:value-type="float" office:value="1.92191550572552" calcext:value-type="float">
            <text:p>1.9219155057</text:p>
          </table:table-cell>
          <table:table-cell table:formula="of:=[.B$2]*COT([.E158])" office:value-type="float" office:value="-0.732594637080771" calcext:value-type="float">
            <text:p>-0.7325946371</text:p>
          </table:table-cell>
          <table:table-cell table:formula="of:=[.F157]-[.F159]" office:value-type="float" office:value="0.0558959169016154" calcext:value-type="float">
            <text:p>0.0558959169</text:p>
          </table:table-cell>
          <table:table-cell table:formula="of:=1/[.G158]" office:value-type="float" office:value="17.8903944229082" calcext:value-type="float">
            <text:p>17.8903944229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table:formula="of:=PI()*[.D159]/([.B$1]-1)" office:value-type="float" office:value="1.93423547691607" calcext:value-type="float">
            <text:p>1.9342354769</text:p>
          </table:table-cell>
          <table:table-cell table:formula="of:=[.B$2]*COT([.E159])" office:value-type="float" office:value="-0.760668724688866" calcext:value-type="float">
            <text:p>-0.7606687247</text:p>
          </table:table-cell>
          <table:table-cell table:formula="of:=[.F158]-[.F160]" office:value-type="float" office:value="0.0564125212143981" calcext:value-type="float">
            <text:p>0.0564125212</text:p>
          </table:table-cell>
          <table:table-cell table:formula="of:=1/[.G159]" office:value-type="float" office:value="17.7265610271071" calcext:value-type="float">
            <text:p>17.7265610271</text:p>
          </table:table-cell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table:formula="of:=PI()*[.D160]/([.B$1]-1)" office:value-type="float" office:value="1.94655544810662" calcext:value-type="float">
            <text:p>1.9465554481</text:p>
          </table:table-cell>
          <table:table-cell table:formula="of:=[.B$2]*COT([.E160])" office:value-type="float" office:value="-0.78900715829517" calcext:value-type="float">
            <text:p>-0.7890071583</text:p>
          </table:table-cell>
          <table:table-cell table:formula="of:=[.F159]-[.F161]" office:value-type="float" office:value="0.0569536916929658" calcext:value-type="float">
            <text:p>0.0569536917</text:p>
          </table:table-cell>
          <table:table-cell table:formula="of:=1/[.G160]" office:value-type="float" office:value="17.5581243335541" calcext:value-type="float">
            <text:p>17.5581243336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table:formula="of:=PI()*[.D161]/([.B$1]-1)" office:value-type="float" office:value="1.95887541929717" calcext:value-type="float">
            <text:p>1.9588754193</text:p>
          </table:table-cell>
          <table:table-cell table:formula="of:=[.B$2]*COT([.E161])" office:value-type="float" office:value="-0.817622416381832" calcext:value-type="float">
            <text:p>-0.8176224164</text:p>
          </table:table-cell>
          <table:table-cell table:formula="of:=[.F160]-[.F162]" office:value-type="float" office:value="0.0575202339231022" calcext:value-type="float">
            <text:p>0.0575202339</text:p>
          </table:table-cell>
          <table:table-cell table:formula="of:=1/[.G161]" office:value-type="float" office:value="17.3851865994996" calcext:value-type="float">
            <text:p>17.3851865995</text:p>
          </table:table-cell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table:formula="of:=PI()*[.D162]/([.B$1]-1)" office:value-type="float" office:value="1.97119539048771" calcext:value-type="float">
            <text:p>1.9711953905</text:p>
          </table:table-cell>
          <table:table-cell table:formula="of:=[.B$2]*COT([.E162])" office:value-type="float" office:value="-0.846527392218272" calcext:value-type="float">
            <text:p>-0.8465273922</text:p>
          </table:table-cell>
          <table:table-cell table:formula="of:=[.F161]-[.F163]" office:value-type="float" office:value="0.0581130028693871" calcext:value-type="float">
            <text:p>0.0581130029</text:p>
          </table:table-cell>
          <table:table-cell table:formula="of:=1/[.G162]" office:value-type="float" office:value="17.2078528147576" calcext:value-type="float">
            <text:p>17.2078528148</text:p>
          </table:table-cell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table:formula="of:=PI()*[.D163]/([.B$1]-1)" office:value-type="float" office:value="1.98351536167826" calcext:value-type="float">
            <text:p>1.9835153617</text:p>
          </table:table-cell>
          <table:table-cell table:formula="of:=[.B$2]*COT([.E163])" office:value-type="float" office:value="-0.875735419251219" calcext:value-type="float">
            <text:p>-0.8757354193</text:p>
          </table:table-cell>
          <table:table-cell table:formula="of:=[.F162]-[.F164]" office:value-type="float" office:value="0.0587329057889104" calcext:value-type="float">
            <text:p>0.0587329058</text:p>
          </table:table-cell>
          <table:table-cell table:formula="of:=1/[.G163]" office:value-type="float" office:value="17.0262306379674" calcext:value-type="float">
            <text:p>17.026230638</text:p>
          </table:table-cell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table:formula="of:=PI()*[.D164]/([.B$1]-1)" office:value-type="float" office:value="1.99583533286881" calcext:value-type="float">
            <text:p>1.9958353329</text:p>
          </table:table-cell>
          <table:table-cell table:formula="of:=[.B$2]*COT([.E164])" office:value-type="float" office:value="-0.905260298007182" calcext:value-type="float">
            <text:p>-0.905260298</text:p>
          </table:table-cell>
          <table:table-cell table:formula="of:=[.F163]-[.F165]" office:value-type="float" office:value="0.0593809053765866" calcext:value-type="float">
            <text:p>0.0593809054</text:p>
          </table:table-cell>
          <table:table-cell table:formula="of:=1/[.G164]" office:value-type="float" office:value="16.8404303312339" calcext:value-type="float">
            <text:p>16.8404303312</text:p>
          </table:table-cell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table:formula="of:=PI()*[.D165]/([.B$1]-1)" office:value-type="float" office:value="2.00815530405936" calcext:value-type="float">
            <text:p>2.0081553041</text:p>
          </table:table-cell>
          <table:table-cell table:formula="of:=[.B$2]*COT([.E165])" office:value-type="float" office:value="-0.935116324627806" calcext:value-type="float">
            <text:p>-0.9351163246</text:p>
          </table:table-cell>
          <table:table-cell table:formula="of:=[.F164]-[.F166]" office:value-type="float" office:value="0.060058023161764" calcext:value-type="float">
            <text:p>0.0600580232</text:p>
          </table:table-cell>
          <table:table-cell table:formula="of:=1/[.G165]" office:value-type="float" office:value="16.6505646931891" calcext:value-type="float">
            <text:p>16.6505646932</text:p>
          </table:table-cell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table:formula="of:=PI()*[.D166]/([.B$1]-1)" office:value-type="float" office:value="2.02047527524991" calcext:value-type="float">
            <text:p>2.0204752752</text:p>
          </table:table-cell>
          <table:table-cell table:formula="of:=[.B$2]*COT([.E166])" office:value-type="float" office:value="-0.965318321168946" calcext:value-type="float">
            <text:p>-0.9653183212</text:p>
          </table:table-cell>
          <table:table-cell table:formula="of:=[.F165]-[.F167]" office:value-type="float" office:value="0.060765343177845" calcext:value-type="float">
            <text:p>0.0607653432</text:p>
          </table:table-cell>
          <table:table-cell table:formula="of:=1/[.G166]" office:value-type="float" office:value="16.4567489905101" calcext:value-type="float">
            <text:p>16.4567489905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table:formula="of:=PI()*[.D167]/([.B$1]-1)" office:value-type="float" office:value="2.03279524644045" calcext:value-type="float">
            <text:p>2.0327952464</text:p>
          </table:table-cell>
          <table:table-cell table:formula="of:=[.B$2]*COT([.E167])" office:value-type="float" office:value="-0.995881667805651" calcext:value-type="float">
            <text:p>-0.9958816678</text:p>
          </table:table-cell>
          <table:table-cell table:formula="of:=[.F166]-[.F168]" office:value-type="float" office:value="0.0615040159288007" calcext:value-type="float">
            <text:p>0.0615040159</text:p>
          </table:table-cell>
          <table:table-cell table:formula="of:=1/[.G167]" office:value-type="float" office:value="16.2591008879426" calcext:value-type="float">
            <text:p>16.2591008879</text:p>
          </table:table-cell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table:formula="of:=PI()*[.D168]/([.B$1]-1)" office:value-type="float" office:value="2.045115217631" calcext:value-type="float">
            <text:p>2.0451152176</text:p>
          </table:table-cell>
          <table:table-cell table:formula="of:=[.B$2]*COT([.E168])" office:value-type="float" office:value="-1.02682233709775" calcext:value-type="float">
            <text:p>-1.0268223371</text:p>
          </table:table-cell>
          <table:table-cell table:formula="of:=[.F167]-[.F169]" office:value-type="float" office:value="0.0622752626789551" calcext:value-type="float">
            <text:p>0.0622752627</text:p>
          </table:table-cell>
          <table:table-cell table:formula="of:=1/[.G168]" office:value-type="float" office:value="16.0577403768693" calcext:value-type="float">
            <text:p>16.0577403769</text:p>
          </table:table-cell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table:formula="of:=PI()*[.D169]/([.B$1]-1)" office:value-type="float" office:value="2.05743518882155" calcext:value-type="float">
            <text:p>2.0574351888</text:p>
          </table:table-cell>
          <table:table-cell table:formula="of:=[.B$2]*COT([.E169])" office:value-type="float" office:value="-1.05815693048461" calcext:value-type="float">
            <text:p>-1.0581569305</text:p>
          </table:table-cell>
          <table:table-cell table:formula="of:=[.F168]-[.F170]" office:value-type="float" office:value="0.0630803800951729" calcext:value-type="float">
            <text:p>0.0630803801</text:p>
          </table:table-cell>
          <table:table-cell table:formula="of:=1/[.G169]" office:value-type="float" office:value="15.8527897024597" calcext:value-type="float">
            <text:p>15.8527897025</text:p>
          </table:table-cell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table:formula="of:=PI()*[.D170]/([.B$1]-1)" office:value-type="float" office:value="2.0697551600121" calcext:value-type="float">
            <text:p>2.06975516</text:p>
          </table:table-cell>
          <table:table-cell table:formula="of:=[.B$2]*COT([.E170])" office:value-type="float" office:value="-1.08990271719292" calcext:value-type="float">
            <text:p>-1.0899027172</text:p>
          </table:table-cell>
          <table:table-cell table:formula="of:=[.F169]-[.F171]" office:value-type="float" office:value="0.0639207452735695" calcext:value-type="float">
            <text:p>0.0639207453</text:p>
          </table:table-cell>
          <table:table-cell table:formula="of:=1/[.G170]" office:value-type="float" office:value="15.6443732894568" calcext:value-type="float">
            <text:p>15.6443732895</text:p>
          </table:table-cell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table:formula="of:=PI()*[.D171]/([.B$1]-1)" office:value-type="float" office:value="2.08207513120265" calcext:value-type="float">
            <text:p>2.0820751312</text:p>
          </table:table-cell>
          <table:table-cell table:formula="of:=[.B$2]*COT([.E171])" office:value-type="float" office:value="-1.12207767575818" calcext:value-type="float">
            <text:p>-1.1220776758</text:p>
          </table:table-cell>
          <table:table-cell table:formula="of:=[.F170]-[.F172]" office:value-type="float" office:value="0.0647978211863309" calcext:value-type="float">
            <text:p>0.0647978212</text:p>
          </table:table-cell>
          <table:table-cell table:formula="of:=1/[.G171]" office:value-type="float" office:value="15.4326176666408" calcext:value-type="float">
            <text:p>15.4326176666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table:formula="of:=PI()*[.D172]/([.B$1]-1)" office:value-type="float" office:value="2.0943951023932" calcext:value-type="float">
            <text:p>2.0943951024</text:p>
          </table:table-cell>
          <table:table-cell table:formula="of:=[.B$2]*COT([.E172])" office:value-type="float" office:value="-1.15470053837925" calcext:value-type="float">
            <text:p>-1.1547005384</text:p>
          </table:table-cell>
          <table:table-cell table:formula="of:=[.F171]-[.F173]" office:value-type="float" office:value="0.0657131625880394" calcext:value-type="float">
            <text:p>0.0657131626</text:p>
          </table:table-cell>
          <table:table-cell table:formula="of:=1/[.G172]" office:value-type="float" office:value="15.2176513900126" calcext:value-type="float">
            <text:p>15.21765139</text:p>
          </table:table-cell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table:formula="of:=PI()*[.D173]/([.B$1]-1)" office:value-type="float" office:value="2.10671507358374" calcext:value-type="float">
            <text:p>2.1067150736</text:p>
          </table:table-cell>
          <table:table-cell table:formula="of:=[.B$2]*COT([.E173])" office:value-type="float" office:value="-1.18779083834622" calcext:value-type="float">
            <text:p>-1.1877908383</text:p>
          </table:table-cell>
          <table:table-cell table:formula="of:=[.F172]-[.F174]" office:value-type="float" office:value="0.0666684224251346" calcext:value-type="float">
            <text:p>0.0666684224</text:p>
          </table:table-cell>
          <table:table-cell table:formula="of:=1/[.G173]" office:value-type="float" office:value="14.9996049647485" calcext:value-type="float">
            <text:p>14.9996049647</text:p>
          </table:table-cell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table:formula="of:=PI()*[.D174]/([.B$1]-1)" office:value-type="float" office:value="2.11903504477429" calcext:value-type="float">
            <text:p>2.1190350448</text:p>
          </table:table-cell>
          <table:table-cell table:formula="of:=[.B$2]*COT([.E174])" office:value-type="float" office:value="-1.22136896080439" calcext:value-type="float">
            <text:p>-1.2213689608</text:p>
          </table:table-cell>
          <table:table-cell table:formula="of:=[.F173]-[.F175]" office:value-type="float" office:value="0.067665358796958" calcext:value-type="float">
            <text:p>0.0676653588</text:p>
          </table:table-cell>
          <table:table-cell table:formula="of:=1/[.G174]" office:value-type="float" office:value="14.7786107659708" calcext:value-type="float">
            <text:p>14.778610766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table:formula="of:=PI()*[.D175]/([.B$1]-1)" office:value-type="float" office:value="2.13135501596484" calcext:value-type="float">
            <text:p>2.131355016</text:p>
          </table:table-cell>
          <table:table-cell table:formula="of:=[.B$2]*COT([.E175])" office:value-type="float" office:value="-1.25545619714317" calcext:value-type="float">
            <text:p>-1.2554561971</text:p>
          </table:table-cell>
          <table:table-cell table:formula="of:=[.F174]-[.F176]" office:value-type="float" office:value="0.0687058425221778" calcext:value-type="float">
            <text:p>0.0687058425</text:p>
          </table:table-cell>
          <table:table-cell table:formula="of:=1/[.G175]" office:value-type="float" office:value="14.5548029583831" calcext:value-type="float">
            <text:p>14.5548029584</text:p>
          </table:table-cell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table:formula="of:=PI()*[.D176]/([.B$1]-1)" office:value-type="float" office:value="2.14367498715539" calcext:value-type="float">
            <text:p>2.1436749872</text:p>
          </table:table-cell>
          <table:table-cell table:formula="of:=[.B$2]*COT([.E176])" office:value-type="float" office:value="-1.29007480332656" calcext:value-type="float">
            <text:p>-1.2900748033</text:p>
          </table:table-cell>
          <table:table-cell table:formula="of:=[.F175]-[.F177]" office:value-type="float" office:value="0.0697918653704348" calcext:value-type="float">
            <text:p>0.0697918654</text:p>
          </table:table-cell>
          <table:table-cell table:formula="of:=1/[.G176]" office:value-type="float" office:value="14.3283174148204" calcext:value-type="float">
            <text:p>14.3283174148</text:p>
          </table:table-cell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table:formula="of:=PI()*[.D177]/([.B$1]-1)" office:value-type="float" office:value="2.15599495834594" calcext:value-type="float">
            <text:p>2.1559949583</text:p>
          </table:table-cell>
          <table:table-cell table:formula="of:=[.B$2]*COT([.E177])" office:value-type="float" office:value="-1.32524806251361" calcext:value-type="float">
            <text:p>-1.3252480625</text:p>
          </table:table-cell>
          <table:table-cell table:formula="of:=[.F176]-[.F178]" office:value-type="float" office:value="0.0709255490258494" calcext:value-type="float">
            <text:p>0.070925549</text:p>
          </table:table-cell>
          <table:table-cell table:formula="of:=1/[.G177]" office:value-type="float" office:value="14.0992916337601" calcext:value-type="float">
            <text:p>14.0992916338</text:p>
          </table:table-cell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table:formula="of:=PI()*[.D178]/([.B$1]-1)" office:value-type="float" office:value="2.16831492953648" calcext:value-type="float">
            <text:p>2.1683149295</text:p>
          </table:table-cell>
          <table:table-cell table:formula="of:=[.B$2]*COT([.E178])" office:value-type="float" office:value="-1.36100035235241" calcext:value-type="float">
            <text:p>-1.3610003524</text:p>
          </table:table-cell>
          <table:table-cell table:formula="of:=[.F177]-[.F179]" office:value-type="float" office:value="-1.32524806251361" calcext:value-type="float">
            <text:p>-1.3252480625</text:p>
          </table:table-cell>
          <table:table-cell table:formula="of:=1/[.G178]" office:value-type="float" office:value="-0.754575711737539" calcext:value-type="float">
            <text:p>-0.7545757117</text:p>
          </table:table-cell>
        </table:table-row>
      </table:table>
      <table:table table:name="Sheet2" table:style-name="ta1">
        <table:shapes>
          <draw:frame draw:z-index="0" draw:style-name="gr1" draw:text-style-name="P1" svg:width="159.99mm" svg:height="89.99mm" svg:x="159.05mm" svg:y="5.51mm">
            <loext:p draw:notify-on-update-of-ranges="Sheet2.F2:Sheet2.F32 Sheet2.G2:Sheet2.G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S(PI()*[.D2]/[.$B$1])" office:value-type="float" office:value="1" calcext:value-type="float">
            <text:p>1</text:p>
          </table:table-cell>
          <table:table-cell table:formula="of:=[.$B$2]*(1+[.E2])/(1-[.E2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COS(PI()*[.D3]/[.$B$1])" office:value-type="float" office:value="0.994521895368273" calcext:value-type="float">
            <text:p>0.9945218954</text:p>
          </table:table-cell>
          <table:table-cell table:formula="of:=[.$B$2]*(1+[.E3])/(1-[.E3])" office:value-type="float" office:value="728.179554591529" calcext:value-type="float">
            <text:p>728.1795545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COS(PI()*[.D4]/[.$B$1])" office:value-type="float" office:value="0.978147600733806" calcext:value-type="float">
            <text:p>0.9781476007</text:p>
          </table:table-cell>
          <table:table-cell table:formula="of:=[.$B$2]*(1+[.E4])/(1-[.E4])" office:value-type="float" office:value="181.046261935549" calcext:value-type="float">
            <text:p>181.0462619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COS(PI()*[.D5]/[.$B$1])" office:value-type="float" office:value="0.951056516295153" calcext:value-type="float">
            <text:p>0.9510565163</text:p>
          </table:table-cell>
          <table:table-cell table:formula="of:=[.$B$2]*(1+[.E5])/(1-[.E5])" office:value-type="float" office:value="79.7269163781227" calcext:value-type="float">
            <text:p>79.7269163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COS(PI()*[.D6]/[.$B$1])" office:value-type="float" office:value="0.913545457642601" calcext:value-type="float">
            <text:p>0.9135454576</text:p>
          </table:table-cell>
          <table:table-cell table:formula="of:=[.$B$2]*(1+[.E6])/(1-[.E6])" office:value-type="float" office:value="44.2670889340225" calcext:value-type="float">
            <text:p>44.26708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COS(PI()*[.D7]/[.$B$1])" office:value-type="float" office:value="0.866025403784439" calcext:value-type="float">
            <text:p>0.8660254038</text:p>
          </table:table-cell>
          <table:table-cell table:formula="of:=[.$B$2]*(1+[.E7])/(1-[.E7])" office:value-type="float" office:value="27.856406460551" calcext:value-type="float">
            <text:p>27.8564064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COS(PI()*[.D8]/[.$B$1])" office:value-type="float" office:value="0.809016994374947" calcext:value-type="float">
            <text:p>0.8090169944</text:p>
          </table:table-cell>
          <table:table-cell table:formula="of:=[.$B$2]*(1+[.E8])/(1-[.E8])" office:value-type="float" office:value="18.9442719099992" calcext:value-type="float">
            <text:p>18.94427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COS(PI()*[.D9]/[.$B$1])" office:value-type="float" office:value="0.743144825477394" calcext:value-type="float">
            <text:p>0.7431448255</text:p>
          </table:table-cell>
          <table:table-cell table:formula="of:=[.$B$2]*(1+[.E9])/(1-[.E9])" office:value-type="float" office:value="13.5729780699745" calcext:value-type="float">
            <text:p>13.57297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COS(PI()*[.D10]/[.$B$1])" office:value-type="float" office:value="0.669130606358858" calcext:value-type="float">
            <text:p>0.6691306064</text:p>
          </table:table-cell>
          <table:table-cell table:formula="of:=[.$B$2]*(1+[.E10])/(1-[.E10])" office:value-type="float" office:value="10.0893623794601" calcext:value-type="float">
            <text:p>10.0893623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COS(PI()*[.D11]/[.$B$1])" office:value-type="float" office:value="0.587785252292473" calcext:value-type="float">
            <text:p>0.5877852523</text:p>
          </table:table-cell>
          <table:table-cell table:formula="of:=[.$B$2]*(1+[.E11])/(1-[.E11])" office:value-type="float" office:value="7.70367999263837" calcext:value-type="float">
            <text:p>7.7036799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COS(PI()*[.D12]/[.$B$1])" office:value-type="float" office:value="0.5" calcext:value-type="float">
            <text:p>0.5</text:p>
          </table:table-cell>
          <table:table-cell table:formula="of:=[.$B$2]*(1+[.E12])/(1-[.E1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COS(PI()*[.D13]/[.$B$1])" office:value-type="float" office:value="0.4067366430758" calcext:value-type="float">
            <text:p>0.4067366431</text:p>
          </table:table-cell>
          <table:table-cell table:formula="of:=[.$B$2]*(1+[.E13])/(1-[.E13])" office:value-type="float" office:value="4.74236821356738" calcext:value-type="float">
            <text:p>4.742368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COS(PI()*[.D14]/[.$B$1])" office:value-type="float" office:value="0.309016994374947" calcext:value-type="float">
            <text:p>0.3090169944</text:p>
          </table:table-cell>
          <table:table-cell table:formula="of:=[.$B$2]*(1+[.E14])/(1-[.E14])" office:value-type="float" office:value="3.78885438199983" calcext:value-type="float">
            <text:p>3.788854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COS(PI()*[.D15]/[.$B$1])" office:value-type="float" office:value="0.207911690817759" calcext:value-type="float">
            <text:p>0.2079116908</text:p>
          </table:table-cell>
          <table:table-cell table:formula="of:=[.$B$2]*(1+[.E15])/(1-[.E15])" office:value-type="float" office:value="3.04994197443671" calcext:value-type="float">
            <text:p>3.049941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COS(PI()*[.D16]/[.$B$1])" office:value-type="float" office:value="0.104528463267653" calcext:value-type="float">
            <text:p>0.1045284633</text:p>
          </table:table-cell>
          <table:table-cell table:formula="of:=[.$B$2]*(1+[.E16])/(1-[.E16])" office:value-type="float" office:value="2.46692031619045" calcext:value-type="float">
            <text:p>2.4669203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COS(PI()*[.D17]/[.$B$1])" office:value-type="float" office:value="2.83276944882399E-016" calcext:value-type="float">
            <text:p>2.83276944882399E-16</text:p>
          </table:table-cell>
          <table:table-cell table:formula="of:=[.$B$2]*(1+[.E17])/(1-[.E1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COS(PI()*[.D18]/[.$B$1])" office:value-type="float" office:value="-0.104528463267653" calcext:value-type="float">
            <text:p>-0.1045284633</text:p>
          </table:table-cell>
          <table:table-cell table:formula="of:=[.$B$2]*(1+[.E18])/(1-[.E18])" office:value-type="float" office:value="1.62145488597581" calcext:value-type="float">
            <text:p>1.621454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COS(PI()*[.D19]/[.$B$1])" office:value-type="float" office:value="-0.207911690817759" calcext:value-type="float">
            <text:p>-0.2079116908</text:p>
          </table:table-cell>
          <table:table-cell table:formula="of:=[.$B$2]*(1+[.E19])/(1-[.E19])" office:value-type="float" office:value="1.31150036083514" calcext:value-type="float">
            <text:p>1.3115003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COS(PI()*[.D20]/[.$B$1])" office:value-type="float" office:value="-0.309016994374947" calcext:value-type="float">
            <text:p>-0.3090169944</text:p>
          </table:table-cell>
          <table:table-cell table:formula="of:=[.$B$2]*(1+[.E20])/(1-[.E20])" office:value-type="float" office:value="1.05572809000084" calcext:value-type="float">
            <text:p>1.05572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COS(PI()*[.D21]/[.$B$1])" office:value-type="float" office:value="-0.4067366430758" calcext:value-type="float">
            <text:p>-0.4067366431</text:p>
          </table:table-cell>
          <table:table-cell table:formula="of:=[.$B$2]*(1+[.E21])/(1-[.E21])" office:value-type="float" office:value="0.843460444205167" calcext:value-type="float">
            <text:p>0.8434604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COS(PI()*[.D22]/[.$B$1])" office:value-type="float" office:value="-0.5" calcext:value-type="float">
            <text:p>-0.5</text:p>
          </table:table-cell>
          <table:table-cell table:formula="of:=[.$B$2]*(1+[.E22])/(1-[.E22])" office:value-type="float" office:value="0.66666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COS(PI()*[.D23]/[.$B$1])" office:value-type="float" office:value="-0.587785252292473" calcext:value-type="float">
            <text:p>-0.5877852523</text:p>
          </table:table-cell>
          <table:table-cell table:formula="of:=[.$B$2]*(1+[.E23])/(1-[.E23])" office:value-type="float" office:value="0.519232367365" calcext:value-type="float">
            <text:p>0.519232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COS(PI()*[.D24]/[.$B$1])" office:value-type="float" office:value="-0.669130606358858" calcext:value-type="float">
            <text:p>-0.6691306064</text:p>
          </table:table-cell>
          <table:table-cell table:formula="of:=[.$B$2]*(1+[.E24])/(1-[.E24])" office:value-type="float" office:value="0.396457164443135" calcext:value-type="float">
            <text:p>0.3964571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COS(PI()*[.D25]/[.$B$1])" office:value-type="float" office:value="-0.743144825477394" calcext:value-type="float">
            <text:p>-0.7431448255</text:p>
          </table:table-cell>
          <table:table-cell table:formula="of:=[.$B$2]*(1+[.E25])/(1-[.E25])" office:value-type="float" office:value="0.294703194787342" calcext:value-type="float">
            <text:p>0.294703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COS(PI()*[.D26]/[.$B$1])" office:value-type="float" office:value="-0.809016994374947" calcext:value-type="float">
            <text:p>-0.8090169944</text:p>
          </table:table-cell>
          <table:table-cell table:formula="of:=[.$B$2]*(1+[.E26])/(1-[.E26])" office:value-type="float" office:value="0.211145618000168" calcext:value-type="float">
            <text:p>0.211145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COS(PI()*[.D27]/[.$B$1])" office:value-type="float" office:value="-0.866025403784439" calcext:value-type="float">
            <text:p>-0.8660254038</text:p>
          </table:table-cell>
          <table:table-cell table:formula="of:=[.$B$2]*(1+[.E27])/(1-[.E27])" office:value-type="float" office:value="0.143593539448982" calcext:value-type="float">
            <text:p>0.1435935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COS(PI()*[.D28]/[.$B$1])" office:value-type="float" office:value="-0.913545457642601" calcext:value-type="float">
            <text:p>-0.9135454576</text:p>
          </table:table-cell>
          <table:table-cell table:formula="of:=[.$B$2]*(1+[.E28])/(1-[.E28])" office:value-type="float" office:value="0.0903605838179637" calcext:value-type="float">
            <text:p>0.0903605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COS(PI()*[.D29]/[.$B$1])" office:value-type="float" office:value="-0.951056516295153" calcext:value-type="float">
            <text:p>-0.9510565163</text:p>
          </table:table-cell>
          <table:table-cell table:formula="of:=[.$B$2]*(1+[.E29])/(1-[.E29])" office:value-type="float" office:value="0.0501712618738332" calcext:value-type="float">
            <text:p>0.0501712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COS(PI()*[.D30]/[.$B$1])" office:value-type="float" office:value="-0.978147600733806" calcext:value-type="float">
            <text:p>-0.9781476007</text:p>
          </table:table-cell>
          <table:table-cell table:formula="of:=[.$B$2]*(1+[.E30])/(1-[.E30])" office:value-type="float" office:value="0.0220938005415653" calcext:value-type="float">
            <text:p>0.0220938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COS(PI()*[.D31]/[.$B$1])" office:value-type="float" office:value="-0.994521895368273" calcext:value-type="float">
            <text:p>-0.9945218954</text:p>
          </table:table-cell>
          <table:table-cell table:formula="of:=[.$B$2]*(1+[.E31])/(1-[.E31])" office:value-type="float" office:value="0.00549315065875986" calcext:value-type="float">
            <text:p>0.005493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COS(PI()*[.D32]/[.$B$1])" office:value-type="float" office:value="-1" calcext:value-type="float">
            <text:p>-1</text:p>
          </table:table-cell>
          <table:table-cell table:formula="of:=[.$B$2]*(1+[.E32])/(1-[.E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6850300" calcext:value-type="float">
            <text:p>168503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5791900" calcext:value-type="float">
            <text:p>157919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216820" calcext:value-type="float">
            <text:p>221682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1012860" calcext:value-type="float">
            <text:p>1012860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718820" calcext:value-type="float">
            <text:p>71882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649794" calcext:value-type="float">
            <text:p>64979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715372" calcext:value-type="float">
            <text:p>71537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007090" calcext:value-type="float">
            <text:p>100709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672570" calcext:value-type="float">
            <text:p>36725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283900" calcext:value-type="float">
            <text:p>12839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22748000" calcext:value-type="float">
            <text:p>227480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4695300" calcext:value-type="float">
            <text:p>146953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2960330" calcext:value-type="float">
            <text:p>296033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305490" calcext:value-type="float">
            <text:p>130549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937599" calcext:value-type="float">
            <text:p>937599</text:p>
          </table:table-cell>
        </table:table-row>
        <table:table-row table:style-name="ro1">
          <table:table-cell table:number-columns-repeated="2" office:value-type="float" office:value="0.6" calcext:value-type="float">
            <text:p>0.6</text:p>
          </table:table-cell>
          <table:table-cell office:value-type="float" office:value="851524" calcext:value-type="float">
            <text:p>85152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970659" calcext:value-type="float">
            <text:p>97065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471260" calcext:value-type="float">
            <text:p>147126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15131500" calcext:value-type="float">
            <text:p>15131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243540" calcext:value-type="float">
            <text:p>124354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6850300" calcext:value-type="float">
            <text:p>168503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37059100" calcext:value-type="float">
            <text:p>370591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3934100" calcext:value-type="float">
            <text:p>39341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719020" calcext:value-type="float">
            <text:p>171902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206760" calcext:value-type="float">
            <text:p>120676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103370" calcext:value-type="float">
            <text:p>1103370</text:p>
          </table:table-cell>
        </table:table-row>
        <table:table-row table:style-name="ro1">
          <table:table-cell table:number-columns-repeated="2" office:value-type="float" office:value="0.7" calcext:value-type="float">
            <text:p>0.7</text:p>
          </table:table-cell>
          <table:table-cell office:value-type="float" office:value="1325300" calcext:value-type="float">
            <text:p>132530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2225570" calcext:value-type="float">
            <text:p>222557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0631300" calcext:value-type="float">
            <text:p>10631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200820" calcext:value-type="float">
            <text:p>120082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16850200" calcext:value-type="float">
            <text:p>168502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5343100" calcext:value-type="float">
            <text:p>253431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4919030" calcext:value-type="float">
            <text:p>491903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150270" calcext:value-type="float">
            <text:p>215027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539030" calcext:value-type="float">
            <text:p>153903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475310" calcext:value-type="float">
            <text:p>147531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1828410" calcext:value-type="float">
            <text:p>1828410</text:p>
          </table:table-cell>
        </table:table-row>
        <table:table-row table:style-name="ro1">
          <table:table-cell table:number-columns-repeated="2" office:value-type="float" office:value="0.8" calcext:value-type="float">
            <text:p>0.8</text:p>
          </table:table-cell>
          <table:table-cell office:value-type="float" office:value="4026180" calcext:value-type="float">
            <text:p>402618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4415700" calcext:value-type="float">
            <text:p>44157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168910" calcext:value-type="float">
            <text:p>116891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6850200" calcext:value-type="float">
            <text:p>168502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22171200" calcext:value-type="float">
            <text:p>221712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6697420" calcext:value-type="float">
            <text:p>669742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2818270" calcext:value-type="float">
            <text:p>281827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983860" calcext:value-type="float">
            <text:p>198386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944100" calcext:value-type="float">
            <text:p>194410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2698420" calcext:value-type="float">
            <text:p>269842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0917000" calcext:value-type="float">
            <text:p>10917000</text:p>
          </table:table-cell>
        </table:table-row>
        <table:table-row table:style-name="ro1">
          <table:table-cell table:number-columns-repeated="2" office:value-type="float" office:value="0.9" calcext:value-type="float">
            <text:p>0.9</text:p>
          </table:table-cell>
          <table:table-cell office:value-type="float" office:value="2995560" calcext:value-type="float">
            <text:p>29955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125610" calcext:value-type="float">
            <text:p>112561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6850200" calcext:value-type="float">
            <text:p>168502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42681900" calcext:value-type="float">
            <text:p>426819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9664510" calcext:value-type="float">
            <text:p>966451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3916280" calcext:value-type="float">
            <text:p>391628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651480" calcext:value-type="float">
            <text:p>265148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736830" calcext:value-type="float">
            <text:p>273683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456150" calcext:value-type="float">
            <text:p>445615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3598500" calcext:value-type="float">
            <text:p>2359850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345840" calcext:value-type="float">
            <text:p>23458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81750" calcext:value-type="float">
            <text:p>108175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6850200" calcext:value-type="float">
            <text:p>168502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12198500" calcext:value-type="float">
            <text:p>121985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17627800" calcext:value-type="float">
            <text:p>176278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5224220" calcext:value-type="float">
            <text:p>522422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3633880" calcext:value-type="float">
            <text:p>363388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4106140" calcext:value-type="float">
            <text:p>410614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10412200" calcext:value-type="float">
            <text:p>1041220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6888470" calcext:value-type="float">
            <text:p>688847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1975890" calcext:value-type="float">
            <text:p>19758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049500" calcext:value-type="float">
            <text:p>10495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6850200" calcext:value-type="float">
            <text:p>168502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33288700" calcext:value-type="float">
            <text:p>332887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45202200" calcext:value-type="float">
            <text:p>452022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7371320" calcext:value-type="float">
            <text:p>737132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5332500" calcext:value-type="float">
            <text:p>533250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6670400" calcext:value-type="float">
            <text:p>667040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119711000" calcext:value-type="float">
            <text:p>11971100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4268760" calcext:value-type="float">
            <text:p>426876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1740280" calcext:value-type="float">
            <text:p>17402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014830" calcext:value-type="float">
            <text:p>101483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7074700" calcext:value-type="float">
            <text:p>170747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27285000" calcext:value-type="float">
            <text:p>272850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47275600" calcext:value-type="float">
            <text:p>472756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12313000" calcext:value-type="float">
            <text:p>123130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8480190" calcext:value-type="float">
            <text:p>848019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float" office:value="18226100" calcext:value-type="float">
            <text:p>1822610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0092200" calcext:value-type="float">
            <text:p>1009220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3083820" calcext:value-type="float">
            <text:p>308382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1574180" calcext:value-type="float">
            <text:p>15741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981731" calcext:value-type="float">
            <text:p>98173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6850200" calcext:value-type="float">
            <text:p>168502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45966400" calcext:value-type="float">
            <text:p>459664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4" calcext:value-type="float">
            <text:p>1.4</text:p>
          </table:table-cell>
          <table:table-cell office:value-type="float" office:value="25733300" calcext:value-type="float">
            <text:p>257333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21717300" calcext:value-type="float">
            <text:p>217173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23205100" calcext:value-type="float">
            <text:p>2320510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60488300" calcext:value-type="float">
            <text:p>6048830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5672880" calcext:value-type="float">
            <text:p>567288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2543770" calcext:value-type="float">
            <text:p>254377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office:value-type="float" office:value="1438950" calcext:value-type="float">
            <text:p>14389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949076" calcext:value-type="float">
            <text:p>94907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23195000" calcext:value-type="float">
            <text:p>231950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23070500" calcext:value-type="float">
            <text:p>230705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25139500" calcext:value-type="float">
            <text:p>251395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399506000" calcext:value-type="float">
            <text:p>3995060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189798000" calcext:value-type="float">
            <text:p>18979800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12197300" calcext:value-type="float">
            <text:p>1219730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4073120" calcext:value-type="float">
            <text:p>407312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2132630" calcext:value-type="float">
            <text:p>213263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1337160" calcext:value-type="float">
            <text:p>13371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921324" calcext:value-type="float">
            <text:p>92132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6850200" calcext:value-type="float">
            <text:p>168502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12852400" calcext:value-type="float">
            <text:p>128524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6" calcext:value-type="float">
            <text:p>1.6</text:p>
          </table:table-cell>
          <table:table-cell office:value-type="float" office:value="13271100" calcext:value-type="float">
            <text:p>132711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18943500" calcext:value-type="float">
            <text:p>189435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8741800" calcext:value-type="float">
            <text:p>1874180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6" calcext:value-type="float">
            <text:p>1.6</text:p>
          </table:table-cell>
          <table:table-cell office:value-type="float" office:value="6771250" calcext:value-type="float">
            <text:p>677125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6" calcext:value-type="float">
            <text:p>1.6</text:p>
          </table:table-cell>
          <table:table-cell office:value-type="float" office:value="3245570" calcext:value-type="float">
            <text:p>324557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1903940" calcext:value-type="float">
            <text:p>190394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249540" calcext:value-type="float">
            <text:p>12495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895622" calcext:value-type="float">
            <text:p>89562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float" office:value="16850200" calcext:value-type="float">
            <text:p>168502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14906900" calcext:value-type="float">
            <text:p>149069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7" calcext:value-type="float">
            <text:p>1.7</text:p>
          </table:table-cell>
          <table:table-cell office:value-type="float" office:value="22200900" calcext:value-type="float">
            <text:p>222009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11769400" calcext:value-type="float">
            <text:p>117694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office:value-type="float" office:value="9426280" calcext:value-type="float">
            <text:p>942628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5111950" calcext:value-type="float">
            <text:p>511195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2663400" calcext:value-type="float">
            <text:p>266340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1712730" calcext:value-type="float">
            <text:p>171273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1185310" calcext:value-type="float">
            <text:p>11853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870155" calcext:value-type="float">
            <text:p>87015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31043700" calcext:value-type="float">
            <text:p>310437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float" office:value="12592300" calcext:value-type="float">
            <text:p>125923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float" office:value="9042240" calcext:value-type="float">
            <text:p>904224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9168930" calcext:value-type="float">
            <text:p>916893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7220890" calcext:value-type="float">
            <text:p>722089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4015920" calcext:value-type="float">
            <text:p>401592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2371310" calcext:value-type="float">
            <text:p>237131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1586030" calcext:value-type="float">
            <text:p>158603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office:value-type="float" office:value="1116130" calcext:value-type="float">
            <text:p>11161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846589" calcext:value-type="float">
            <text:p>84658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21219200" calcext:value-type="float">
            <text:p>212192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17901900" calcext:value-type="float">
            <text:p>179019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9" calcext:value-type="float">
            <text:p>1.9</text:p>
          </table:table-cell>
          <table:table-cell office:value-type="float" office:value="12293800" calcext:value-type="float">
            <text:p>122938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7949940" calcext:value-type="float">
            <text:p>794994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5581420" calcext:value-type="float">
            <text:p>558142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3371370" calcext:value-type="float">
            <text:p>337137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2140660" calcext:value-type="float">
            <text:p>214066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1457350" calcext:value-type="float">
            <text:p>145735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office:value-type="float" office:value="1070020" calcext:value-type="float">
            <text:p>1070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825609" calcext:value-type="float">
            <text:p>82560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6850200" calcext:value-type="float">
            <text:p>168502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9917950" calcext:value-type="float">
            <text:p>991795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8098930" calcext:value-type="float">
            <text:p>809893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7527000" calcext:value-type="float">
            <text:p>75270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742870" calcext:value-type="float">
            <text:p>474287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2964850" calcext:value-type="float">
            <text:p>296485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1926320" calcext:value-type="float">
            <text:p>192632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376230" calcext:value-type="float">
            <text:p>137623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1032800" calcext:value-type="float">
            <text:p>10328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8320" calcext:value-type="float">
            <text:p>80832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16850200" calcext:value-type="float">
            <text:p>168502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2347800" calcext:value-type="float">
            <text:p>123478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float" office:value="10333100" calcext:value-type="float">
            <text:p>103331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6468100" calcext:value-type="float">
            <text:p>64681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1" calcext:value-type="float">
            <text:p>2.1</text:p>
          </table:table-cell>
          <table:table-cell office:value-type="float" office:value="4242200" calcext:value-type="float">
            <text:p>424220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1" calcext:value-type="float">
            <text:p>2.1</text:p>
          </table:table-cell>
          <table:table-cell office:value-type="float" office:value="2669280" calcext:value-type="float">
            <text:p>266928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1753390" calcext:value-type="float">
            <text:p>175339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1302030" calcext:value-type="float">
            <text:p>130203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office:value-type="float" office:value="994467" calcext:value-type="float">
            <text:p>994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785984" calcext:value-type="float">
            <text:p>78598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16850300" calcext:value-type="float">
            <text:p>168503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9309000" calcext:value-type="float">
            <text:p>93090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8571890" calcext:value-type="float">
            <text:p>857189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6449830" calcext:value-type="float">
            <text:p>644983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office:value-type="float" office:value="3846610" calcext:value-type="float">
            <text:p>384661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 office:value-type="float" office:value="2450480" calcext:value-type="float">
            <text:p>245048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2" calcext:value-type="float">
            <text:p>2.2</text:p>
          </table:table-cell>
          <table:table-cell office:value-type="float" office:value="1717750" calcext:value-type="float">
            <text:p>171775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2" calcext:value-type="float">
            <text:p>2.2</text:p>
          </table:table-cell>
          <table:table-cell office:value-type="float" office:value="1245710" calcext:value-type="float">
            <text:p>124571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958041" calcext:value-type="float">
            <text:p>958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773129" calcext:value-type="float">
            <text:p>77312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3" calcext:value-type="float">
            <text:p>2.3</text:p>
          </table:table-cell>
          <table:table-cell office:value-type="float" office:value="22080900" calcext:value-type="float">
            <text:p>220809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11250700" calcext:value-type="float">
            <text:p>112507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3" calcext:value-type="float">
            <text:p>2.3</text:p>
          </table:table-cell>
          <table:table-cell office:value-type="float" office:value="8647560" calcext:value-type="float">
            <text:p>864756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5583630" calcext:value-type="float">
            <text:p>558363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3" calcext:value-type="float">
            <text:p>2.3</text:p>
          </table:table-cell>
          <table:table-cell office:value-type="float" office:value="3429210" calcext:value-type="float">
            <text:p>342921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2291160" calcext:value-type="float">
            <text:p>229116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office:value-type="float" office:value="1572220" calcext:value-type="float">
            <text:p>157222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office:value-type="float" office:value="1190670" calcext:value-type="float">
            <text:p>119067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933536" calcext:value-type="float">
            <text:p>9335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758511" calcext:value-type="float">
            <text:p>75851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4" calcext:value-type="float">
            <text:p>2.4</text:p>
          </table:table-cell>
          <table:table-cell office:value-type="float" office:value="16850100" calcext:value-type="float">
            <text:p>168501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4" calcext:value-type="float">
            <text:p>2.4</text:p>
          </table:table-cell>
          <table:table-cell office:value-type="float" office:value="14969600" calcext:value-type="float">
            <text:p>149696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7640190" calcext:value-type="float">
            <text:p>764019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4886680" calcext:value-type="float">
            <text:p>488668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3196120" calcext:value-type="float">
            <text:p>319612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2112130" calcext:value-type="float">
            <text:p>211213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1506390" calcext:value-type="float">
            <text:p>150639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office:value-type="float" office:value="1150710" calcext:value-type="float">
            <text:p>115071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904437" calcext:value-type="float">
            <text:p>9044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743599" calcext:value-type="float">
            <text:p>7435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16850300" calcext:value-type="float">
            <text:p>168503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7517320" calcext:value-type="float">
            <text:p>751732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6299460" calcext:value-type="float">
            <text:p>629946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4104940" calcext:value-type="float">
            <text:p>410494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2975890" calcext:value-type="float">
            <text:p>297589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office:value-type="float" office:value="2016800" calcext:value-type="float">
            <text:p>201680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1407680" calcext:value-type="float">
            <text:p>140768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1103900" calcext:value-type="float">
            <text:p>110390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881092" calcext:value-type="float">
            <text:p>8810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732161" calcext:value-type="float">
            <text:p>73216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19852700" calcext:value-type="float">
            <text:p>198527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9603580" calcext:value-type="float">
            <text:p>960358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7855160" calcext:value-type="float">
            <text:p>785516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4487890" calcext:value-type="float">
            <text:p>448789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2959900" calcext:value-type="float">
            <text:p>295990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office:value-type="float" office:value="2024080" calcext:value-type="float">
            <text:p>202408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1422900" calcext:value-type="float">
            <text:p>142290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1110730" calcext:value-type="float">
            <text:p>111073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886660" calcext:value-type="float">
            <text:p>8866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731742" calcext:value-type="float">
            <text:p>73174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6" calcext:value-type="float">
            <text:p>2.6</text:p>
          </table:table-cell>
          <table:table-cell office:value-type="float" office:value="16850300" calcext:value-type="float">
            <text:p>168503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  <table:table-cell office:value-type="float" office:value="14350100" calcext:value-type="float">
            <text:p>143501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6" calcext:value-type="float">
            <text:p>2.6</text:p>
          </table:table-cell>
          <table:table-cell office:value-type="float" office:value="6986860" calcext:value-type="float">
            <text:p>698686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4352590" calcext:value-type="float">
            <text:p>435259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6" calcext:value-type="float">
            <text:p>2.6</text:p>
          </table:table-cell>
          <table:table-cell office:value-type="float" office:value="2780040" calcext:value-type="float">
            <text:p>278004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1908740" calcext:value-type="float">
            <text:p>190874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6" calcext:value-type="float">
            <text:p>2.6</text:p>
          </table:table-cell>
          <table:table-cell office:value-type="float" office:value="1379580" calcext:value-type="float">
            <text:p>137958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6" calcext:value-type="float">
            <text:p>2.6</text:p>
          </table:table-cell>
          <table:table-cell office:value-type="float" office:value="1069110" calcext:value-type="float">
            <text:p>106911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6" calcext:value-type="float">
            <text:p>2.6</text:p>
          </table:table-cell>
          <table:table-cell office:value-type="float" office:value="862487" calcext:value-type="float">
            <text:p>8624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719937" calcext:value-type="float">
            <text:p>71993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7" calcext:value-type="float">
            <text:p>2.7</text:p>
          </table:table-cell>
          <table:table-cell office:value-type="float" office:value="16850300" calcext:value-type="float">
            <text:p>168503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12842100" calcext:value-type="float">
            <text:p>128421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8290090" calcext:value-type="float">
            <text:p>829009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7" calcext:value-type="float">
            <text:p>2.7</text:p>
          </table:table-cell>
          <table:table-cell office:value-type="float" office:value="4353070" calcext:value-type="float">
            <text:p>435307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7" calcext:value-type="float">
            <text:p>2.7</text:p>
          </table:table-cell>
          <table:table-cell office:value-type="float" office:value="2716880" calcext:value-type="float">
            <text:p>271688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7" calcext:value-type="float">
            <text:p>2.7</text:p>
          </table:table-cell>
          <table:table-cell office:value-type="float" office:value="1855930" calcext:value-type="float">
            <text:p>185593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1321180" calcext:value-type="float">
            <text:p>132118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7" calcext:value-type="float">
            <text:p>2.7</text:p>
          </table:table-cell>
          <table:table-cell office:value-type="float" office:value="1044050" calcext:value-type="float">
            <text:p>104405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7" calcext:value-type="float">
            <text:p>2.7</text:p>
          </table:table-cell>
          <table:table-cell office:value-type="float" office:value="846873" calcext:value-type="float">
            <text:p>8468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708008" calcext:value-type="float">
            <text:p>7080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8" calcext:value-type="float">
            <text:p>2.8</text:p>
          </table:table-cell>
          <table:table-cell office:value-type="float" office:value="16850200" calcext:value-type="float">
            <text:p>168502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8" calcext:value-type="float">
            <text:p>2.8</text:p>
          </table:table-cell>
          <table:table-cell office:value-type="float" office:value="13878500" calcext:value-type="float">
            <text:p>138785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6961930" calcext:value-type="float">
            <text:p>696193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3644100" calcext:value-type="float">
            <text:p>36441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2593120" calcext:value-type="float">
            <text:p>259312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1776690" calcext:value-type="float">
            <text:p>177669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 office:value-type="float" office:value="1303170" calcext:value-type="float">
            <text:p>130317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1011960" calcext:value-type="float">
            <text:p>101196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8" calcext:value-type="float">
            <text:p>2.8</text:p>
          </table:table-cell>
          <table:table-cell office:value-type="float" office:value="828953" calcext:value-type="float">
            <text:p>8289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697613" calcext:value-type="float">
            <text:p>69761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9" calcext:value-type="float">
            <text:p>2.9</text:p>
          </table:table-cell>
          <table:table-cell office:value-type="float" office:value="16850200" calcext:value-type="float">
            <text:p>168502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9" calcext:value-type="float">
            <text:p>2.9</text:p>
          </table:table-cell>
          <table:table-cell office:value-type="float" office:value="10806500" calcext:value-type="float">
            <text:p>108065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9" calcext:value-type="float">
            <text:p>2.9</text:p>
          </table:table-cell>
          <table:table-cell office:value-type="float" office:value="8170200" calcext:value-type="float">
            <text:p>817020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3786290" calcext:value-type="float">
            <text:p>378629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9" calcext:value-type="float">
            <text:p>2.9</text:p>
          </table:table-cell>
          <table:table-cell office:value-type="float" office:value="2476070" calcext:value-type="float">
            <text:p>247607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9" calcext:value-type="float">
            <text:p>2.9</text:p>
          </table:table-cell>
          <table:table-cell office:value-type="float" office:value="1683070" calcext:value-type="float">
            <text:p>168307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9" calcext:value-type="float">
            <text:p>2.9</text:p>
          </table:table-cell>
          <table:table-cell office:value-type="float" office:value="1238620" calcext:value-type="float">
            <text:p>123862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9" calcext:value-type="float">
            <text:p>2.9</text:p>
          </table:table-cell>
          <table:table-cell office:value-type="float" office:value="994310" calcext:value-type="float">
            <text:p>99431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9" calcext:value-type="float">
            <text:p>2.9</text:p>
          </table:table-cell>
          <table:table-cell office:value-type="float" office:value="811939" calcext:value-type="float">
            <text:p>8119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688449" calcext:value-type="float">
            <text:p>68844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6850200" calcext:value-type="float">
            <text:p>168502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1757600" calcext:value-type="float">
            <text:p>117576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6785870" calcext:value-type="float">
            <text:p>678587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3786980" calcext:value-type="float">
            <text:p>378698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383950" calcext:value-type="float">
            <text:p>238395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648570" calcext:value-type="float">
            <text:p>164857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1216020" calcext:value-type="float">
            <text:p>121602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967434" calcext:value-type="float">
            <text:p>96743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802343" calcext:value-type="float">
            <text:p>802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9613" calcext:value-type="float">
            <text:p>67961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.1" calcext:value-type="float">
            <text:p>3.1</text:p>
          </table:table-cell>
          <table:table-cell office:value-type="float" office:value="16850200" calcext:value-type="float">
            <text:p>168502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.1" calcext:value-type="float">
            <text:p>3.1</text:p>
          </table:table-cell>
          <table:table-cell office:value-type="float" office:value="10727100" calcext:value-type="float">
            <text:p>107271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office:value-type="float" office:value="4940980" calcext:value-type="float">
            <text:p>494098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3638400" calcext:value-type="float">
            <text:p>36384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  <table:table-cell office:value-type="float" office:value="2314950" calcext:value-type="float">
            <text:p>231495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1" calcext:value-type="float">
            <text:p>3.1</text:p>
          </table:table-cell>
          <table:table-cell office:value-type="float" office:value="1599160" calcext:value-type="float">
            <text:p>159916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.1" calcext:value-type="float">
            <text:p>3.1</text:p>
          </table:table-cell>
          <table:table-cell office:value-type="float" office:value="1186130" calcext:value-type="float">
            <text:p>118613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951056" calcext:value-type="float">
            <text:p>95105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787446" calcext:value-type="float">
            <text:p>7874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673660" calcext:value-type="float">
            <text:p>67366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.2" calcext:value-type="float">
            <text:p>3.2</text:p>
          </table:table-cell>
          <table:table-cell office:value-type="float" office:value="16850200" calcext:value-type="float">
            <text:p>168502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.2" calcext:value-type="float">
            <text:p>3.2</text:p>
          </table:table-cell>
          <table:table-cell office:value-type="float" office:value="9863100" calcext:value-type="float">
            <text:p>98631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.2" calcext:value-type="float">
            <text:p>3.2</text:p>
          </table:table-cell>
          <table:table-cell office:value-type="float" office:value="4643160" calcext:value-type="float">
            <text:p>464316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2" calcext:value-type="float">
            <text:p>3.2</text:p>
          </table:table-cell>
          <table:table-cell office:value-type="float" office:value="3581510" calcext:value-type="float">
            <text:p>358151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2306810" calcext:value-type="float">
            <text:p>230681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office:value-type="float" office:value="1573620" calcext:value-type="float">
            <text:p>157362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.2" calcext:value-type="float">
            <text:p>3.2</text:p>
          </table:table-cell>
          <table:table-cell office:value-type="float" office:value="1153020" calcext:value-type="float">
            <text:p>115302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931339" calcext:value-type="float">
            <text:p>93133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.2" calcext:value-type="float">
            <text:p>3.2</text:p>
          </table:table-cell>
          <table:table-cell office:value-type="float" office:value="771785" calcext:value-type="float">
            <text:p>7717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665971" calcext:value-type="float">
            <text:p>66597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.3" calcext:value-type="float">
            <text:p>3.3</text:p>
          </table:table-cell>
          <table:table-cell office:value-type="float" office:value="19118500" calcext:value-type="float">
            <text:p>191185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.3" calcext:value-type="float">
            <text:p>3.3</text:p>
          </table:table-cell>
          <table:table-cell office:value-type="float" office:value="10825300" calcext:value-type="float">
            <text:p>108253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.3" calcext:value-type="float">
            <text:p>3.3</text:p>
          </table:table-cell>
          <table:table-cell office:value-type="float" office:value="5212520" calcext:value-type="float">
            <text:p>521252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3467630" calcext:value-type="float">
            <text:p>346763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.3" calcext:value-type="float">
            <text:p>3.3</text:p>
          </table:table-cell>
          <table:table-cell office:value-type="float" office:value="2185830" calcext:value-type="float">
            <text:p>218583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3" calcext:value-type="float">
            <text:p>3.3</text:p>
          </table:table-cell>
          <table:table-cell office:value-type="float" office:value="1534080" calcext:value-type="float">
            <text:p>153408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.3" calcext:value-type="float">
            <text:p>3.3</text:p>
          </table:table-cell>
          <table:table-cell office:value-type="float" office:value="1148490" calcext:value-type="float">
            <text:p>114849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3" calcext:value-type="float">
            <text:p>3.3</text:p>
          </table:table-cell>
          <table:table-cell office:value-type="float" office:value="920516" calcext:value-type="float">
            <text:p>92051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.3" calcext:value-type="float">
            <text:p>3.3</text:p>
          </table:table-cell>
          <table:table-cell office:value-type="float" office:value="763330" calcext:value-type="float">
            <text:p>7633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657818" calcext:value-type="float">
            <text:p>65781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.4" calcext:value-type="float">
            <text:p>3.4</text:p>
          </table:table-cell>
          <table:table-cell office:value-type="float" office:value="16850200" calcext:value-type="float">
            <text:p>168502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 office:value-type="float" office:value="7739150" calcext:value-type="float">
            <text:p>773915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.4" calcext:value-type="float">
            <text:p>3.4</text:p>
          </table:table-cell>
          <table:table-cell office:value-type="float" office:value="6571970" calcext:value-type="float">
            <text:p>657197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3499360" calcext:value-type="float">
            <text:p>349936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.4" calcext:value-type="float">
            <text:p>3.4</text:p>
          </table:table-cell>
          <table:table-cell office:value-type="float" office:value="2150570" calcext:value-type="float">
            <text:p>215057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4" calcext:value-type="float">
            <text:p>3.4</text:p>
          </table:table-cell>
          <table:table-cell office:value-type="float" office:value="1509270" calcext:value-type="float">
            <text:p>150927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.4" calcext:value-type="float">
            <text:p>3.4</text:p>
          </table:table-cell>
          <table:table-cell office:value-type="float" office:value="1120680" calcext:value-type="float">
            <text:p>112068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4" calcext:value-type="float">
            <text:p>3.4</text:p>
          </table:table-cell>
          <table:table-cell office:value-type="float" office:value="902271" calcext:value-type="float">
            <text:p>90227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.4" calcext:value-type="float">
            <text:p>3.4</text:p>
          </table:table-cell>
          <table:table-cell office:value-type="float" office:value="758249" calcext:value-type="float">
            <text:p>758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651783" calcext:value-type="float">
            <text:p>65178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18081700" calcext:value-type="float">
            <text:p>180817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.5" calcext:value-type="float">
            <text:p>3.5</text:p>
          </table:table-cell>
          <table:table-cell office:value-type="float" office:value="12803000" calcext:value-type="float">
            <text:p>128030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.5" calcext:value-type="float">
            <text:p>3.5</text:p>
          </table:table-cell>
          <table:table-cell office:value-type="float" office:value="6564930" calcext:value-type="float">
            <text:p>656493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3170460" calcext:value-type="float">
            <text:p>317046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2107720" calcext:value-type="float">
            <text:p>210772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1475920" calcext:value-type="float">
            <text:p>147592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.5" calcext:value-type="float">
            <text:p>3.5</text:p>
          </table:table-cell>
          <table:table-cell office:value-type="float" office:value="1112390" calcext:value-type="float">
            <text:p>111239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office:value-type="float" office:value="893138" calcext:value-type="float">
            <text:p>89313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749998" calcext:value-type="float">
            <text:p>74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645266" calcext:value-type="float">
            <text:p>645266</text:p>
          </table:table-cell>
        </table:table-row>
      </table:table>
      <table:table table:name="Sheet4" table:style-name="ta1">
        <table:table-column table:style-name="co1" table:number-columns-repeated="3" table:default-cell-style-name="Default"/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000480611" calcext:value-type="float">
            <text:p>0.00048061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-0.00002" calcext:value-type="float">
            <text:p>-0.0000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-0.000045" calcext:value-type="float">
            <text:p>-0.00004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051945" calcext:value-type="float">
            <text:p>0.05194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0810524" calcext:value-type="float">
            <text:p>0.081052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101328" calcext:value-type="float">
            <text:p>0.10132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115416" calcext:value-type="float">
            <text:p>0.1154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24403" calcext:value-type="float">
            <text:p>0.12440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128911" calcext:value-type="float">
            <text:p>0.128911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.129361" calcext:value-type="float">
            <text:p>0.12936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12607" calcext:value-type="float">
            <text:p>0.1260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19282" calcext:value-type="float">
            <text:p>0.11928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0.109201" calcext:value-type="float">
            <text:p>0.10920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0959918" calcext:value-type="float">
            <text:p>0.095991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079796" calcext:value-type="float">
            <text:p>0.07979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0607332" calcext:value-type="float">
            <text:p>0.060733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0389066" calcext:value-type="float">
            <text:p>0.038906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0144055" calcext:value-type="float">
            <text:p>0.014405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-0.001805" calcext:value-type="float">
            <text:p>-0.001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5" calcext:value-type="float">
            <text:p>0.5</text:p>
          </table:table-cell>
          <table:table-cell office:value-type="float" office:value="-0.002205" calcext:value-type="float">
            <text:p>-0.0022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-0.00242" calcext:value-type="float">
            <text:p>-0.0024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5" calcext:value-type="float">
            <text:p>0.55</text:p>
          </table:table-cell>
          <table:table-cell office:value-type="float" office:value="0.000581782" calcext:value-type="float">
            <text:p>0.00058178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-0.00002" calcext:value-type="float">
            <text:p>-0.0000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5" calcext:value-type="float">
            <text:p>0.55</text:p>
          </table:table-cell>
          <table:table-cell office:value-type="float" office:value="-0.000045" calcext:value-type="float">
            <text:p>-0.00004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0.0465698" calcext:value-type="float">
            <text:p>0.046569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0.0760422" calcext:value-type="float">
            <text:p>0.076042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office:value-type="float" office:value="0.0963347" calcext:value-type="float">
            <text:p>0.096334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5" calcext:value-type="float">
            <text:p>0.55</text:p>
          </table:table-cell>
          <table:table-cell office:value-type="float" office:value="0.11036" calcext:value-type="float">
            <text:p>0.1103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119267" calcext:value-type="float">
            <text:p>0.11926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office:value-type="float" office:value="0.123699" calcext:value-type="float">
            <text:p>0.1236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124085" calcext:value-type="float">
            <text:p>0.124085</text:p>
          </table:table-cell>
        </table:table-row>
        <table:table-row table:style-name="ro1">
          <table:table-cell table:number-columns-repeated="2" office:value-type="float" office:value="0.55" calcext:value-type="float">
            <text:p>0.55</text:p>
          </table:table-cell>
          <table:table-cell office:value-type="float" office:value="0.120744" calcext:value-type="float">
            <text:p>0.12074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113922" calcext:value-type="float">
            <text:p>0.11392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103821" calcext:value-type="float">
            <text:p>0.10382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0.0906063" calcext:value-type="float">
            <text:p>0.090606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  <table:table-cell office:value-type="float" office:value="0.0744181" calcext:value-type="float">
            <text:p>0.074418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5" calcext:value-type="float">
            <text:p>0.55</text:p>
          </table:table-cell>
          <table:table-cell office:value-type="float" office:value="0.0553749" calcext:value-type="float">
            <text:p>0.055374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5" calcext:value-type="float">
            <text:p>0.55</text:p>
          </table:table-cell>
          <table:table-cell office:value-type="float" office:value="0.0335787" calcext:value-type="float">
            <text:p>0.033578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5" calcext:value-type="float">
            <text:p>0.55</text:p>
          </table:table-cell>
          <table:table-cell office:value-type="float" office:value="0.00911793" calcext:value-type="float">
            <text:p>0.0091179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office:value-type="float" office:value="-0.001805" calcext:value-type="float">
            <text:p>-0.001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55" calcext:value-type="float">
            <text:p>0.55</text:p>
          </table:table-cell>
          <table:table-cell office:value-type="float" office:value="-0.002205" calcext:value-type="float">
            <text:p>-0.0022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5" calcext:value-type="float">
            <text:p>0.55</text:p>
          </table:table-cell>
          <table:table-cell office:value-type="float" office:value="-0.00242" calcext:value-type="float">
            <text:p>-0.0024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float" office:value="0.000662473" calcext:value-type="float">
            <text:p>0.00066247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0000705405" calcext:value-type="float">
            <text:p>7.05405E-0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office:value-type="float" office:value="-0.000045" calcext:value-type="float">
            <text:p>-0.00004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0413501" calcext:value-type="float">
            <text:p>0.041350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0.0712124" calcext:value-type="float">
            <text:p>0.071212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0915033" calcext:value-type="float">
            <text:p>0.091503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0.105435" calcext:value-type="float">
            <text:p>0.10543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114224" calcext:value-type="float">
            <text:p>0.11422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118539" calcext:value-type="float">
            <text:p>0.11853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18817" calcext:value-type="float">
            <text:p>0.11881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115381" calcext:value-type="float">
            <text:p>0.115381</text:p>
          </table:table-cell>
        </table:table-row>
        <table:table-row table:style-name="ro1">
          <table:table-cell table:number-columns-repeated="2" office:value-type="float" office:value="0.6" calcext:value-type="float">
            <text:p>0.6</text:p>
          </table:table-cell>
          <table:table-cell office:value-type="float" office:value="0.10848" calcext:value-type="float">
            <text:p>0.1084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.0983139" calcext:value-type="float">
            <text:p>0.098313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0850492" calcext:value-type="float">
            <text:p>0.085049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0688248" calcext:value-type="float">
            <text:p>0.068824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0497585" calcext:value-type="float">
            <text:p>0.049758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0.0279517" calcext:value-type="float">
            <text:p>0.027951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00349154" calcext:value-type="float">
            <text:p>0.0034915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-0.001805" calcext:value-type="float">
            <text:p>-0.001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-0.002205" calcext:value-type="float">
            <text:p>-0.0022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-0.00242" calcext:value-type="float">
            <text:p>-0.0024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5" calcext:value-type="float">
            <text:p>0.65</text:p>
          </table:table-cell>
          <table:table-cell office:value-type="float" office:value="0.000725182" calcext:value-type="float">
            <text:p>0.00072518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0.000243904" calcext:value-type="float">
            <text:p>0.00024390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5" calcext:value-type="float">
            <text:p>0.65</text:p>
          </table:table-cell>
          <table:table-cell office:value-type="float" office:value="-0.000045" calcext:value-type="float">
            <text:p>-0.00004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float" office:value="0.0362217" calcext:value-type="float">
            <text:p>0.036221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5" calcext:value-type="float">
            <text:p>0.65</text:p>
          </table:table-cell>
          <table:table-cell office:value-type="float" office:value="0.066518" calcext:value-type="float">
            <text:p>0.06651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5" calcext:value-type="float">
            <text:p>0.65</text:p>
          </table:table-cell>
          <table:table-cell office:value-type="float" office:value="0.0867977" calcext:value-type="float">
            <text:p>0.086797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office:value-type="float" office:value="0.100611" calcext:value-type="float">
            <text:p>0.10061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0.109251" calcext:value-type="float">
            <text:p>0.10925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113412" calcext:value-type="float">
            <text:p>0.11341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0.113544" calcext:value-type="float">
            <text:p>0.11354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109972" calcext:value-type="float">
            <text:p>0.10997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102947" calcext:value-type="float">
            <text:p>0.102947</text:p>
          </table:table-cell>
        </table:table-row>
        <table:table-row table:style-name="ro1">
          <table:table-cell table:number-columns-repeated="2" office:value-type="float" office:value="0.65" calcext:value-type="float">
            <text:p>0.65</text:p>
          </table:table-cell>
          <table:table-cell office:value-type="float" office:value="0.0926728" calcext:value-type="float">
            <text:p>0.092672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0793136" calcext:value-type="float">
            <text:p>0.079313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5" calcext:value-type="float">
            <text:p>0.65</text:p>
          </table:table-cell>
          <table:table-cell office:value-type="float" office:value="0.0630085" calcext:value-type="float">
            <text:p>0.063008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0438751" calcext:value-type="float">
            <text:p>0.043875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 office:value-type="float" office:value="0.022014" calcext:value-type="float">
            <text:p>0.02201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-0.00162" calcext:value-type="float">
            <text:p>-0.0016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-0.001805" calcext:value-type="float">
            <text:p>-0.001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65" calcext:value-type="float">
            <text:p>0.65</text:p>
          </table:table-cell>
          <table:table-cell office:value-type="float" office:value="-0.002205" calcext:value-type="float">
            <text:p>-0.0022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65" calcext:value-type="float">
            <text:p>0.65</text:p>
          </table:table-cell>
          <table:table-cell office:value-type="float" office:value="-0.00242" calcext:value-type="float">
            <text:p>-0.0024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0.000772585" calcext:value-type="float">
            <text:p>0.00077258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000419205" calcext:value-type="float">
            <text:p>0.00041920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  <table:table-cell office:value-type="float" office:value="-0.000045" calcext:value-type="float">
            <text:p>-0.00004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0311245" calcext:value-type="float">
            <text:p>0.031124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0.0619195" calcext:value-type="float">
            <text:p>0.061919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0821863" calcext:value-type="float">
            <text:p>0.082186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 office:value-type="float" office:value="0.0958626" calcext:value-type="float">
            <text:p>0.095862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104327" calcext:value-type="float">
            <text:p>0.10432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108303" calcext:value-type="float">
            <text:p>0.1083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108251" calcext:value-type="float">
            <text:p>0.10825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0.104503" calcext:value-type="float">
            <text:p>0.10450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0973145" calcext:value-type="float">
            <text:p>0.097314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0868879" calcext:value-type="float">
            <text:p>0.0868879</text:p>
          </table:table-cell>
        </table:table-row>
        <table:table-row table:style-name="ro1">
          <table:table-cell table:number-columns-repeated="2" office:value-type="float" office:value="0.7" calcext:value-type="float">
            <text:p>0.7</text:p>
          </table:table-cell>
          <table:table-cell office:value-type="float" office:value="0.0733896" calcext:value-type="float">
            <text:p>0.073389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0569586" calcext:value-type="float">
            <text:p>0.056958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0377123" calcext:value-type="float">
            <text:p>0.037712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 office:value-type="float" office:value="0.0157512" calcext:value-type="float">
            <text:p>0.015751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-0.00162" calcext:value-type="float">
            <text:p>-0.0016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float" office:value="-0.001805" calcext:value-type="float">
            <text:p>-0.001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7" calcext:value-type="float">
            <text:p>0.7</text:p>
          </table:table-cell>
          <table:table-cell office:value-type="float" office:value="-0.002205" calcext:value-type="float">
            <text:p>-0.0022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-0.00242" calcext:value-type="float">
            <text:p>-0.0024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5" calcext:value-type="float">
            <text:p>0.75</text:p>
          </table:table-cell>
          <table:table-cell office:value-type="float" office:value="0.000807228" calcext:value-type="float">
            <text:p>0.00080722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0.000594895" calcext:value-type="float">
            <text:p>0.00059489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5" calcext:value-type="float">
            <text:p>0.75</text:p>
          </table:table-cell>
          <table:table-cell office:value-type="float" office:value="0.000041407" calcext:value-type="float">
            <text:p>0.00004140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5" calcext:value-type="float">
            <text:p>0.75</text:p>
          </table:table-cell>
          <table:table-cell office:value-type="float" office:value="0.0259991" calcext:value-type="float">
            <text:p>0.025999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0573808" calcext:value-type="float">
            <text:p>0.057380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0.0776401" calcext:value-type="float">
            <text:p>0.077640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5" calcext:value-type="float">
            <text:p>0.75</text:p>
          </table:table-cell>
          <table:table-cell office:value-type="float" office:value="0.0911659" calcext:value-type="float">
            <text:p>0.091165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0.0994316" calcext:value-type="float">
            <text:p>0.099431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.103192" calcext:value-type="float">
            <text:p>0.10319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102922" calcext:value-type="float">
            <text:p>0.10292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 office:value-type="float" office:value="0.0989616" calcext:value-type="float">
            <text:p>0.098961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0915681" calcext:value-type="float">
            <text:p>0.091568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 office:value-type="float" office:value="0.0809466" calcext:value-type="float">
            <text:p>0.080946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0672645" calcext:value-type="float">
            <text:p>0.0672645</text:p>
          </table:table-cell>
        </table:table-row>
        <table:table-row table:style-name="ro1">
          <table:table-cell table:number-columns-repeated="2" office:value-type="float" office:value="0.75" calcext:value-type="float">
            <text:p>0.75</text:p>
          </table:table-cell>
          <table:table-cell office:value-type="float" office:value="0.0506613" calcext:value-type="float">
            <text:p>0.050661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0312546" calcext:value-type="float">
            <text:p>0.031254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0.00914496" calcext:value-type="float">
            <text:p>0.0091449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-0.00162" calcext:value-type="float">
            <text:p>-0.0016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-0.001805" calcext:value-type="float">
            <text:p>-0.001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-0.002205" calcext:value-type="float">
            <text:p>-0.0022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5" calcext:value-type="float">
            <text:p>0.75</text:p>
          </table:table-cell>
          <table:table-cell office:value-type="float" office:value="-0.00242" calcext:value-type="float">
            <text:p>-0.0024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float" office:value="0.000831384" calcext:value-type="float">
            <text:p>0.00083138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000768827" calcext:value-type="float">
            <text:p>0.00076882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" calcext:value-type="float">
            <text:p>0.8</text:p>
          </table:table-cell>
          <table:table-cell office:value-type="float" office:value="0.000154102" calcext:value-type="float">
            <text:p>0.00015410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0207826" calcext:value-type="float">
            <text:p>0.020782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0.0528679" calcext:value-type="float">
            <text:p>0.052867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0731324" calcext:value-type="float">
            <text:p>0.073132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8" calcext:value-type="float">
            <text:p>0.8</text:p>
          </table:table-cell>
          <table:table-cell office:value-type="float" office:value="0.0864977" calcext:value-type="float">
            <text:p>0.086497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0945439" calcext:value-type="float">
            <text:p>0.094543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0.0980612" calcext:value-type="float">
            <text:p>0.098061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0975418" calcext:value-type="float">
            <text:p>0.097541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0.0933318" calcext:value-type="float">
            <text:p>0.093331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0856933" calcext:value-type="float">
            <text:p>0.085693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0748338" calcext:value-type="float">
            <text:p>0.074833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0609221" calcext:value-type="float">
            <text:p>0.060922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0440987" calcext:value-type="float">
            <text:p>0.0440987</text:p>
          </table:table-cell>
        </table:table-row>
        <table:table-row table:style-name="ro1">
          <table:table-cell table:number-columns-repeated="2" office:value-type="float" office:value="0.8" calcext:value-type="float">
            <text:p>0.8</text:p>
          </table:table-cell>
          <table:table-cell office:value-type="float" office:value="0.0244819" calcext:value-type="float">
            <text:p>0.024481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.00217218" calcext:value-type="float">
            <text:p>0.0021721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-0.00162" calcext:value-type="float">
            <text:p>-0.0016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float" office:value="-0.001805" calcext:value-type="float">
            <text:p>-0.001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-0.002205" calcext:value-type="float">
            <text:p>-0.0022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-0.00242" calcext:value-type="float">
            <text:p>-0.0024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85" calcext:value-type="float">
            <text:p>0.85</text:p>
          </table:table-cell>
          <table:table-cell office:value-type="float" office:value="0.000847009" calcext:value-type="float">
            <text:p>0.00084700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5" calcext:value-type="float">
            <text:p>0.85</text:p>
          </table:table-cell>
          <table:table-cell office:value-type="float" office:value="0.0009382" calcext:value-type="float">
            <text:p>0.000938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office:value-type="float" office:value="0.000252539" calcext:value-type="float">
            <text:p>0.00025253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0154041" calcext:value-type="float">
            <text:p>0.015404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85" calcext:value-type="float">
            <text:p>0.85</text:p>
          </table:table-cell>
          <table:table-cell office:value-type="float" office:value="0.0483477" calcext:value-type="float">
            <text:p>0.048347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5" calcext:value-type="float">
            <text:p>0.85</text:p>
          </table:table-cell>
          <table:table-cell office:value-type="float" office:value="0.0686372" calcext:value-type="float">
            <text:p>0.068637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85" calcext:value-type="float">
            <text:p>0.85</text:p>
          </table:table-cell>
          <table:table-cell office:value-type="float" office:value="0.0818356" calcext:value-type="float">
            <text:p>0.081835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office:value-type="float" office:value="0.089644" calcext:value-type="float">
            <text:p>0.08964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85" calcext:value-type="float">
            <text:p>0.85</text:p>
          </table:table-cell>
          <table:table-cell office:value-type="float" office:value="0.092893" calcext:value-type="float">
            <text:p>0.09289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0920921" calcext:value-type="float">
            <text:p>0.092092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office:value-type="float" office:value="0.0875963" calcext:value-type="float">
            <text:p>0.087596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0.0796724" calcext:value-type="float">
            <text:p>0.079672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0.0685309" calcext:value-type="float">
            <text:p>0.068530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float" office:value="0.0543424" calcext:value-type="float">
            <text:p>0.054342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0372487" calcext:value-type="float">
            <text:p>0.037248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0173687" calcext:value-type="float">
            <text:p>0.0173687</text:p>
          </table:table-cell>
        </table:table-row>
        <table:table-row table:style-name="ro1">
          <table:table-cell table:number-columns-repeated="2" office:value-type="float" office:value="0.85" calcext:value-type="float">
            <text:p>0.85</text:p>
          </table:table-cell>
          <table:table-cell office:value-type="float" office:value="-0.001445" calcext:value-type="float">
            <text:p>-0.00144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-0.00162" calcext:value-type="float">
            <text:p>-0.0016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-0.001805" calcext:value-type="float">
            <text:p>-0.001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-0.002205" calcext:value-type="float">
            <text:p>-0.0022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85" calcext:value-type="float">
            <text:p>0.85</text:p>
          </table:table-cell>
          <table:table-cell office:value-type="float" office:value="-0.00242" calcext:value-type="float">
            <text:p>-0.0024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0.000855752" calcext:value-type="float">
            <text:p>0.00085575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00109944" calcext:value-type="float">
            <text:p>0.0010994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</text:p>
          </table:table-cell>
          <table:table-cell office:value-type="float" office:value="0.000334077" calcext:value-type="float">
            <text:p>0.00033407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00977759" calcext:value-type="float">
            <text:p>0.0097775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0.0437859" calcext:value-type="float">
            <text:p>0.043785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0641286" calcext:value-type="float">
            <text:p>0.064128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9" calcext:value-type="float">
            <text:p>0.9</text:p>
          </table:table-cell>
          <table:table-cell office:value-type="float" office:value="0.0771572" calcext:value-type="float">
            <text:p>0.077157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0847113" calcext:value-type="float">
            <text:p>0.084711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0.0876671" calcext:value-type="float">
            <text:p>0.087667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0865534" calcext:value-type="float">
            <text:p>0.086553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float" office:value="0.0817351" calcext:value-type="float">
            <text:p>0.081735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0734845" calcext:value-type="float">
            <text:p>0.073484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0.0620154" calcext:value-type="float">
            <text:p>0.062015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0475006" calcext:value-type="float">
            <text:p>0.047500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0300832" calcext:value-type="float">
            <text:p>0.030083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00988354" calcext:value-type="float">
            <text:p>0.0098835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-0.001445" calcext:value-type="float">
            <text:p>-0.001445</text:p>
          </table:table-cell>
        </table:table-row>
        <table:table-row table:style-name="ro1">
          <table:table-cell table:number-columns-repeated="2" office:value-type="float" office:value="0.9" calcext:value-type="float">
            <text:p>0.9</text:p>
          </table:table-cell>
          <table:table-cell office:value-type="float" office:value="-0.00162" calcext:value-type="float">
            <text:p>-0.0016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-0.001805" calcext:value-type="float">
            <text:p>-0.001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9" calcext:value-type="float">
            <text:p>0.9</text:p>
          </table:table-cell>
          <table:table-cell office:value-type="float" office:value="-0.002205" calcext:value-type="float">
            <text:p>-0.0022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-0.00242" calcext:value-type="float">
            <text:p>-0.0024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office:value-type="float" office:value="0.000858982" calcext:value-type="float">
            <text:p>0.00085898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office:value-type="float" office:value="0.00124803" calcext:value-type="float">
            <text:p>0.0012480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5" calcext:value-type="float">
            <text:p>0.95</text:p>
          </table:table-cell>
          <table:table-cell office:value-type="float" office:value="0.000396305" calcext:value-type="float">
            <text:p>0.0003963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5" calcext:value-type="float">
            <text:p>0.95</text:p>
          </table:table-cell>
          <table:table-cell office:value-type="float" office:value="0.00379165" calcext:value-type="float">
            <text:p>0.0037916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5" calcext:value-type="float">
            <text:p>0.95</text:p>
          </table:table-cell>
          <table:table-cell office:value-type="float" office:value="0.0391461" calcext:value-type="float">
            <text:p>0.039146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float" office:value="0.0595801" calcext:value-type="float">
            <text:p>0.059580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95" calcext:value-type="float">
            <text:p>0.95</text:p>
          </table:table-cell>
          <table:table-cell office:value-type="float" office:value="0.0724391" calcext:value-type="float">
            <text:p>0.072439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float" office:value="0.0797239" calcext:value-type="float">
            <text:p>0.079723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  <table:table-cell office:value-type="float" office:value="0.082362" calcext:value-type="float">
            <text:p>0.08236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0809039" calcext:value-type="float">
            <text:p>0.080903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5" calcext:value-type="float">
            <text:p>0.95</text:p>
          </table:table-cell>
          <table:table-cell office:value-type="float" office:value="0.0757255" calcext:value-type="float">
            <text:p>0.075725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5" calcext:value-type="float">
            <text:p>0.95</text:p>
          </table:table-cell>
          <table:table-cell office:value-type="float" office:value="0.0671051" calcext:value-type="float">
            <text:p>0.067105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95" calcext:value-type="float">
            <text:p>0.95</text:p>
          </table:table-cell>
          <table:table-cell office:value-type="float" office:value="0.0552602" calcext:value-type="float">
            <text:p>0.055260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5" calcext:value-type="float">
            <text:p>0.95</text:p>
          </table:table-cell>
          <table:table-cell office:value-type="float" office:value="0.0403662" calcext:value-type="float">
            <text:p>0.040366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95" calcext:value-type="float">
            <text:p>0.95</text:p>
          </table:table-cell>
          <table:table-cell office:value-type="float" office:value="0.022568" calcext:value-type="float">
            <text:p>0.02256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office:value-type="float" office:value="0.00198691" calcext:value-type="float">
            <text:p>0.0019869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5" calcext:value-type="float">
            <text:p>0.95</text:p>
          </table:table-cell>
          <table:table-cell office:value-type="float" office:value="-0.001445" calcext:value-type="float">
            <text:p>-0.00144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-0.00162" calcext:value-type="float">
            <text:p>-0.00162</text:p>
          </table:table-cell>
        </table:table-row>
        <table:table-row table:style-name="ro1">
          <table:table-cell table:number-columns-repeated="2" office:value-type="float" office:value="0.95" calcext:value-type="float">
            <text:p>0.95</text:p>
          </table:table-cell>
          <table:table-cell office:value-type="float" office:value="-0.001805" calcext:value-type="float">
            <text:p>-0.001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95" calcext:value-type="float">
            <text:p>0.95</text:p>
          </table:table-cell>
          <table:table-cell office:value-type="float" office:value="-0.002205" calcext:value-type="float">
            <text:p>-0.0022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95" calcext:value-type="float">
            <text:p>0.95</text:p>
          </table:table-cell>
          <table:table-cell office:value-type="float" office:value="-0.00242" calcext:value-type="float">
            <text:p>-0.0024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00857826" calcext:value-type="float">
            <text:p>0.00085782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137821" calcext:value-type="float">
            <text:p>0.0013782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000437478" calcext:value-type="float">
            <text:p>0.00043747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00269404" calcext:value-type="float">
            <text:p>0.00026940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343875" calcext:value-type="float">
            <text:p>0.034387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0549634" calcext:value-type="float">
            <text:p>0.054963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.0676567" calcext:value-type="float">
            <text:p>0.067656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0746582" calcext:value-type="float">
            <text:p>0.074658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0.076954" calcext:value-type="float">
            <text:p>0.07695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751189" calcext:value-type="float">
            <text:p>0.075118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.0695407" calcext:value-type="float">
            <text:p>0.069540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605047" calcext:value-type="float">
            <text:p>0.060504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0482325" calcext:value-type="float">
            <text:p>0.048232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0329021" calcext:value-type="float">
            <text:p>0.032902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0146602" calcext:value-type="float">
            <text:p>0.014660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-0.00127999" calcext:value-type="float">
            <text:p>-0.0012799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-0.001445" calcext:value-type="float">
            <text:p>-0.00144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-0.00162" calcext:value-type="float">
            <text:p>-0.0016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-0.001805" calcext:value-type="float">
            <text:p>-0.00180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office:value-type="float" office:value="-0.002205" calcext:value-type="float">
            <text:p>-0.0022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-0.00242" calcext:value-type="float">
            <text:p>-0.0024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05" calcext:value-type="float">
            <text:p>1.05</text:p>
          </table:table-cell>
          <table:table-cell office:value-type="float" office:value="0.000853205" calcext:value-type="float">
            <text:p>0.00085320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05" calcext:value-type="float">
            <text:p>1.05</text:p>
          </table:table-cell>
          <table:table-cell office:value-type="float" office:value="0.00148251" calcext:value-type="float">
            <text:p>0.0014825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05" calcext:value-type="float">
            <text:p>1.05</text:p>
          </table:table-cell>
          <table:table-cell office:value-type="float" office:value="0.000456984" calcext:value-type="float">
            <text:p>0.00045698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05" calcext:value-type="float">
            <text:p>1.05</text:p>
          </table:table-cell>
          <table:table-cell office:value-type="float" office:value="0.00030549" calcext:value-type="float">
            <text:p>0.0003054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294622" calcext:value-type="float">
            <text:p>0.029462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05" calcext:value-type="float">
            <text:p>1.05</text:p>
          </table:table-cell>
          <table:table-cell office:value-type="float" office:value="0.0502469" calcext:value-type="float">
            <text:p>0.050246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05" calcext:value-type="float">
            <text:p>1.05</text:p>
          </table:table-cell>
          <table:table-cell office:value-type="float" office:value="0.0627829" calcext:value-type="float">
            <text:p>0.062782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0694883" calcext:value-type="float">
            <text:p>0.069488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float" office:value="0.0714165" calcext:value-type="float">
            <text:p>0.071416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0.0691699" calcext:value-type="float">
            <text:p>0.069169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05" calcext:value-type="float">
            <text:p>1.05</text:p>
          </table:table-cell>
          <table:table-cell office:value-type="float" office:value="0.0631496" calcext:value-type="float">
            <text:p>0.063149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05" calcext:value-type="float">
            <text:p>1.05</text:p>
          </table:table-cell>
          <table:table-cell office:value-type="float" office:value="0.0536485" calcext:value-type="float">
            <text:p>0.053648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05" calcext:value-type="float">
            <text:p>1.05</text:p>
          </table:table-cell>
          <table:table-cell office:value-type="float" office:value="0.0408923" calcext:value-type="float">
            <text:p>0.04089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5" calcext:value-type="float">
            <text:p>1.05</text:p>
          </table:table-cell>
          <table:table-cell office:value-type="float" office:value="0.0250622" calcext:value-type="float">
            <text:p>0.025062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05" calcext:value-type="float">
            <text:p>1.05</text:p>
          </table:table-cell>
          <table:table-cell office:value-type="float" office:value="0.00630662" calcext:value-type="float">
            <text:p>0.0063066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05" calcext:value-type="float">
            <text:p>1.05</text:p>
          </table:table-cell>
          <table:table-cell office:value-type="float" office:value="-0.001161" calcext:value-type="float">
            <text:p>-0.00116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05" calcext:value-type="float">
            <text:p>1.05</text:p>
          </table:table-cell>
          <table:table-cell office:value-type="float" office:value="-0.00131066" calcext:value-type="float">
            <text:p>-0.0013106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05" calcext:value-type="float">
            <text:p>1.05</text:p>
          </table:table-cell>
          <table:table-cell office:value-type="float" office:value="-0.00146939" calcext:value-type="float">
            <text:p>-0.0014693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05" calcext:value-type="float">
            <text:p>1.05</text:p>
          </table:table-cell>
          <table:table-cell office:value-type="float" office:value="-0.00163719" calcext:value-type="float">
            <text:p>-0.001637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-0.00181406" calcext:value-type="float">
            <text:p>-0.00181406</text:p>
          </table:table-cell>
        </table:table-row>
        <table:table-row table:style-name="ro1">
          <table:table-cell table:number-columns-repeated="2" office:value-type="float" office:value="1.05" calcext:value-type="float">
            <text:p>1.05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office:value-type="float" office:value="-0.00219501" calcext:value-type="float">
            <text:p>-0.0021950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1" calcext:value-type="float">
            <text:p>1.1</text:p>
          </table:table-cell>
          <table:table-cell office:value-type="float" office:value="0.000845873" calcext:value-type="float">
            <text:p>0.00084587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00155089" calcext:value-type="float">
            <text:p>0.0015508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" calcext:value-type="float">
            <text:p>1.1</text:p>
          </table:table-cell>
          <table:table-cell office:value-type="float" office:value="0.000455733" calcext:value-type="float">
            <text:p>0.00045573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000323763" calcext:value-type="float">
            <text:p>0.00032376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1" calcext:value-type="float">
            <text:p>1.1</text:p>
          </table:table-cell>
          <table:table-cell office:value-type="float" office:value="0.0243119" calcext:value-type="float">
            <text:p>0.024311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0.0453949" calcext:value-type="float">
            <text:p>0.045394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1" calcext:value-type="float">
            <text:p>1.1</text:p>
          </table:table-cell>
          <table:table-cell office:value-type="float" office:value="0.0577872" calcext:value-type="float">
            <text:p>0.057787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0641844" calcext:value-type="float">
            <text:p>0.064184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1" calcext:value-type="float">
            <text:p>1.1</text:p>
          </table:table-cell>
          <table:table-cell office:value-type="float" office:value="0.0657186" calcext:value-type="float">
            <text:p>0.065718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0630234" calcext:value-type="float">
            <text:p>0.063023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1" calcext:value-type="float">
            <text:p>1.1</text:p>
          </table:table-cell>
          <table:table-cell office:value-type="float" office:value="0.0565148" calcext:value-type="float">
            <text:p>0.056514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0.0464937" calcext:value-type="float">
            <text:p>0.046493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1" calcext:value-type="float">
            <text:p>1.1</text:p>
          </table:table-cell>
          <table:table-cell office:value-type="float" office:value="0.0331906" calcext:value-type="float">
            <text:p>0.033190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0.0167894" calcext:value-type="float">
            <text:p>0.016789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1" calcext:value-type="float">
            <text:p>1.1</text:p>
          </table:table-cell>
          <table:table-cell office:value-type="float" office:value="-0.000929752" calcext:value-type="float">
            <text:p>-0.00092975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-0.00105785" calcext:value-type="float">
            <text:p>-0.0010578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1" calcext:value-type="float">
            <text:p>1.1</text:p>
          </table:table-cell>
          <table:table-cell office:value-type="float" office:value="-0.00119421" calcext:value-type="float">
            <text:p>-0.0011942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-0.00133884" calcext:value-type="float">
            <text:p>-0.0013388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1" calcext:value-type="float">
            <text:p>1.1</text:p>
          </table:table-cell>
          <table:table-cell office:value-type="float" office:value="-0.00149174" calcext:value-type="float">
            <text:p>-0.00149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-0.00165289" calcext:value-type="float">
            <text:p>-0.0016528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1" calcext:value-type="float">
            <text:p>1.1</text:p>
          </table:table-cell>
          <table:table-cell office:value-type="float" office:value="-0.00182231" calcext:value-type="float">
            <text:p>-0.00182231</text:p>
          </table:table-cell>
        </table:table-row>
        <table:table-row table:style-name="ro1">
          <table:table-cell table:number-columns-repeated="2" office:value-type="float" office:value="1.1" calcext:value-type="float">
            <text:p>1.1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15" calcext:value-type="float">
            <text:p>1.15</text:p>
          </table:table-cell>
          <table:table-cell office:value-type="float" office:value="0.00083644" calcext:value-type="float">
            <text:p>0.0008364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0.00156862" calcext:value-type="float">
            <text:p>0.0015686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5" calcext:value-type="float">
            <text:p>1.15</text:p>
          </table:table-cell>
          <table:table-cell office:value-type="float" office:value="0.000436318" calcext:value-type="float">
            <text:p>0.00043631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15" calcext:value-type="float">
            <text:p>1.15</text:p>
          </table:table-cell>
          <table:table-cell office:value-type="float" office:value="0.000326021" calcext:value-type="float">
            <text:p>0.00032602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15" calcext:value-type="float">
            <text:p>1.15</text:p>
          </table:table-cell>
          <table:table-cell office:value-type="float" office:value="0.0188619" calcext:value-type="float">
            <text:p>0.018861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15" calcext:value-type="float">
            <text:p>1.15</text:p>
          </table:table-cell>
          <table:table-cell office:value-type="float" office:value="0.0403646" calcext:value-type="float">
            <text:p>0.040364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15" calcext:value-type="float">
            <text:p>1.15</text:p>
          </table:table-cell>
          <table:table-cell office:value-type="float" office:value="0.052634" calcext:value-type="float">
            <text:p>0.05263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15" calcext:value-type="float">
            <text:p>1.15</text:p>
          </table:table-cell>
          <table:table-cell office:value-type="float" office:value="0.058712" calcext:value-type="float">
            <text:p>0.05871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15" calcext:value-type="float">
            <text:p>1.15</text:p>
          </table:table-cell>
          <table:table-cell office:value-type="float" office:value="0.059824" calcext:value-type="float">
            <text:p>0.05982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15" calcext:value-type="float">
            <text:p>1.15</text:p>
          </table:table-cell>
          <table:table-cell office:value-type="float" office:value="0.0566394" calcext:value-type="float">
            <text:p>0.056639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15" calcext:value-type="float">
            <text:p>1.15</text:p>
          </table:table-cell>
          <table:table-cell office:value-type="float" office:value="0.049591" calcext:value-type="float">
            <text:p>0.04959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15" calcext:value-type="float">
            <text:p>1.15</text:p>
          </table:table-cell>
          <table:table-cell office:value-type="float" office:value="0.0389881" calcext:value-type="float">
            <text:p>0.038988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15" calcext:value-type="float">
            <text:p>1.15</text:p>
          </table:table-cell>
          <table:table-cell office:value-type="float" office:value="0.0250661" calcext:value-type="float">
            <text:p>0.025066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5" calcext:value-type="float">
            <text:p>1.15</text:p>
          </table:table-cell>
          <table:table-cell office:value-type="float" office:value="0.00801153" calcext:value-type="float">
            <text:p>0.0080115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15" calcext:value-type="float">
            <text:p>1.15</text:p>
          </table:table-cell>
          <table:table-cell office:value-type="float" office:value="-0.000850662" calcext:value-type="float">
            <text:p>-0.00085066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15" calcext:value-type="float">
            <text:p>1.15</text:p>
          </table:table-cell>
          <table:table-cell office:value-type="float" office:value="-0.000967864" calcext:value-type="float">
            <text:p>-0.00096786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15" calcext:value-type="float">
            <text:p>1.15</text:p>
          </table:table-cell>
          <table:table-cell office:value-type="float" office:value="-0.00109263" calcext:value-type="float">
            <text:p>-0.0010926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15" calcext:value-type="float">
            <text:p>1.15</text:p>
          </table:table-cell>
          <table:table-cell office:value-type="float" office:value="-0.00122495" calcext:value-type="float">
            <text:p>-0.0012249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15" calcext:value-type="float">
            <text:p>1.15</text:p>
          </table:table-cell>
          <table:table-cell office:value-type="float" office:value="-0.00136484" calcext:value-type="float">
            <text:p>-0.00136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-0.00151229" calcext:value-type="float">
            <text:p>-0.0015122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 office:value-type="float" office:value="-0.0016673" calcext:value-type="float">
            <text:p>-0.001667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  <table:table-cell office:value-type="float" office:value="-0.00182987" calcext:value-type="float">
            <text:p>-0.0018298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2" calcext:value-type="float">
            <text:p>1.2</text:p>
          </table:table-cell>
          <table:table-cell office:value-type="float" office:value="0.000825402" calcext:value-type="float">
            <text:p>0.0008254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0.00151009" calcext:value-type="float">
            <text:p>0.0015100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2" calcext:value-type="float">
            <text:p>1.2</text:p>
          </table:table-cell>
          <table:table-cell office:value-type="float" office:value="0.00040278" calcext:value-type="float">
            <text:p>0.0004027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000314915" calcext:value-type="float">
            <text:p>0.00031491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2" calcext:value-type="float">
            <text:p>1.2</text:p>
          </table:table-cell>
          <table:table-cell office:value-type="float" office:value="0.0130117" calcext:value-type="float">
            <text:p>0.013011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0.0351036" calcext:value-type="float">
            <text:p>0.035103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2" calcext:value-type="float">
            <text:p>1.2</text:p>
          </table:table-cell>
          <table:table-cell office:value-type="float" office:value="0.0472807" calcext:value-type="float">
            <text:p>0.047280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0530298" calcext:value-type="float">
            <text:p>0.053029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2" calcext:value-type="float">
            <text:p>1.2</text:p>
          </table:table-cell>
          <table:table-cell office:value-type="float" office:value="0.053689" calcext:value-type="float">
            <text:p>0.05368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0499694" calcext:value-type="float">
            <text:p>0.049969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2" calcext:value-type="float">
            <text:p>1.2</text:p>
          </table:table-cell>
          <table:table-cell office:value-type="float" office:value="0.0423222" calcext:value-type="float">
            <text:p>0.042322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0.0310661" calcext:value-type="float">
            <text:p>0.031066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2" calcext:value-type="float">
            <text:p>1.2</text:p>
          </table:table-cell>
          <table:table-cell office:value-type="float" office:value="0.0164411" calcext:value-type="float">
            <text:p>0.016441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-0.000676435" calcext:value-type="float">
            <text:p>-0.00067643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 office:value-type="float" office:value="-0.00078125" calcext:value-type="float">
            <text:p>-0.0007812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-0.000888889" calcext:value-type="float">
            <text:p>-0.00088888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-0.00100347" calcext:value-type="float">
            <text:p>-0.0010034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-0.001125" calcext:value-type="float">
            <text:p>-0.00112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2" calcext:value-type="float">
            <text:p>1.2</text:p>
          </table:table-cell>
          <table:table-cell office:value-type="float" office:value="-0.00125347" calcext:value-type="float">
            <text:p>-0.00125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-0.00138889" calcext:value-type="float">
            <text:p>-0.0013888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2" calcext:value-type="float">
            <text:p>1.2</text:p>
          </table:table-cell>
          <table:table-cell office:value-type="float" office:value="-0.00153125" calcext:value-type="float">
            <text:p>-0.0015312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-0.00168056" calcext:value-type="float">
            <text:p>-0.0016805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25" calcext:value-type="float">
            <text:p>1.25</text:p>
          </table:table-cell>
          <table:table-cell office:value-type="float" office:value="0.000813161" calcext:value-type="float">
            <text:p>0.00081316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0013113" calcext:value-type="float">
            <text:p>0.001311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25" calcext:value-type="float">
            <text:p>1.25</text:p>
          </table:table-cell>
          <table:table-cell office:value-type="float" office:value="0.000359973" calcext:value-type="float">
            <text:p>0.00035997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25" calcext:value-type="float">
            <text:p>1.25</text:p>
          </table:table-cell>
          <table:table-cell office:value-type="float" office:value="0.000293546" calcext:value-type="float">
            <text:p>0.00029354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float" office:value="0.0066192" calcext:value-type="float">
            <text:p>0.006619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25" calcext:value-type="float">
            <text:p>1.25</text:p>
          </table:table-cell>
          <table:table-cell office:value-type="float" office:value="0.029545" calcext:value-type="float">
            <text:p>0.02954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25" calcext:value-type="float">
            <text:p>1.25</text:p>
          </table:table-cell>
          <table:table-cell office:value-type="float" office:value="0.0416745" calcext:value-type="float">
            <text:p>0.041674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.047087" calcext:value-type="float">
            <text:p>0.04708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25" calcext:value-type="float">
            <text:p>1.25</text:p>
          </table:table-cell>
          <table:table-cell office:value-type="float" office:value="0.0472596" calcext:value-type="float">
            <text:p>0.047259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0429524" calcext:value-type="float">
            <text:p>0.042952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25" calcext:value-type="float">
            <text:p>1.25</text:p>
          </table:table-cell>
          <table:table-cell office:value-type="float" office:value="0.0346378" calcext:value-type="float">
            <text:p>0.034637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25" calcext:value-type="float">
            <text:p>1.25</text:p>
          </table:table-cell>
          <table:table-cell office:value-type="float" office:value="0.0226439" calcext:value-type="float">
            <text:p>0.022643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25" calcext:value-type="float">
            <text:p>1.25</text:p>
          </table:table-cell>
          <table:table-cell office:value-type="float" office:value="0.00721541" calcext:value-type="float">
            <text:p>0.0072154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5" calcext:value-type="float">
            <text:p>1.25</text:p>
          </table:table-cell>
          <table:table-cell office:value-type="float" office:value="-0.000624546" calcext:value-type="float">
            <text:p>-0.00062454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25" calcext:value-type="float">
            <text:p>1.25</text:p>
          </table:table-cell>
          <table:table-cell office:value-type="float" office:value="-0.00072" calcext:value-type="float">
            <text:p>-0.0007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25" calcext:value-type="float">
            <text:p>1.25</text:p>
          </table:table-cell>
          <table:table-cell office:value-type="float" office:value="-0.0008192" calcext:value-type="float">
            <text:p>-0.000819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25" calcext:value-type="float">
            <text:p>1.25</text:p>
          </table:table-cell>
          <table:table-cell office:value-type="float" office:value="-0.0009248" calcext:value-type="float">
            <text:p>-0.000924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25" calcext:value-type="float">
            <text:p>1.25</text:p>
          </table:table-cell>
          <table:table-cell office:value-type="float" office:value="-0.0010368" calcext:value-type="float">
            <text:p>-0.001036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25" calcext:value-type="float">
            <text:p>1.25</text:p>
          </table:table-cell>
          <table:table-cell office:value-type="float" office:value="-0.0011552" calcext:value-type="float">
            <text:p>-0.00115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-0.00128" calcext:value-type="float">
            <text:p>-0.0012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25" calcext:value-type="float">
            <text:p>1.25</text:p>
          </table:table-cell>
          <table:table-cell office:value-type="float" office:value="-0.0014112" calcext:value-type="float">
            <text:p>-0.001411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25" calcext:value-type="float">
            <text:p>1.25</text:p>
          </table:table-cell>
          <table:table-cell office:value-type="float" office:value="-0.0015488" calcext:value-type="float">
            <text:p>-0.001548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3" calcext:value-type="float">
            <text:p>1.3</text:p>
          </table:table-cell>
          <table:table-cell office:value-type="float" office:value="0.000800039" calcext:value-type="float">
            <text:p>0.00080003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000660605" calcext:value-type="float">
            <text:p>0.00066060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3" calcext:value-type="float">
            <text:p>1.3</text:p>
          </table:table-cell>
          <table:table-cell office:value-type="float" office:value="0.000312666" calcext:value-type="float">
            <text:p>0.00031266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0.000264984" calcext:value-type="float">
            <text:p>0.00026498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3" calcext:value-type="float">
            <text:p>1.3</text:p>
          </table:table-cell>
          <table:table-cell office:value-type="float" office:value="0.000224369" calcext:value-type="float">
            <text:p>0.00022436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0.0235999" calcext:value-type="float">
            <text:p>0.023599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3" calcext:value-type="float">
            <text:p>1.3</text:p>
          </table:table-cell>
          <table:table-cell office:value-type="float" office:value="0.0357482" calcext:value-type="float">
            <text:p>0.035748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0.0408195" calcext:value-type="float">
            <text:p>0.040819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3" calcext:value-type="float">
            <text:p>1.3</text:p>
          </table:table-cell>
          <table:table-cell office:value-type="float" office:value="0.0404672" calcext:value-type="float">
            <text:p>0.040467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0355108" calcext:value-type="float">
            <text:p>0.035510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3" calcext:value-type="float">
            <text:p>1.3</text:p>
          </table:table-cell>
          <table:table-cell office:value-type="float" office:value="0.0264464" calcext:value-type="float">
            <text:p>0.026446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float" office:value="0.0136121" calcext:value-type="float">
            <text:p>0.013612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3" calcext:value-type="float">
            <text:p>1.3</text:p>
          </table:table-cell>
          <table:table-cell office:value-type="float" office:value="-0.000456313" calcext:value-type="float">
            <text:p>-0.00045631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-0.000579882" calcext:value-type="float">
            <text:p>-0.00057988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3" calcext:value-type="float">
            <text:p>1.3</text:p>
          </table:table-cell>
          <table:table-cell office:value-type="float" office:value="-0.00066568" calcext:value-type="float">
            <text:p>-0.0006656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-0.000757396" calcext:value-type="float">
            <text:p>-0.00075739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3" calcext:value-type="float">
            <text:p>1.3</text:p>
          </table:table-cell>
          <table:table-cell office:value-type="float" office:value="-0.00085503" calcext:value-type="float">
            <text:p>-0.0008550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-0.00095858" calcext:value-type="float">
            <text:p>-0.0009585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3" calcext:value-type="float">
            <text:p>1.3</text:p>
          </table:table-cell>
          <table:table-cell office:value-type="float" office:value="-0.00106805" calcext:value-type="float">
            <text:p>-0.00106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-0.00118343" calcext:value-type="float">
            <text:p>-0.00118343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3" calcext:value-type="float">
            <text:p>1.3</text:p>
          </table:table-cell>
          <table:table-cell office:value-type="float" office:value="-0.00130473" calcext:value-type="float">
            <text:p>-0.0013047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float" office:value="-0.00143195" calcext:value-type="float">
            <text:p>-0.0014319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35" calcext:value-type="float">
            <text:p>1.35</text:p>
          </table:table-cell>
          <table:table-cell office:value-type="float" office:value="0.000786299" calcext:value-type="float">
            <text:p>0.0007862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0.00139614" calcext:value-type="float">
            <text:p>0.0013961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35" calcext:value-type="float">
            <text:p>1.35</text:p>
          </table:table-cell>
          <table:table-cell office:value-type="float" office:value="0.000264743" calcext:value-type="float">
            <text:p>0.00026474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35" calcext:value-type="float">
            <text:p>1.35</text:p>
          </table:table-cell>
          <table:table-cell office:value-type="float" office:value="0.000231888" calcext:value-type="float">
            <text:p>0.00023188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35" calcext:value-type="float">
            <text:p>1.35</text:p>
          </table:table-cell>
          <table:table-cell office:value-type="float" office:value="0.000197748" calcext:value-type="float">
            <text:p>0.00019774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35" calcext:value-type="float">
            <text:p>1.35</text:p>
          </table:table-cell>
          <table:table-cell office:value-type="float" office:value="0.0171449" calcext:value-type="float">
            <text:p>0.017144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35" calcext:value-type="float">
            <text:p>1.35</text:p>
          </table:table-cell>
          <table:table-cell office:value-type="float" office:value="0.0294127" calcext:value-type="float">
            <text:p>0.029412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35" calcext:value-type="float">
            <text:p>1.35</text:p>
          </table:table-cell>
          <table:table-cell office:value-type="float" office:value="0.0341435" calcext:value-type="float">
            <text:p>0.034143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35" calcext:value-type="float">
            <text:p>1.35</text:p>
          </table:table-cell>
          <table:table-cell office:value-type="float" office:value="0.0332227" calcext:value-type="float">
            <text:p>0.033222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5" calcext:value-type="float">
            <text:p>1.35</text:p>
          </table:table-cell>
          <table:table-cell office:value-type="float" office:value="0.0275425" calcext:value-type="float">
            <text:p>0.027542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35" calcext:value-type="float">
            <text:p>1.35</text:p>
          </table:table-cell>
          <table:table-cell office:value-type="float" office:value="0.0176267" calcext:value-type="float">
            <text:p>0.017626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35" calcext:value-type="float">
            <text:p>1.35</text:p>
          </table:table-cell>
          <table:table-cell office:value-type="float" office:value="0.00382307" calcext:value-type="float">
            <text:p>0.0038230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35" calcext:value-type="float">
            <text:p>1.35</text:p>
          </table:table-cell>
          <table:table-cell office:value-type="float" office:value="-0.000433527" calcext:value-type="float">
            <text:p>-0.00043352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5" calcext:value-type="float">
            <text:p>1.35</text:p>
          </table:table-cell>
          <table:table-cell office:value-type="float" office:value="-0.000537723" calcext:value-type="float">
            <text:p>-0.00053772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35" calcext:value-type="float">
            <text:p>1.35</text:p>
          </table:table-cell>
          <table:table-cell office:value-type="float" office:value="-0.000617284" calcext:value-type="float">
            <text:p>-0.00061728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35" calcext:value-type="float">
            <text:p>1.35</text:p>
          </table:table-cell>
          <table:table-cell office:value-type="float" office:value="-0.000702332" calcext:value-type="float">
            <text:p>-0.00070233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35" calcext:value-type="float">
            <text:p>1.35</text:p>
          </table:table-cell>
          <table:table-cell office:value-type="float" office:value="-0.000792867" calcext:value-type="float">
            <text:p>-0.00079286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35" calcext:value-type="float">
            <text:p>1.35</text:p>
          </table:table-cell>
          <table:table-cell office:value-type="float" office:value="-0.000888889" calcext:value-type="float">
            <text:p>-0.00088888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35" calcext:value-type="float">
            <text:p>1.35</text:p>
          </table:table-cell>
          <table:table-cell office:value-type="float" office:value="-0.000990398" calcext:value-type="float">
            <text:p>-0.000990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float" office:value="-0.00109739" calcext:value-type="float">
            <text:p>-0.0010973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35" calcext:value-type="float">
            <text:p>1.35</text:p>
          </table:table-cell>
          <table:table-cell office:value-type="float" office:value="-0.00120988" calcext:value-type="float">
            <text:p>-0.0012098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35" calcext:value-type="float">
            <text:p>1.35</text:p>
          </table:table-cell>
          <table:table-cell office:value-type="float" office:value="-0.00132785" calcext:value-type="float">
            <text:p>-0.0013278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4" calcext:value-type="float">
            <text:p>1.4</text:p>
          </table:table-cell>
          <table:table-cell office:value-type="float" office:value="0.00077215" calcext:value-type="float">
            <text:p>0.0007721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00186094" calcext:value-type="float">
            <text:p>0.0018609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" calcext:value-type="float">
            <text:p>1.4</text:p>
          </table:table-cell>
          <table:table-cell office:value-type="float" office:value="0.00021883" calcext:value-type="float">
            <text:p>0.0002188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0.000196366" calcext:value-type="float">
            <text:p>0.00019636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4" calcext:value-type="float">
            <text:p>1.4</text:p>
          </table:table-cell>
          <table:table-cell office:value-type="float" office:value="0.000167027" calcext:value-type="float">
            <text:p>0.00016702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4" calcext:value-type="float">
            <text:p>1.4</text:p>
          </table:table-cell>
          <table:table-cell office:value-type="float" office:value="0.00999786" calcext:value-type="float">
            <text:p>0.0099978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4" calcext:value-type="float">
            <text:p>1.4</text:p>
          </table:table-cell>
          <table:table-cell office:value-type="float" office:value="0.0225449" calcext:value-type="float">
            <text:p>0.022544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0269455" calcext:value-type="float">
            <text:p>0.026945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4" calcext:value-type="float">
            <text:p>1.4</text:p>
          </table:table-cell>
          <table:table-cell office:value-type="float" office:value="0.025405" calcext:value-type="float">
            <text:p>0.02540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0.0189084" calcext:value-type="float">
            <text:p>0.018908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4" calcext:value-type="float">
            <text:p>1.4</text:p>
          </table:table-cell>
          <table:table-cell office:value-type="float" office:value="0.0080113" calcext:value-type="float">
            <text:p>0.008011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-0.000312659" calcext:value-type="float">
            <text:p>-0.00031265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4" calcext:value-type="float">
            <text:p>1.4</text:p>
          </table:table-cell>
          <table:table-cell office:value-type="float" office:value="-0.000416701" calcext:value-type="float">
            <text:p>-0.00041670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-0.0005" calcext:value-type="float">
            <text:p>-0.000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4" calcext:value-type="float">
            <text:p>1.4</text:p>
          </table:table-cell>
          <table:table-cell office:value-type="float" office:value="-0.00057398" calcext:value-type="float">
            <text:p>-0.0005739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-0.000653061" calcext:value-type="float">
            <text:p>-0.00065306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4" calcext:value-type="float">
            <text:p>1.4</text:p>
          </table:table-cell>
          <table:table-cell office:value-type="float" office:value="-0.000737245" calcext:value-type="float">
            <text:p>-0.00073724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office:value-type="float" office:value="-0.000826531" calcext:value-type="float">
            <text:p>-0.00082653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4" calcext:value-type="float">
            <text:p>1.4</text:p>
          </table:table-cell>
          <table:table-cell office:value-type="float" office:value="-0.000920918" calcext:value-type="float">
            <text:p>-0.0009209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-0.00102041" calcext:value-type="float">
            <text:p>-0.0010204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4" calcext:value-type="float">
            <text:p>1.4</text:p>
          </table:table-cell>
          <table:table-cell office:value-type="float" office:value="-0.001125" calcext:value-type="float">
            <text:p>-0.00112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-0.00123469" calcext:value-type="float">
            <text:p>-0.0012346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45" calcext:value-type="float">
            <text:p>1.45</text:p>
          </table:table-cell>
          <table:table-cell office:value-type="float" office:value="0.00075776" calcext:value-type="float">
            <text:p>0.0007577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0.00221786" calcext:value-type="float">
            <text:p>0.0022178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5" calcext:value-type="float">
            <text:p>1.45</text:p>
          </table:table-cell>
          <table:table-cell office:value-type="float" office:value="0.000176412" calcext:value-type="float">
            <text:p>0.00017641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45" calcext:value-type="float">
            <text:p>1.45</text:p>
          </table:table-cell>
          <table:table-cell office:value-type="float" office:value="0.000160114" calcext:value-type="float">
            <text:p>0.00016011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45" calcext:value-type="float">
            <text:p>1.45</text:p>
          </table:table-cell>
          <table:table-cell office:value-type="float" office:value="0.000133953" calcext:value-type="float">
            <text:p>0.00013395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45" calcext:value-type="float">
            <text:p>1.45</text:p>
          </table:table-cell>
          <table:table-cell office:value-type="float" office:value="0.00187114" calcext:value-type="float">
            <text:p>0.0018711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45" calcext:value-type="float">
            <text:p>1.45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45" calcext:value-type="float">
            <text:p>1.45</text:p>
          </table:table-cell>
          <table:table-cell office:value-type="float" office:value="0.019065" calcext:value-type="float">
            <text:p>0.01906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45" calcext:value-type="float">
            <text:p>1.45</text:p>
          </table:table-cell>
          <table:table-cell office:value-type="float" office:value="0.0168437" calcext:value-type="float">
            <text:p>0.016843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0.00941086" calcext:value-type="float">
            <text:p>0.0094108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45" calcext:value-type="float">
            <text:p>1.45</text:p>
          </table:table-cell>
          <table:table-cell office:value-type="float" office:value="-0.000220176" calcext:value-type="float">
            <text:p>-0.00022017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45" calcext:value-type="float">
            <text:p>1.45</text:p>
          </table:table-cell>
          <table:table-cell office:value-type="float" office:value="-0.000308627" calcext:value-type="float">
            <text:p>-0.00030862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45" calcext:value-type="float">
            <text:p>1.45</text:p>
          </table:table-cell>
          <table:table-cell office:value-type="float" office:value="-0.000401902" calcext:value-type="float">
            <text:p>-0.00040190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5" calcext:value-type="float">
            <text:p>1.45</text:p>
          </table:table-cell>
          <table:table-cell office:value-type="float" office:value="-0.000466112" calcext:value-type="float">
            <text:p>-0.00046611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45" calcext:value-type="float">
            <text:p>1.45</text:p>
          </table:table-cell>
          <table:table-cell office:value-type="float" office:value="-0.000535077" calcext:value-type="float">
            <text:p>-0.00053507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45" calcext:value-type="float">
            <text:p>1.45</text:p>
          </table:table-cell>
          <table:table-cell office:value-type="float" office:value="-0.000608799" calcext:value-type="float">
            <text:p>-0.00060879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45" calcext:value-type="float">
            <text:p>1.45</text:p>
          </table:table-cell>
          <table:table-cell office:value-type="float" office:value="-0.000687277" calcext:value-type="float">
            <text:p>-0.00068727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45" calcext:value-type="float">
            <text:p>1.45</text:p>
          </table:table-cell>
          <table:table-cell office:value-type="float" office:value="-0.000770511" calcext:value-type="float">
            <text:p>-0.00077051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45" calcext:value-type="float">
            <text:p>1.45</text:p>
          </table:table-cell>
          <table:table-cell office:value-type="float" office:value="-0.000858502" calcext:value-type="float">
            <text:p>-0.000858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-0.000951249" calcext:value-type="float">
            <text:p>-0.00095124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45" calcext:value-type="float">
            <text:p>1.45</text:p>
          </table:table-cell>
          <table:table-cell office:value-type="float" office:value="-0.00104875" calcext:value-type="float">
            <text:p>-0.0010487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45" calcext:value-type="float">
            <text:p>1.45</text:p>
          </table:table-cell>
          <table:table-cell office:value-type="float" office:value="-0.00115101" calcext:value-type="float">
            <text:p>-0.0011510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5" calcext:value-type="float">
            <text:p>1.5</text:p>
          </table:table-cell>
          <table:table-cell office:value-type="float" office:value="0.000743263" calcext:value-type="float">
            <text:p>0.00074326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00249912" calcext:value-type="float">
            <text:p>0.0024991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5" calcext:value-type="float">
            <text:p>1.5</text:p>
          </table:table-cell>
          <table:table-cell office:value-type="float" office:value="0.000138238" calcext:value-type="float">
            <text:p>0.00013823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0.000124652" calcext:value-type="float">
            <text:p>0.00012465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.000100239" calcext:value-type="float">
            <text:p>0.00010023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0.0000663397" calcext:value-type="float">
            <text:p>6.63397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5" calcext:value-type="float">
            <text:p>1.5</text:p>
          </table:table-cell>
          <table:table-cell office:value-type="float" office:value="0.00639742" calcext:value-type="float">
            <text:p>0.0063974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0.0102612" calcext:value-type="float">
            <text:p>0.010261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5" calcext:value-type="float">
            <text:p>1.5</text:p>
          </table:table-cell>
          <table:table-cell office:value-type="float" office:value="0.00728498" calcext:value-type="float">
            <text:p>0.0072849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-0.000153224" calcext:value-type="float">
            <text:p>-0.00015322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</text:p>
          </table:table-cell>
          <table:table-cell office:value-type="float" office:value="-0.000227388" calcext:value-type="float">
            <text:p>-0.00022738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-0.00030876" calcext:value-type="float">
            <text:p>-0.0003087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5" calcext:value-type="float">
            <text:p>1.5</text:p>
          </table:table-cell>
          <table:table-cell office:value-type="float" office:value="-0.000375556" calcext:value-type="float">
            <text:p>-0.00037555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-0.000435556" calcext:value-type="float">
            <text:p>-0.00043555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-0.0005" calcext:value-type="float">
            <text:p>-0.000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-0.000568889" calcext:value-type="float">
            <text:p>-0.00056888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5" calcext:value-type="float">
            <text:p>1.5</text:p>
          </table:table-cell>
          <table:table-cell office:value-type="float" office:value="-0.000642222" calcext:value-type="float">
            <text:p>-0.00064222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-0.00072" calcext:value-type="float">
            <text:p>-0.0007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5" calcext:value-type="float">
            <text:p>1.5</text:p>
          </table:table-cell>
          <table:table-cell office:value-type="float" office:value="-0.000802222" calcext:value-type="float">
            <text:p>-0.000802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-0.000888889" calcext:value-type="float">
            <text:p>-0.00088888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5" calcext:value-type="float">
            <text:p>1.5</text:p>
          </table:table-cell>
          <table:table-cell office:value-type="float" office:value="-0.00098" calcext:value-type="float">
            <text:p>-0.0009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-0.00107556" calcext:value-type="float">
            <text:p>-0.0010755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55" calcext:value-type="float">
            <text:p>1.55</text:p>
          </table:table-cell>
          <table:table-cell office:value-type="float" office:value="0.000728766" calcext:value-type="float">
            <text:p>0.00072876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55" calcext:value-type="float">
            <text:p>1.55</text:p>
          </table:table-cell>
          <table:table-cell office:value-type="float" office:value="0.00272142" calcext:value-type="float">
            <text:p>0.0027214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55" calcext:value-type="float">
            <text:p>1.55</text:p>
          </table:table-cell>
          <table:table-cell office:value-type="float" office:value="0.000104694" calcext:value-type="float">
            <text:p>0.00010469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55" calcext:value-type="float">
            <text:p>1.55</text:p>
          </table:table-cell>
          <table:table-cell office:value-type="float" office:value="0.0000914493" calcext:value-type="float">
            <text:p>9.14493E-0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55" calcext:value-type="float">
            <text:p>1.55</text:p>
          </table:table-cell>
          <table:table-cell office:value-type="float" office:value="0.0000677275" calcext:value-type="float">
            <text:p>6.77275E-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55" calcext:value-type="float">
            <text:p>1.55</text:p>
          </table:table-cell>
          <table:table-cell office:value-type="float" office:value="0.000035436" calcext:value-type="float">
            <text:p>0.00003543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55" calcext:value-type="float">
            <text:p>1.55</text:p>
          </table:table-cell>
          <table:table-cell office:value-type="float" office:value="-0.00000471343" calcext:value-type="float">
            <text:p>-4.71343E-0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55" calcext:value-type="float">
            <text:p>1.55</text:p>
          </table:table-cell>
          <table:table-cell office:value-type="float" office:value="0.000144434" calcext:value-type="float">
            <text:p>0.00014443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55" calcext:value-type="float">
            <text:p>1.55</text:p>
          </table:table-cell>
          <table:table-cell office:value-type="float" office:value="-0.000106931" calcext:value-type="float">
            <text:p>-0.00010693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5" calcext:value-type="float">
            <text:p>1.55</text:p>
          </table:table-cell>
          <table:table-cell office:value-type="float" office:value="-0.000168383" calcext:value-type="float">
            <text:p>-0.00016838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55" calcext:value-type="float">
            <text:p>1.55</text:p>
          </table:table-cell>
          <table:table-cell office:value-type="float" office:value="-0.000236371" calcext:value-type="float">
            <text:p>-0.00023637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55" calcext:value-type="float">
            <text:p>1.55</text:p>
          </table:table-cell>
          <table:table-cell office:value-type="float" office:value="-0.000299688" calcext:value-type="float">
            <text:p>-0.00029968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55" calcext:value-type="float">
            <text:p>1.55</text:p>
          </table:table-cell>
          <table:table-cell office:value-type="float" office:value="-0.000351717" calcext:value-type="float">
            <text:p>-0.00035171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5" calcext:value-type="float">
            <text:p>1.55</text:p>
          </table:table-cell>
          <table:table-cell office:value-type="float" office:value="-0.000407908" calcext:value-type="float">
            <text:p>-0.00040790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55" calcext:value-type="float">
            <text:p>1.55</text:p>
          </table:table-cell>
          <table:table-cell office:value-type="float" office:value="-0.000468262" calcext:value-type="float">
            <text:p>-0.00046826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55" calcext:value-type="float">
            <text:p>1.55</text:p>
          </table:table-cell>
          <table:table-cell office:value-type="float" office:value="-0.000532778" calcext:value-type="float">
            <text:p>-0.00053277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55" calcext:value-type="float">
            <text:p>1.55</text:p>
          </table:table-cell>
          <table:table-cell office:value-type="float" office:value="-0.000601457" calcext:value-type="float">
            <text:p>-0.00060145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55" calcext:value-type="float">
            <text:p>1.55</text:p>
          </table:table-cell>
          <table:table-cell office:value-type="float" office:value="-0.000674298" calcext:value-type="float">
            <text:p>-0.00067429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55" calcext:value-type="float">
            <text:p>1.55</text:p>
          </table:table-cell>
          <table:table-cell office:value-type="float" office:value="-0.000751301" calcext:value-type="float">
            <text:p>-0.000751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-0.000832466" calcext:value-type="float">
            <text:p>-0.00083246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55" calcext:value-type="float">
            <text:p>1.55</text:p>
          </table:table-cell>
          <table:table-cell office:value-type="float" office:value="-0.000917794" calcext:value-type="float">
            <text:p>-0.00091779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55" calcext:value-type="float">
            <text:p>1.55</text:p>
          </table:table-cell>
          <table:table-cell office:value-type="float" office:value="-0.00100728" calcext:value-type="float">
            <text:p>-0.0010072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6" calcext:value-type="float">
            <text:p>1.6</text:p>
          </table:table-cell>
          <table:table-cell office:value-type="float" office:value="0.000714354" calcext:value-type="float">
            <text:p>0.00071435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0.00289571" calcext:value-type="float">
            <text:p>0.0028957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6" calcext:value-type="float">
            <text:p>1.6</text:p>
          </table:table-cell>
          <table:table-cell office:value-type="float" office:value="0.0000759866" calcext:value-type="float">
            <text:p>7.59866E-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0.0000618348" calcext:value-type="float">
            <text:p>6.18348E-0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6" calcext:value-type="float">
            <text:p>1.6</text:p>
          </table:table-cell>
          <table:table-cell office:value-type="float" office:value="0.0000382662" calcext:value-type="float">
            <text:p>3.82662E-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6" calcext:value-type="float">
            <text:p>1.6</text:p>
          </table:table-cell>
          <table:table-cell office:value-type="float" office:value="0.00000719004" calcext:value-type="float">
            <text:p>0.0000071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6" calcext:value-type="float">
            <text:p>1.6</text:p>
          </table:table-cell>
          <table:table-cell office:value-type="float" office:value="-0.0000307126" calcext:value-type="float">
            <text:p>-3.07126E-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-0.0000750061" calcext:value-type="float">
            <text:p>-7.50061E-0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6" calcext:value-type="float">
            <text:p>1.6</text:p>
          </table:table-cell>
          <table:table-cell office:value-type="float" office:value="-0.000125323" calcext:value-type="float">
            <text:p>-0.00012532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-0.0001813" calcext:value-type="float">
            <text:p>-0.000181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6" calcext:value-type="float">
            <text:p>1.6</text:p>
          </table:table-cell>
          <table:table-cell office:value-type="float" office:value="-0.000236328" calcext:value-type="float">
            <text:p>-0.00023632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6" calcext:value-type="float">
            <text:p>1.6</text:p>
          </table:table-cell>
          <table:table-cell office:value-type="float" office:value="-0.00028125" calcext:value-type="float">
            <text:p>-0.0002812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6" calcext:value-type="float">
            <text:p>1.6</text:p>
          </table:table-cell>
          <table:table-cell office:value-type="float" office:value="-0.000330078" calcext:value-type="float">
            <text:p>-0.00033007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6" calcext:value-type="float">
            <text:p>1.6</text:p>
          </table:table-cell>
          <table:table-cell office:value-type="float" office:value="-0.000382812" calcext:value-type="float">
            <text:p>-0.00038281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6" calcext:value-type="float">
            <text:p>1.6</text:p>
          </table:table-cell>
          <table:table-cell office:value-type="float" office:value="-0.000439453" calcext:value-type="float">
            <text:p>-0.00043945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-0.0005" calcext:value-type="float">
            <text:p>-0.000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6" calcext:value-type="float">
            <text:p>1.6</text:p>
          </table:table-cell>
          <table:table-cell office:value-type="float" office:value="-0.000564453" calcext:value-type="float">
            <text:p>-0.00056445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-0.000632812" calcext:value-type="float">
            <text:p>-0.00063281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6" calcext:value-type="float">
            <text:p>1.6</text:p>
          </table:table-cell>
          <table:table-cell office:value-type="float" office:value="-0.000705078" calcext:value-type="float">
            <text:p>-0.0007050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-0.00078125" calcext:value-type="float">
            <text:p>-0.0007812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6" calcext:value-type="float">
            <text:p>1.6</text:p>
          </table:table-cell>
          <table:table-cell office:value-type="float" office:value="-0.000861328" calcext:value-type="float">
            <text:p>-0.00086132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office:value-type="float" office:value="-0.000945312" calcext:value-type="float">
            <text:p>-0.00094531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65" calcext:value-type="float">
            <text:p>1.65</text:p>
          </table:table-cell>
          <table:table-cell office:value-type="float" office:value="0.000700091" calcext:value-type="float">
            <text:p>0.00070009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65" calcext:value-type="float">
            <text:p>1.65</text:p>
          </table:table-cell>
          <table:table-cell office:value-type="float" office:value="0.00302992" calcext:value-type="float">
            <text:p>0.0030299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65" calcext:value-type="float">
            <text:p>1.65</text:p>
          </table:table-cell>
          <table:table-cell office:value-type="float" office:value="0.0000521606" calcext:value-type="float">
            <text:p>5.21606E-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65" calcext:value-type="float">
            <text:p>1.65</text:p>
          </table:table-cell>
          <table:table-cell office:value-type="float" office:value="0.0000367953" calcext:value-type="float">
            <text:p>3.67953E-0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65" calcext:value-type="float">
            <text:p>1.65</text:p>
          </table:table-cell>
          <table:table-cell office:value-type="float" office:value="0.000013379" calcext:value-type="float">
            <text:p>0.00001337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65" calcext:value-type="float">
            <text:p>1.65</text:p>
          </table:table-cell>
          <table:table-cell office:value-type="float" office:value="-0.0000164025" calcext:value-type="float">
            <text:p>-1.64025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65" calcext:value-type="float">
            <text:p>1.65</text:p>
          </table:table-cell>
          <table:table-cell office:value-type="float" office:value="-0.0000518792" calcext:value-type="float">
            <text:p>-5.18792E-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65" calcext:value-type="float">
            <text:p>1.65</text:p>
          </table:table-cell>
          <table:table-cell office:value-type="float" office:value="-0.000092549" calcext:value-type="float">
            <text:p>-0.00009254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65" calcext:value-type="float">
            <text:p>1.65</text:p>
          </table:table-cell>
          <table:table-cell office:value-type="float" office:value="-0.000137928" calcext:value-type="float">
            <text:p>-0.00013792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65" calcext:value-type="float">
            <text:p>1.65</text:p>
          </table:table-cell>
          <table:table-cell office:value-type="float" office:value="-0.000183655" calcext:value-type="float">
            <text:p>-0.00018365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65" calcext:value-type="float">
            <text:p>1.65</text:p>
          </table:table-cell>
          <table:table-cell office:value-type="float" office:value="-0.000222222" calcext:value-type="float">
            <text:p>-0.00022222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65" calcext:value-type="float">
            <text:p>1.65</text:p>
          </table:table-cell>
          <table:table-cell office:value-type="float" office:value="-0.000264463" calcext:value-type="float">
            <text:p>-0.00026446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65" calcext:value-type="float">
            <text:p>1.65</text:p>
          </table:table-cell>
          <table:table-cell office:value-type="float" office:value="-0.000310376" calcext:value-type="float">
            <text:p>-0.00031037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65" calcext:value-type="float">
            <text:p>1.65</text:p>
          </table:table-cell>
          <table:table-cell office:value-type="float" office:value="-0.000359963" calcext:value-type="float">
            <text:p>-0.00035996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65" calcext:value-type="float">
            <text:p>1.65</text:p>
          </table:table-cell>
          <table:table-cell office:value-type="float" office:value="-0.000413223" calcext:value-type="float">
            <text:p>-0.00041322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65" calcext:value-type="float">
            <text:p>1.65</text:p>
          </table:table-cell>
          <table:table-cell office:value-type="float" office:value="-0.000470156" calcext:value-type="float">
            <text:p>-0.00047015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65" calcext:value-type="float">
            <text:p>1.65</text:p>
          </table:table-cell>
          <table:table-cell office:value-type="float" office:value="-0.000530762" calcext:value-type="float">
            <text:p>-0.00053076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65" calcext:value-type="float">
            <text:p>1.65</text:p>
          </table:table-cell>
          <table:table-cell office:value-type="float" office:value="-0.000595041" calcext:value-type="float">
            <text:p>-0.00059504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65" calcext:value-type="float">
            <text:p>1.65</text:p>
          </table:table-cell>
          <table:table-cell office:value-type="float" office:value="-0.000662994" calcext:value-type="float">
            <text:p>-0.0006629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-0.000734619" calcext:value-type="float">
            <text:p>-0.00073461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65" calcext:value-type="float">
            <text:p>1.65</text:p>
          </table:table-cell>
          <table:table-cell office:value-type="float" office:value="-0.000809917" calcext:value-type="float">
            <text:p>-0.00080991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65" calcext:value-type="float">
            <text:p>1.65</text:p>
          </table:table-cell>
          <table:table-cell office:value-type="float" office:value="-0.000888889" calcext:value-type="float">
            <text:p>-0.00088888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7" calcext:value-type="float">
            <text:p>1.7</text:p>
          </table:table-cell>
          <table:table-cell office:value-type="float" office:value="0.000686029" calcext:value-type="float">
            <text:p>0.00068602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float" office:value="0.00313013" calcext:value-type="float">
            <text:p>0.0031301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7" calcext:value-type="float">
            <text:p>1.7</text:p>
          </table:table-cell>
          <table:table-cell office:value-type="float" office:value="0.000033066" calcext:value-type="float">
            <text:p>0.00003306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0.0000168171" calcext:value-type="float">
            <text:p>1.68171E-0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-0.00000602926" calcext:value-type="float">
            <text:p>-6.02926E-0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7" calcext:value-type="float">
            <text:p>1.7</text:p>
          </table:table-cell>
          <table:table-cell office:value-type="float" office:value="-0.0000340312" calcext:value-type="float">
            <text:p>-3.40312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7" calcext:value-type="float">
            <text:p>1.7</text:p>
          </table:table-cell>
          <table:table-cell office:value-type="float" office:value="-0.0000664855" calcext:value-type="float">
            <text:p>-6.64855E-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-0.000102792" calcext:value-type="float">
            <text:p>-0.00010279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7" calcext:value-type="float">
            <text:p>1.7</text:p>
          </table:table-cell>
          <table:table-cell office:value-type="float" office:value="-0.000140138" calcext:value-type="float">
            <text:p>-0.00014013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office:value-type="float" office:value="-0.00017301" calcext:value-type="float">
            <text:p>-0.0001730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7" calcext:value-type="float">
            <text:p>1.7</text:p>
          </table:table-cell>
          <table:table-cell office:value-type="float" office:value="-0.000209343" calcext:value-type="float">
            <text:p>-0.00020934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-0.000249135" calcext:value-type="float">
            <text:p>-0.00024913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7" calcext:value-type="float">
            <text:p>1.7</text:p>
          </table:table-cell>
          <table:table-cell office:value-type="float" office:value="-0.000292388" calcext:value-type="float">
            <text:p>-0.00029238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-0.0003391" calcext:value-type="float">
            <text:p>-0.000339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7" calcext:value-type="float">
            <text:p>1.7</text:p>
          </table:table-cell>
          <table:table-cell office:value-type="float" office:value="-0.000389273" calcext:value-type="float">
            <text:p>-0.00038927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-0.000442907" calcext:value-type="float">
            <text:p>-0.00044290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7" calcext:value-type="float">
            <text:p>1.7</text:p>
          </table:table-cell>
          <table:table-cell office:value-type="float" office:value="-0.0005" calcext:value-type="float">
            <text:p>-0.000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-0.000560554" calcext:value-type="float">
            <text:p>-0.00056055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7" calcext:value-type="float">
            <text:p>1.7</text:p>
          </table:table-cell>
          <table:table-cell office:value-type="float" office:value="-0.000624567" calcext:value-type="float">
            <text:p>-0.000624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-0.000692042" calcext:value-type="float">
            <text:p>-0.00069204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7" calcext:value-type="float">
            <text:p>1.7</text:p>
          </table:table-cell>
          <table:table-cell office:value-type="float" office:value="-0.000762976" calcext:value-type="float">
            <text:p>-0.00076297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-0.00083737" calcext:value-type="float">
            <text:p>-0.0008373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75" calcext:value-type="float">
            <text:p>1.75</text:p>
          </table:table-cell>
          <table:table-cell office:value-type="float" office:value="0.000672207" calcext:value-type="float">
            <text:p>0.00067220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75" calcext:value-type="float">
            <text:p>1.75</text:p>
          </table:table-cell>
          <table:table-cell office:value-type="float" office:value="0.00320114" calcext:value-type="float">
            <text:p>0.0032011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75" calcext:value-type="float">
            <text:p>1.75</text:p>
          </table:table-cell>
          <table:table-cell office:value-type="float" office:value="0.0000183462" calcext:value-type="float">
            <text:p>1.83462E-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75" calcext:value-type="float">
            <text:p>1.75</text:p>
          </table:table-cell>
          <table:table-cell office:value-type="float" office:value="0.00000186222" calcext:value-type="float">
            <text:p>1.86222E-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75" calcext:value-type="float">
            <text:p>1.75</text:p>
          </table:table-cell>
          <table:table-cell office:value-type="float" office:value="-0.0000197891" calcext:value-type="float">
            <text:p>-1.97891E-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75" calcext:value-type="float">
            <text:p>1.75</text:p>
          </table:table-cell>
          <table:table-cell office:value-type="float" office:value="-0.0000453655" calcext:value-type="float">
            <text:p>-4.53655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75" calcext:value-type="float">
            <text:p>1.75</text:p>
          </table:table-cell>
          <table:table-cell office:value-type="float" office:value="-0.0000741379" calcext:value-type="float">
            <text:p>-7.41379E-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75" calcext:value-type="float">
            <text:p>1.75</text:p>
          </table:table-cell>
          <table:table-cell office:value-type="float" office:value="-0.00010449" calcext:value-type="float">
            <text:p>-0.0001044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75" calcext:value-type="float">
            <text:p>1.75</text:p>
          </table:table-cell>
          <table:table-cell office:value-type="float" office:value="-0.000132245" calcext:value-type="float">
            <text:p>-0.00013224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75" calcext:value-type="float">
            <text:p>1.75</text:p>
          </table:table-cell>
          <table:table-cell office:value-type="float" office:value="-0.000163265" calcext:value-type="float">
            <text:p>-0.00016326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75" calcext:value-type="float">
            <text:p>1.75</text:p>
          </table:table-cell>
          <table:table-cell office:value-type="float" office:value="-0.000197551" calcext:value-type="float">
            <text:p>-0.00019755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75" calcext:value-type="float">
            <text:p>1.75</text:p>
          </table:table-cell>
          <table:table-cell office:value-type="float" office:value="-0.000235102" calcext:value-type="float">
            <text:p>-0.00023510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75" calcext:value-type="float">
            <text:p>1.75</text:p>
          </table:table-cell>
          <table:table-cell office:value-type="float" office:value="-0.000275918" calcext:value-type="float">
            <text:p>-0.00027591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5" calcext:value-type="float">
            <text:p>1.75</text:p>
          </table:table-cell>
          <table:table-cell office:value-type="float" office:value="-0.00032" calcext:value-type="float">
            <text:p>-0.0003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float" office:value="-0.000367347" calcext:value-type="float">
            <text:p>-0.00036734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75" calcext:value-type="float">
            <text:p>1.75</text:p>
          </table:table-cell>
          <table:table-cell office:value-type="float" office:value="-0.000417959" calcext:value-type="float">
            <text:p>-0.00041795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75" calcext:value-type="float">
            <text:p>1.75</text:p>
          </table:table-cell>
          <table:table-cell office:value-type="float" office:value="-0.000471837" calcext:value-type="float">
            <text:p>-0.00047183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75" calcext:value-type="float">
            <text:p>1.75</text:p>
          </table:table-cell>
          <table:table-cell office:value-type="float" office:value="-0.00052898" calcext:value-type="float">
            <text:p>-0.0005289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75" calcext:value-type="float">
            <text:p>1.75</text:p>
          </table:table-cell>
          <table:table-cell office:value-type="float" office:value="-0.000589388" calcext:value-type="float">
            <text:p>-0.000589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-0.000653061" calcext:value-type="float">
            <text:p>-0.00065306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75" calcext:value-type="float">
            <text:p>1.75</text:p>
          </table:table-cell>
          <table:table-cell office:value-type="float" office:value="-0.00072" calcext:value-type="float">
            <text:p>-0.0007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75" calcext:value-type="float">
            <text:p>1.75</text:p>
          </table:table-cell>
          <table:table-cell office:value-type="float" office:value="-0.000790204" calcext:value-type="float">
            <text:p>-0.00079020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8" calcext:value-type="float">
            <text:p>1.8</text:p>
          </table:table-cell>
          <table:table-cell office:value-type="float" office:value="0.000658654" calcext:value-type="float">
            <text:p>0.00065865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0.0032469" calcext:value-type="float">
            <text:p>0.003246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8" calcext:value-type="float">
            <text:p>1.8</text:p>
          </table:table-cell>
          <table:table-cell office:value-type="float" office:value="0.00000747771" calcext:value-type="float">
            <text:p>7.47771E-0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float" office:value="-0.00000853438" calcext:value-type="float">
            <text:p>-8.53438E-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8" calcext:value-type="float">
            <text:p>1.8</text:p>
          </table:table-cell>
          <table:table-cell office:value-type="float" office:value="-0.0000283868" calcext:value-type="float">
            <text:p>-2.83868E-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float" office:value="-0.0000510139" calcext:value-type="float">
            <text:p>-5.10139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8" calcext:value-type="float">
            <text:p>1.8</text:p>
          </table:table-cell>
          <table:table-cell office:value-type="float" office:value="-0.0000756173" calcext:value-type="float">
            <text:p>-7.56173E-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-0.0000987654" calcext:value-type="float">
            <text:p>-9.87654E-0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8" calcext:value-type="float">
            <text:p>1.8</text:p>
          </table:table-cell>
          <table:table-cell office:value-type="float" office:value="-0.000125" calcext:value-type="float">
            <text:p>-0.0001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-0.000154321" calcext:value-type="float">
            <text:p>-0.00015432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8" calcext:value-type="float">
            <text:p>1.8</text:p>
          </table:table-cell>
          <table:table-cell office:value-type="float" office:value="-0.000186728" calcext:value-type="float">
            <text:p>-0.00018672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-0.000222222" calcext:value-type="float">
            <text:p>-0.00022222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8" calcext:value-type="float">
            <text:p>1.8</text:p>
          </table:table-cell>
          <table:table-cell office:value-type="float" office:value="-0.000260802" calcext:value-type="float">
            <text:p>-0.00026080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-0.000302469" calcext:value-type="float">
            <text:p>-0.00030246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8" calcext:value-type="float">
            <text:p>1.8</text:p>
          </table:table-cell>
          <table:table-cell office:value-type="float" office:value="-0.000347222" calcext:value-type="float">
            <text:p>-0.00034722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-0.000395062" calcext:value-type="float">
            <text:p>-0.00039506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8" calcext:value-type="float">
            <text:p>1.8</text:p>
          </table:table-cell>
          <table:table-cell office:value-type="float" office:value="-0.000445988" calcext:value-type="float">
            <text:p>-0.00044598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office:value-type="float" office:value="-0.0005" calcext:value-type="float">
            <text:p>-0.000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8" calcext:value-type="float">
            <text:p>1.8</text:p>
          </table:table-cell>
          <table:table-cell office:value-type="float" office:value="-0.000557099" calcext:value-type="float">
            <text:p>-0.000557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-0.000617284" calcext:value-type="float">
            <text:p>-0.00061728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8" calcext:value-type="float">
            <text:p>1.8</text:p>
          </table:table-cell>
          <table:table-cell office:value-type="float" office:value="-0.000680556" calcext:value-type="float">
            <text:p>-0.00068055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float" office:value="-0.000746914" calcext:value-type="float">
            <text:p>-0.00074691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85" calcext:value-type="float">
            <text:p>1.85</text:p>
          </table:table-cell>
          <table:table-cell office:value-type="float" office:value="0.000645392" calcext:value-type="float">
            <text:p>0.00064539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85" calcext:value-type="float">
            <text:p>1.85</text:p>
          </table:table-cell>
          <table:table-cell office:value-type="float" office:value="0.00327069" calcext:value-type="float">
            <text:p>0.0032706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000159608" calcext:value-type="float">
            <text:p>-1.59608E-0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0151057" calcext:value-type="float">
            <text:p>-1.51057E-0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0327377" calcext:value-type="float">
            <text:p>-3.27377E-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0521686" calcext:value-type="float">
            <text:p>-5.21686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0715851" calcext:value-type="float">
            <text:p>-7.15851E-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0934989" calcext:value-type="float">
            <text:p>-9.34989E-0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118335" calcext:value-type="float">
            <text:p>-0.00011833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146092" calcext:value-type="float">
            <text:p>-0.00014609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176771" calcext:value-type="float">
            <text:p>-0.00017677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210373" calcext:value-type="float">
            <text:p>-0.00021037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246896" calcext:value-type="float">
            <text:p>-0.00024689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28634" calcext:value-type="float">
            <text:p>-0.0002863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328707" calcext:value-type="float">
            <text:p>-0.00032870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373996" calcext:value-type="float">
            <text:p>-0.00037399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422206" calcext:value-type="float">
            <text:p>-0.00042220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473338" calcext:value-type="float">
            <text:p>-0.00047333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527392" calcext:value-type="float">
            <text:p>-0.000527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584368" calcext:value-type="float">
            <text:p>-0.00058436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644266" calcext:value-type="float">
            <text:p>-0.00064426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85" calcext:value-type="float">
            <text:p>1.85</text:p>
          </table:table-cell>
          <table:table-cell office:value-type="float" office:value="-0.000707085" calcext:value-type="float">
            <text:p>-0.00070708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9" calcext:value-type="float">
            <text:p>1.9</text:p>
          </table:table-cell>
          <table:table-cell office:value-type="float" office:value="0.000632434" calcext:value-type="float">
            <text:p>0.00063243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.00327529" calcext:value-type="float">
            <text:p>0.0032752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9" calcext:value-type="float">
            <text:p>1.9</text:p>
          </table:table-cell>
          <table:table-cell office:value-type="float" office:value="-0.00000520767" calcext:value-type="float">
            <text:p>-5.20767E-0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-0.0000186858" calcext:value-type="float">
            <text:p>-1.86858E-0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-0.0000339102" calcext:value-type="float">
            <text:p>-3.39102E-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9" calcext:value-type="float">
            <text:p>1.9</text:p>
          </table:table-cell>
          <table:table-cell office:value-type="float" office:value="-0.0000498615" calcext:value-type="float">
            <text:p>-4.98615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9" calcext:value-type="float">
            <text:p>1.9</text:p>
          </table:table-cell>
          <table:table-cell office:value-type="float" office:value="-0.000067867" calcext:value-type="float">
            <text:p>-0.00006786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-0.0000886427" calcext:value-type="float">
            <text:p>-8.86427E-0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9" calcext:value-type="float">
            <text:p>1.9</text:p>
          </table:table-cell>
          <table:table-cell office:value-type="float" office:value="-0.000112188" calcext:value-type="float">
            <text:p>-0.00011218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-0.000138504" calcext:value-type="float">
            <text:p>-0.00013850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9" calcext:value-type="float">
            <text:p>1.9</text:p>
          </table:table-cell>
          <table:table-cell office:value-type="float" office:value="-0.00016759" calcext:value-type="float">
            <text:p>-0.0001675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-0.000199446" calcext:value-type="float">
            <text:p>-0.00019944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9" calcext:value-type="float">
            <text:p>1.9</text:p>
          </table:table-cell>
          <table:table-cell office:value-type="float" office:value="-0.000234072" calcext:value-type="float">
            <text:p>-0.00023407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-0.000271468" calcext:value-type="float">
            <text:p>-0.00027146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9" calcext:value-type="float">
            <text:p>1.9</text:p>
          </table:table-cell>
          <table:table-cell office:value-type="float" office:value="-0.000311634" calcext:value-type="float">
            <text:p>-0.00031163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-0.000354571" calcext:value-type="float">
            <text:p>-0.00035457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9" calcext:value-type="float">
            <text:p>1.9</text:p>
          </table:table-cell>
          <table:table-cell office:value-type="float" office:value="-0.000400277" calcext:value-type="float">
            <text:p>-0.00040027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office:value-type="float" office:value="-0.000448753" calcext:value-type="float">
            <text:p>-0.00044875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9" calcext:value-type="float">
            <text:p>1.9</text:p>
          </table:table-cell>
          <table:table-cell office:value-type="float" office:value="-0.0005" calcext:value-type="float">
            <text:p>-0.0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-0.000554017" calcext:value-type="float">
            <text:p>-0.000554017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9" calcext:value-type="float">
            <text:p>1.9</text:p>
          </table:table-cell>
          <table:table-cell office:value-type="float" office:value="-0.000610803" calcext:value-type="float">
            <text:p>-0.00061080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office:value-type="float" office:value="-0.00067036" calcext:value-type="float">
            <text:p>-0.0006703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95" calcext:value-type="float">
            <text:p>1.95</text:p>
          </table:table-cell>
          <table:table-cell office:value-type="float" office:value="0.000619792" calcext:value-type="float">
            <text:p>0.00061979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95" calcext:value-type="float">
            <text:p>1.95</text:p>
          </table:table-cell>
          <table:table-cell office:value-type="float" office:value="0.00326309" calcext:value-type="float">
            <text:p>0.0032630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00826878" calcext:value-type="float">
            <text:p>-8.26878E-0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0200751" calcext:value-type="float">
            <text:p>-2.00751E-0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0328731" calcext:value-type="float">
            <text:p>-3.28731E-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0473373" calcext:value-type="float">
            <text:p>-4.73373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0644313" calcext:value-type="float">
            <text:p>-6.44313E-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0841552" calcext:value-type="float">
            <text:p>-8.41552E-0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106509" calcext:value-type="float">
            <text:p>-0.00010650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131492" calcext:value-type="float">
            <text:p>-0.00013149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159106" calcext:value-type="float">
            <text:p>-0.00015910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189349" calcext:value-type="float">
            <text:p>-0.00018934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222222" calcext:value-type="float">
            <text:p>-0.00022222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257725" calcext:value-type="float">
            <text:p>-0.00025772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295858" calcext:value-type="float">
            <text:p>-0.00029585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336621" calcext:value-type="float">
            <text:p>-0.00033662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380013" calcext:value-type="float">
            <text:p>-0.00038001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426036" calcext:value-type="float">
            <text:p>-0.00042603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474688" calcext:value-type="float">
            <text:p>-0.0004746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52597" calcext:value-type="float">
            <text:p>-0.00052597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579882" calcext:value-type="float">
            <text:p>-0.00057988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95" calcext:value-type="float">
            <text:p>1.95</text:p>
          </table:table-cell>
          <table:table-cell office:value-type="float" office:value="-0.000636423" calcext:value-type="float">
            <text:p>-0.0006364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0/00/0000</text:date>, <text:time style:data-style-name="N2" text:time-value="09:24:36.377187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17:59.757817270</meta:creation-date>
    <dc:date>2018-03-03T09:24:44.207866977</dc:date>
    <meta:editing-duration>P2DT20H28M56S</meta:editing-duration>
    <meta:editing-cycles>4</meta:editing-cycles>
    <meta:generator>LibreOffice/5.1.6.2$Linux_X86_64 LibreOffice_project/10m0$Build-2</meta:generator>
    <meta:document-statistic meta:table-count="4" meta:cell-count="39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5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189cm" svg:height="17.086cm" xlink:href=".." xlink:type="simple" chart:class="chart:scatter" chart:style-name="ch1">
        <chart:legend chart:legend-position="end" svg:x="28.337cm" svg:y="8.244cm" style:legend-expansion="high" chart:style-name="ch2"/>
        <chart:plot-area chart:style-name="ch3" table:cell-range-address="Sheet1.F3:Sheet1.F200 Sheet1.H3:Sheet1.H200" svg:x="0.623cm" svg:y="0.341cm" svg:width="27.091cm" svg:height="16.404cm">
          <chartooo:coordinate-region svg:x="0.861cm" svg:y="0.54cm" svg:width="26.667cm" svg:height="15.5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200" chart:class="chart:scatter">
            <chart:domain table:cell-range-address="Sheet1.F3:Sheet1.F200"/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2.329828556496">
                <text:p>162.329828556496</text:p>
                <draw:g>
                  <svg:desc>Sheet1.F3:Sheet1.F200</svg:desc>
                </draw:g>
              </table:table-cell>
              <table:table-cell office:value-type="float" office:value="0">
                <text:p>0</text:p>
                <draw:g>
                  <svg:desc>Sheet1.H3:Sheet1.H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.1525936837044">
                <text:p>81.1525936837044</text:p>
              </table:table-cell>
              <table:table-cell office:value-type="float" office:value="0.00923857596175509">
                <text:p>0.0092385759617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.0880384646361">
                <text:p>54.0880384646361</text:p>
              </table:table-cell>
              <table:table-cell office:value-type="float" office:value="0.0246299705464084">
                <text:p>0.0246299705464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551651911737">
                <text:p>40.551651911737</text:p>
              </table:table-cell>
              <table:table-cell office:value-type="float" office:value="0.0461648396991921">
                <text:p>0.0461648396991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4265314277666">
                <text:p>32.4265314277666</text:p>
              </table:table-cell>
              <table:table-cell office:value-type="float" office:value="0.0738301096862298">
                <text:p>0.0738301096862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007042480031">
                <text:p>27.007042480031</text:p>
              </table:table-cell>
              <table:table-cell office:value-type="float" office:value="0.107608985031549">
                <text:p>0.107608985031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133627125149">
                <text:p>23.133627125149</text:p>
              </table:table-cell>
              <table:table-cell office:value-type="float" office:value="0.147480958713548">
                <text:p>0.147480958713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2265061401344">
                <text:p>20.2265061401344</text:p>
              </table:table-cell>
              <table:table-cell office:value-type="float" office:value="0.193421824614729">
                <text:p>0.1934218246147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9635797326592">
                <text:p>17.9635797326592</text:p>
              </table:table-cell>
              <table:table-cell office:value-type="float" office:value="0.245403692217132">
                <text:p>0.245403692217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1515878250701">
                <text:p>16.1515878250701</text:p>
              </table:table-cell>
              <table:table-cell office:value-type="float" office:value="0.303395003534563">
                <text:p>0.303395003534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675465470432">
                <text:p>14.6675465470432</text:p>
              </table:table-cell>
              <table:table-cell office:value-type="float" office:value="0.36736055227132">
                <text:p>0.36736055227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4294664818361">
                <text:p>13.4294664818361</text:p>
              </table:table-cell>
              <table:table-cell office:value-type="float" office:value="0.437261505195797">
                <text:p>0.437261505195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3805855680468">
                <text:p>12.3805855680468</text:p>
              </table:table-cell>
              <table:table-cell office:value-type="float" office:value="0.513055425715983">
                <text:p>0.5130554257159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4803593291255">
                <text:p>11.4803593291255</text:p>
              </table:table-cell>
              <table:table-cell office:value-type="float" office:value="0.594696299642552">
                <text:p>0.594696299642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6990550110196">
                <text:p>10.6990550110196</text:p>
              </table:table-cell>
              <table:table-cell office:value-type="float" office:value="0.682134563123892">
                <text:p>0.682134563123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0143729181446">
                <text:p>10.0143729181446</text:p>
              </table:table-cell>
              <table:table-cell office:value-type="float" office:value="0.775317132736128">
                <text:p>0.775317132736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40926021895691">
                <text:p>9.40926021895691</text:p>
              </table:table-cell>
              <table:table-cell office:value-type="float" office:value="0.874187437709853">
                <text:p>0.874187437709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87045348294917">
                <text:p>8.87045348294917</text:p>
              </table:table-cell>
              <table:table-cell office:value-type="float" office:value="0.978685454274029">
                <text:p>0.978685454274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38748146907063">
                <text:p>8.38748146907063</text:p>
              </table:table-cell>
              <table:table-cell office:value-type="float" office:value="1.08874774209616">
                <text:p>1.08874774209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95196707757238">
                <text:p>7.95196707757238</text:p>
              </table:table-cell>
              <table:table-cell office:value-type="float" office:value="1.20430748279669">
                <text:p>1.204307482796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5571287441355">
                <text:p>7.5571287441355</text:p>
              </table:table-cell>
              <table:table-cell office:value-type="float" office:value="1.32529452051417">
                <text:p>1.325294520514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9741781737319">
                <text:p>7.19741781737319</text:p>
              </table:table-cell>
              <table:table-cell office:value-type="float" office:value="1.45163540449658">
                <text:p>1.45163540449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86825053346194">
                <text:p>6.86825053346194</text:p>
              </table:table-cell>
              <table:table-cell office:value-type="float" office:value="1.58325343369303">
                <text:p>1.58325343369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6580699707171">
                <text:p>6.56580699707171</text:p>
              </table:table-cell>
              <table:table-cell office:value-type="float" office:value="1.72006870331867">
                <text:p>1.720068703318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8687840683082">
                <text:p>6.28687840683082</text:p>
              </table:table-cell>
              <table:table-cell office:value-type="float" office:value="1.86199815336448">
                <text:p>1.861998153364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2874953641146">
                <text:p>6.02874953641146</text:p>
              </table:table-cell>
              <table:table-cell office:value-type="float" office:value="2.00895561902279">
                <text:p>2.008955619022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78910733088917">
                <text:p>5.78910733088917</text:p>
              </table:table-cell>
              <table:table-cell office:value-type="float" office:value="2.16085188299753">
                <text:p>2.16085188299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56596908955695">
                <text:p>5.56596908955695</text:p>
              </table:table-cell>
              <table:table-cell office:value-type="float" office:value="2.31759472966769">
                <text:p>2.317594729667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35762550742844">
                <text:p>5.35762550742844</text:p>
              </table:table-cell>
              <table:table-cell office:value-type="float" office:value="2.47908900107111">
                <text:p>2.47908900107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1625951084018">
                <text:p>5.1625951084018</text:p>
              </table:table-cell>
              <table:table-cell office:value-type="float" office:value="2.64523665467442">
                <text:p>2.645236654674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7958749777327">
                <text:p>4.97958749777327</text:p>
              </table:table-cell>
              <table:table-cell office:value-type="float" office:value="2.81593682289437">
                <text:p>2.815936822894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0747350486662">
                <text:p>4.80747350486662</text:p>
              </table:table-cell>
              <table:table-cell office:value-type="float" office:value="2.99108587433409">
                <text:p>2.991085874334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64526075423816">
                <text:p>4.64526075423816</text:p>
              </table:table-cell>
              <table:table-cell office:value-type="float" office:value="3.1705774766973">
                <text:p>3.17057747669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49207354780843">
                <text:p>4.49207354780843</text:p>
              </table:table-cell>
              <table:table-cell office:value-type="float" office:value="3.35430266134222">
                <text:p>3.35430266134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4713619573459">
                <text:p>4.34713619573459</text:p>
              </table:table-cell>
              <table:table-cell office:value-type="float" office:value="3.542149889436">
                <text:p>3.5421498894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20975912543394">
                <text:p>4.20975912543394</text:p>
              </table:table-cell>
              <table:table-cell office:value-type="float" office:value="3.73400511966957">
                <text:p>3.734005119669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7932724316184">
                <text:p>4.07932724316184</text:p>
              </table:table-cell>
              <table:table-cell office:value-type="float" office:value="3.92975187749158">
                <text:p>3.92975187749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95529013319865">
                <text:p>3.95529013319865</text:p>
              </table:table-cell>
              <table:table-cell office:value-type="float" office:value="4.12927132581966">
                <text:p>4.12927132581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3715376481781">
                <text:p>3.83715376481781</text:p>
              </table:table-cell>
              <table:table-cell office:value-type="float" office:value="4.33244233718596">
                <text:p>4.332442337185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72447344317214">
                <text:p>3.72447344317214</text:p>
              </table:table-cell>
              <table:table-cell office:value-type="float" office:value="4.53914156727327">
                <text:p>4.53914156727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1684779172151">
                <text:p>3.61684779172151</text:p>
              </table:table-cell>
              <table:table-cell office:value-type="float" office:value="4.74924352979656">
                <text:p>4.749243529796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1391359427704">
                <text:p>3.51391359427704</text:p>
              </table:table-cell>
              <table:table-cell office:value-type="float" office:value="4.96262067268548">
                <text:p>4.962620672685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41534135672355">
                <text:p>3.41534135672355</text:p>
              </table:table-cell>
              <table:table-cell office:value-type="float" office:value="5.17914345552073">
                <text:p>5.179143455520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2083147392487">
                <text:p>3.32083147392487</text:p>
              </table:table-cell>
              <table:table-cell office:value-type="float" office:value="5.39868042817729">
                <text:p>5.398680428177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23011090767147">
                <text:p>3.23011090767147</text:p>
              </table:table-cell>
              <table:table-cell office:value-type="float" office:value="5.62109831062754">
                <text:p>5.621098310627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4293029790214">
                <text:p>3.14293029790214</text:p>
              </table:table-cell>
              <table:table-cell office:value-type="float" office:value="5.84626207385482">
                <text:p>5.846262073854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590614426685">
                <text:p>3.0590614426685</text:p>
              </table:table-cell>
              <table:table-cell office:value-type="float" office:value="6.0740350218292">
                <text:p>6.07403502182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7829509306613">
                <text:p>2.97829509306613</text:p>
              </table:table-cell>
              <table:table-cell office:value-type="float" office:value="6.30427887449501">
                <text:p>6.304278874495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0043901813622">
                <text:p>2.90043901813622</text:p>
              </table:table-cell>
              <table:table-cell office:value-type="float" office:value="6.53685385171999">
                <text:p>6.53685385171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2531630194065">
                <text:p>2.82531630194065</text:p>
              </table:table-cell>
              <table:table-cell office:value-type="float" office:value="6.77161875815554">
                <text:p>6.771618758155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75276384094235">
                <text:p>2.75276384094235</text:p>
              </table:table-cell>
              <table:table-cell office:value-type="float" office:value="7.00843106895563">
                <text:p>7.008431068955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8263101472572">
                <text:p>2.68263101472572</text:p>
              </table:table-cell>
              <table:table-cell office:value-type="float" office:value="7.24714701630313">
                <text:p>7.247147016303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1477850716198">
                <text:p>2.61477850716198</text:p>
              </table:table-cell>
              <table:table-cell office:value-type="float" office:value="7.48762167669072">
                <text:p>7.487621676690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4907725851592">
                <text:p>2.54907725851592</text:p>
              </table:table-cell>
              <table:table-cell office:value-type="float" office:value="7.72970905890326">
                <text:p>7.729709058903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48540753182777">
                <text:p>2.48540753182777</text:p>
              </table:table-cell>
              <table:table-cell office:value-type="float" office:value="7.97326219264874">
                <text:p>7.973262192648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42365807928436">
                <text:p>2.42365807928436</text:p>
              </table:table-cell>
              <table:table-cell office:value-type="float" office:value="8.21813321778308">
                <text:p>8.21813321778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6372539629897">
                <text:p>2.36372539629897</text:p>
              </table:table-cell>
              <table:table-cell office:value-type="float" office:value="8.46417347407555">
                <text:p>8.464173474075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0551305271291">
                <text:p>2.30551305271291</text:p>
              </table:table-cell>
              <table:table-cell office:value-type="float" office:value="8.7112335914598">
                <text:p>8.71123359145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4893109196756">
                <text:p>2.24893109196756</text:p>
              </table:table-cell>
              <table:table-cell office:value-type="float" office:value="8.95916358071592">
                <text:p>8.959163580715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9389549031541">
                <text:p>2.19389549031541</text:p>
              </table:table-cell>
              <table:table-cell office:value-type="float" office:value="9.20781292452811">
                <text:p>9.207812924528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4032766917906">
                <text:p>2.14032766917906</text:p>
              </table:table-cell>
              <table:table-cell office:value-type="float" office:value="9.45703066886335">
                <text:p>9.457030668863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8815405465607">
                <text:p>2.08815405465607</text:p>
              </table:table-cell>
              <table:table-cell office:value-type="float" office:value="9.70666551461501">
                <text:p>9.706665514615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3730567892974">
                <text:p>2.03730567892974</text:p>
              </table:table-cell>
              <table:table-cell office:value-type="float" office:value="9.95656590945563">
                <text:p>9.95656590945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8771781900073">
                <text:p>1.98771781900073</text:p>
              </table:table-cell>
              <table:table-cell office:value-type="float" office:value="10.2065801398441">
                <text:p>10.20658013984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3932966871882">
                <text:p>1.93932966871882</text:p>
              </table:table-cell>
              <table:table-cell office:value-type="float" office:value="10.45655642313">
                <text:p>10.45655642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9208404058129">
                <text:p>1.89208404058129</text:p>
              </table:table-cell>
              <table:table-cell office:value-type="float" office:value="10.7063429997008">
                <text:p>10.70634299970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4592709418632">
                <text:p>1.84592709418632</text:p>
              </table:table-cell>
              <table:table-cell office:value-type="float" office:value="10.9557882251137">
                <text:p>10.95578822511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0080808859568">
                <text:p>1.80080808859568</text:p>
              </table:table-cell>
              <table:table-cell office:value-type="float" office:value="11.2047406621593">
                <text:p>11.20474066215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566791561794">
                <text:p>1.7566791561794</text:p>
              </table:table-cell>
              <table:table-cell office:value-type="float" office:value="11.4530491727979">
                <text:p>11.4530491727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1349509579241">
                <text:p>1.71349509579241</text:p>
              </table:table-cell>
              <table:table-cell office:value-type="float" office:value="11.7005630099147">
                <text:p>11.70056300991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7121318337514">
                <text:p>1.67121318337514</text:p>
              </table:table-cell>
              <table:table-cell office:value-type="float" office:value="11.9471319088384">
                <text:p>11.94713190883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2979299828228">
                <text:p>1.62979299828228</text:p>
              </table:table-cell>
              <table:table-cell office:value-type="float" office:value="12.1926061785661">
                <text:p>12.19260617856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8919626382942">
                <text:p>1.58919626382942</text:p>
              </table:table-cell>
              <table:table-cell office:value-type="float" office:value="12.4368367926392">
                <text:p>12.43683679263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4938670071055">
                <text:p>1.54938670071055</text:p>
              </table:table-cell>
              <table:table-cell office:value-type="float" office:value="12.6796754796183">
                <text:p>12.67967547961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1032989208297">
                <text:p>1.51032989208297</text:p>
              </table:table-cell>
              <table:table-cell office:value-type="float" office:value="12.9209748130971">
                <text:p>12.92097481309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47199315924289">
                <text:p>1.47199315924289</text:p>
              </table:table-cell>
              <table:table-cell office:value-type="float" office:value="13.1605883012046">
                <text:p>13.16058830120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3434544692648">
                <text:p>1.43434544692648</text:p>
              </table:table-cell>
              <table:table-cell office:value-type="float" office:value="13.3983704755404">
                <text:p>13.39837047554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9735721737029">
                <text:p>1.39735721737029</text:p>
              </table:table-cell>
              <table:table-cell office:value-type="float" office:value="13.6341769794867">
                <text:p>13.63417697948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6100035235241">
                <text:p>1.36100035235241</text:p>
              </table:table-cell>
              <table:table-cell office:value-type="float" office:value="13.8678646558479">
                <text:p>13.86786465584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2524806251361">
                <text:p>1.32524806251361</text:p>
              </table:table-cell>
              <table:table-cell office:value-type="float" office:value="14.0992916337601">
                <text:p>14.09929163376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9007480332656">
                <text:p>1.29007480332656</text:p>
              </table:table-cell>
              <table:table-cell office:value-type="float" office:value="14.3283174148204">
                <text:p>14.32831741482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5545619714317">
                <text:p>1.25545619714317</text:p>
              </table:table-cell>
              <table:table-cell office:value-type="float" office:value="14.5548029583831">
                <text:p>14.55480295838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2136896080439">
                <text:p>1.22136896080439</text:p>
              </table:table-cell>
              <table:table-cell office:value-type="float" office:value="14.7786107659706">
                <text:p>14.77861076597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8779083834622">
                <text:p>1.18779083834622</text:p>
              </table:table-cell>
              <table:table-cell office:value-type="float" office:value="14.9996049647485">
                <text:p>14.99960496474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5470053837925">
                <text:p>1.15470053837925</text:p>
              </table:table-cell>
              <table:table-cell office:value-type="float" office:value="15.2176513900126">
                <text:p>15.21765139001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2207767575818">
                <text:p>1.12207767575818</text:p>
              </table:table-cell>
              <table:table-cell office:value-type="float" office:value="15.4326176666407">
                <text:p>15.43261766664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8990271719292">
                <text:p>1.08990271719292</text:p>
              </table:table-cell>
              <table:table-cell office:value-type="float" office:value="15.6443732894568">
                <text:p>15.6443732894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5815693048461">
                <text:p>1.05815693048461</text:p>
              </table:table-cell>
              <table:table-cell office:value-type="float" office:value="15.8527897024595">
                <text:p>15.852789702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2682233709775">
                <text:p>1.02682233709775</text:p>
              </table:table-cell>
              <table:table-cell office:value-type="float" office:value="16.0577403768695">
                <text:p>16.05774037686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5881667805653">
                <text:p>0.995881667805653</text:p>
              </table:table-cell>
              <table:table-cell office:value-type="float" office:value="16.2591008879429">
                <text:p>16.25910088794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65318321168948">
                <text:p>0.965318321168948</text:p>
              </table:table-cell>
              <table:table-cell office:value-type="float" office:value="16.4567489905097">
                <text:p>16.45674899050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5116324627806">
                <text:p>0.935116324627806</text:p>
              </table:table-cell>
              <table:table-cell office:value-type="float" office:value="16.650564693189">
                <text:p>16.6505646931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05260298007183">
                <text:p>0.905260298007183</text:p>
              </table:table-cell>
              <table:table-cell office:value-type="float" office:value="16.8404303312339">
                <text:p>16.84043033123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7573541925122">
                <text:p>0.87573541925122</text:p>
              </table:table-cell>
              <table:table-cell office:value-type="float" office:value="17.0262306379672">
                <text:p>17.02623063796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6527392218272">
                <text:p>0.846527392218272</text:p>
              </table:table-cell>
              <table:table-cell office:value-type="float" office:value="17.2078528147576">
                <text:p>17.2078528147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17622416381833">
                <text:p>0.817622416381833</text:p>
              </table:table-cell>
              <table:table-cell office:value-type="float" office:value="17.3851865994996">
                <text:p>17.3851865994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8900715829517">
                <text:p>0.78900715829517</text:p>
              </table:table-cell>
              <table:table-cell office:value-type="float" office:value="17.5581243335543">
                <text:p>17.55812433355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60668724688867">
                <text:p>0.760668724688867</text:p>
              </table:table-cell>
              <table:table-cell office:value-type="float" office:value="17.7265610271071">
                <text:p>17.72656102710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32594637080772">
                <text:p>0.732594637080772</text:p>
              </table:table-cell>
              <table:table-cell office:value-type="float" office:value="17.890394422908">
                <text:p>17.8903944229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04772807787251">
                <text:p>0.704772807787251</text:p>
              </table:table-cell>
              <table:table-cell office:value-type="float" office:value="18.0495250583506">
                <text:p>18.04952505835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77191517233175">
                <text:p>0.677191517233175</text:p>
              </table:table-cell>
              <table:table-cell office:value-type="float" office:value="18.2038563258552">
                <text:p>18.20385632585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49839392465813">
                <text:p>0.649839392465813</text:p>
              </table:table-cell>
              <table:table-cell office:value-type="float" office:value="18.35329453152">
                <text:p>18.353294531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22705386784901">
                <text:p>0.622705386784901</text:p>
              </table:table-cell>
              <table:table-cell office:value-type="float" office:value="18.4977489520013">
                <text:p>18.49774895200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95778760407564">
                <text:p>0.595778760407564</text:p>
              </table:table-cell>
              <table:table-cell office:value-type="float" office:value="18.6371318895921">
                <text:p>18.63713188959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69049062092664">
                <text:p>0.569049062092664</text:p>
              </table:table-cell>
              <table:table-cell office:value-type="float" office:value="18.7713587254625">
                <text:p>18.7713587254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42506111654464">
                <text:p>0.542506111654464</text:p>
              </table:table-cell>
              <table:table-cell office:value-type="float" office:value="18.900347971031">
                <text:p>18.900347971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16139983300425">
                <text:p>0.516139983300425</text:p>
              </table:table-cell>
              <table:table-cell office:value-type="float" office:value="19.024021317437">
                <text:p>19.0240213174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89940989732349">
                <text:p>0.489940989732349</text:p>
              </table:table-cell>
              <table:table-cell office:value-type="float" office:value="19.1423036830812">
                <text:p>19.14230368308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63899666954183">
                <text:p>0.463899666954183</text:p>
              </table:table-cell>
              <table:table-cell office:value-type="float" office:value="19.255123259207">
                <text:p>19.2551232592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38006759733491">
                <text:p>0.438006759733491</text:p>
              </table:table-cell>
              <table:table-cell office:value-type="float" office:value="19.3624115534965">
                <text:p>19.36241155349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12253207666966">
                <text:p>0.412253207666966</text:p>
              </table:table-cell>
              <table:table-cell office:value-type="float" office:value="19.4641034316505">
                <text:p>19.46410343165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86630131803437">
                <text:p>0.386630131803437</text:p>
              </table:table-cell>
              <table:table-cell office:value-type="float" office:value="19.5601371569319">
                <text:p>19.56013715693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61128821780663">
                <text:p>0.361128821780663</text:p>
              </table:table-cell>
              <table:table-cell office:value-type="float" office:value="19.650454427646">
                <text:p>19.6504544276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35740723434687">
                <text:p>0.335740723434687</text:p>
              </table:table-cell>
              <table:table-cell office:value-type="float" office:value="19.735000412535">
                <text:p>19.7350004125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10457426842924">
                <text:p>0.310457426842924</text:p>
              </table:table-cell>
              <table:table-cell office:value-type="float" office:value="19.813723784066">
                <text:p>19.8137237840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85270654764193">
                <text:p>0.285270654764193</text:p>
              </table:table-cell>
              <table:table-cell office:value-type="float" office:value="19.8865767495915">
                <text:p>19.88657674959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60172251440851">
                <text:p>0.260172251440851</text:p>
              </table:table-cell>
              <table:table-cell office:value-type="float" office:value="19.9535150803644">
                <text:p>19.95351508036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3515417172988">
                <text:p>0.23515417172988</text:p>
              </table:table-cell>
              <table:table-cell office:value-type="float" office:value="20.0144981383888">
                <text:p>20.01449813838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10208470531353">
                <text:p>0.210208470531353</text:p>
              </table:table-cell>
              <table:table-cell office:value-type="float" office:value="20.0694889010914">
                <text:p>20.06948890109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8532729248406">
                <text:p>0.18532729248406</text:p>
              </table:table-cell>
              <table:table-cell office:value-type="float" office:value="20.1184539837975">
                <text:p>20.11845398379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050286189933">
                <text:p>0.16050286189933</text:p>
              </table:table-cell>
              <table:table-cell office:value-type="float" office:value="20.1613636599995">
                <text:p>20.16136365999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35727472905188">
                <text:p>0.135727472905188</text:p>
              </table:table-cell>
              <table:table-cell office:value-type="float" office:value="20.1981918794026">
                <text:p>20.19819187940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10993479773905">
                <text:p>0.110993479773905</text:p>
              </table:table-cell>
              <table:table-cell office:value-type="float" office:value="20.2289162837403">
                <text:p>20.22891628374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862932874068881">
                <text:p>0.0862932874068881</text:p>
              </table:table-cell>
              <table:table-cell office:value-type="float" office:value="20.2535182203484">
                <text:p>20.25351822034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616193419515041">
                <text:p>0.0616193419515041</text:p>
              </table:table-cell>
              <table:table-cell office:value-type="float" office:value="20.2719827534882">
                <text:p>20.27198275348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69641215250787">
                <text:p>0.0369641215250787</text:p>
              </table:table-cell>
              <table:table-cell office:value-type="float" office:value="20.2842986734152">
                <text:p>20.28429867341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2320127021751">
                <text:p>0.012320127021751</text:p>
              </table:table-cell>
              <table:table-cell office:value-type="float" office:value="20.290458503183">
                <text:p>20.2904585031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123201270217508">
                <text:p>-0.0123201270217508</text:p>
              </table:table-cell>
              <table:table-cell office:value-type="float" office:value="20.290458503183">
                <text:p>20.2904585031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369641215250785">
                <text:p>-0.0369641215250785</text:p>
              </table:table-cell>
              <table:table-cell office:value-type="float" office:value="20.2842986734154">
                <text:p>20.28429867341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616193419515034">
                <text:p>-0.0616193419515034</text:p>
              </table:table-cell>
              <table:table-cell office:value-type="float" office:value="20.2719827534882">
                <text:p>20.27198275348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862932874068879">
                <text:p>-0.0862932874068879</text:p>
              </table:table-cell>
              <table:table-cell office:value-type="float" office:value="20.2535182203482">
                <text:p>20.25351822034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110993479773905">
                <text:p>-0.110993479773905</text:p>
              </table:table-cell>
              <table:table-cell office:value-type="float" office:value="20.2289162837403">
                <text:p>20.22891628374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35727472905188">
                <text:p>-0.135727472905188</text:p>
              </table:table-cell>
              <table:table-cell office:value-type="float" office:value="20.1981918794026">
                <text:p>20.19819187940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6050286189933">
                <text:p>-0.16050286189933</text:p>
              </table:table-cell>
              <table:table-cell office:value-type="float" office:value="20.1613636599996">
                <text:p>20.16136365999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185327292484059">
                <text:p>-0.185327292484059</text:p>
              </table:table-cell>
              <table:table-cell office:value-type="float" office:value="20.1184539837975">
                <text:p>20.11845398379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210208470531353">
                <text:p>-0.210208470531353</text:p>
              </table:table-cell>
              <table:table-cell office:value-type="float" office:value="20.0694889010912">
                <text:p>20.06948890109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23515417172988">
                <text:p>-0.23515417172988</text:p>
              </table:table-cell>
              <table:table-cell office:value-type="float" office:value="20.0144981383888">
                <text:p>20.01449813838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26017225144085">
                <text:p>-0.26017225144085</text:p>
              </table:table-cell>
              <table:table-cell office:value-type="float" office:value="19.9535150803644">
                <text:p>19.95351508036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285270654764193">
                <text:p>-0.285270654764193</text:p>
              </table:table-cell>
              <table:table-cell office:value-type="float" office:value="19.8865767495916">
                <text:p>19.88657674959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310457426842924">
                <text:p>-0.310457426842924</text:p>
              </table:table-cell>
              <table:table-cell office:value-type="float" office:value="19.813723784066">
                <text:p>19.8137237840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335740723434686">
                <text:p>-0.335740723434686</text:p>
              </table:table-cell>
              <table:table-cell office:value-type="float" office:value="19.7350004125348">
                <text:p>19.73500041253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361128821780663">
                <text:p>-0.361128821780663</text:p>
              </table:table-cell>
              <table:table-cell office:value-type="float" office:value="19.6504544276458">
                <text:p>19.65045442764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386630131803437">
                <text:p>-0.386630131803437</text:p>
              </table:table-cell>
              <table:table-cell office:value-type="float" office:value="19.5601371569319">
                <text:p>19.56013715693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412253207666966">
                <text:p>-0.412253207666966</text:p>
              </table:table-cell>
              <table:table-cell office:value-type="float" office:value="19.4641034316505">
                <text:p>19.46410343165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438006759733492">
                <text:p>-0.438006759733492</text:p>
              </table:table-cell>
              <table:table-cell office:value-type="float" office:value="19.3624115534966">
                <text:p>19.36241155349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463899666954183">
                <text:p>-0.463899666954183</text:p>
              </table:table-cell>
              <table:table-cell office:value-type="float" office:value="19.2551232592071">
                <text:p>19.25512325920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489940989732348">
                <text:p>-0.489940989732348</text:p>
              </table:table-cell>
              <table:table-cell office:value-type="float" office:value="19.1423036830811">
                <text:p>19.1423036830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516139983300425">
                <text:p>-0.516139983300425</text:p>
              </table:table-cell>
              <table:table-cell office:value-type="float" office:value="19.024021317437">
                <text:p>19.0240213174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542506111654464">
                <text:p>-0.542506111654464</text:p>
              </table:table-cell>
              <table:table-cell office:value-type="float" office:value="18.900347971031">
                <text:p>18.9003479710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569049062092663">
                <text:p>-0.569049062092663</text:p>
              </table:table-cell>
              <table:table-cell office:value-type="float" office:value="18.7713587254625">
                <text:p>18.77135872546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595778760407564">
                <text:p>-0.595778760407564</text:p>
              </table:table-cell>
              <table:table-cell office:value-type="float" office:value="18.6371318895923">
                <text:p>18.63713188959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6227053867849">
                <text:p>-0.6227053867849</text:p>
              </table:table-cell>
              <table:table-cell office:value-type="float" office:value="18.4977489520013">
                <text:p>18.49774895200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649839392465813">
                <text:p>-0.649839392465813</text:p>
              </table:table-cell>
              <table:table-cell office:value-type="float" office:value="18.3532945315199">
                <text:p>18.35329453151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677191517233175">
                <text:p>-0.677191517233175</text:p>
              </table:table-cell>
              <table:table-cell office:value-type="float" office:value="18.2038563258552">
                <text:p>18.20385632585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704772807787251">
                <text:p>-0.704772807787251</text:p>
              </table:table-cell>
              <table:table-cell office:value-type="float" office:value="18.0495250583506">
                <text:p>18.04952505835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732594637080771">
                <text:p>-0.732594637080771</text:p>
              </table:table-cell>
              <table:table-cell office:value-type="float" office:value="17.8903944229082">
                <text:p>17.89039442290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760668724688866">
                <text:p>-0.760668724688866</text:p>
              </table:table-cell>
              <table:table-cell office:value-type="float" office:value="17.7265610271071">
                <text:p>17.72656102710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78900715829517">
                <text:p>-0.78900715829517</text:p>
              </table:table-cell>
              <table:table-cell office:value-type="float" office:value="17.5581243335541">
                <text:p>17.55812433355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817622416381832">
                <text:p>-0.817622416381832</text:p>
              </table:table-cell>
              <table:table-cell office:value-type="float" office:value="17.3851865994996">
                <text:p>17.38518659949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846527392218272">
                <text:p>-0.846527392218272</text:p>
              </table:table-cell>
              <table:table-cell office:value-type="float" office:value="17.2078528147576">
                <text:p>17.20785281475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875735419251219">
                <text:p>-0.875735419251219</text:p>
              </table:table-cell>
              <table:table-cell office:value-type="float" office:value="17.0262306379674">
                <text:p>17.02623063796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905260298007182">
                <text:p>-0.905260298007182</text:p>
              </table:table-cell>
              <table:table-cell office:value-type="float" office:value="16.8404303312339">
                <text:p>16.84043033123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935116324627806">
                <text:p>-0.935116324627806</text:p>
              </table:table-cell>
              <table:table-cell office:value-type="float" office:value="16.6505646931891">
                <text:p>16.65056469318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965318321168946">
                <text:p>-0.965318321168946</text:p>
              </table:table-cell>
              <table:table-cell office:value-type="float" office:value="16.4567489905101">
                <text:p>16.45674899051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995881667805651">
                <text:p>-0.995881667805651</text:p>
              </table:table-cell>
              <table:table-cell office:value-type="float" office:value="16.2591008879426">
                <text:p>16.25910088794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02682233709775">
                <text:p>-1.02682233709775</text:p>
              </table:table-cell>
              <table:table-cell office:value-type="float" office:value="16.0577403768693">
                <text:p>16.05774037686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05815693048461">
                <text:p>-1.05815693048461</text:p>
              </table:table-cell>
              <table:table-cell office:value-type="float" office:value="15.8527897024597">
                <text:p>15.85278970245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08990271719292">
                <text:p>-1.08990271719292</text:p>
              </table:table-cell>
              <table:table-cell office:value-type="float" office:value="15.6443732894568">
                <text:p>15.64437328945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12207767575818">
                <text:p>-1.12207767575818</text:p>
              </table:table-cell>
              <table:table-cell office:value-type="float" office:value="15.4326176666408">
                <text:p>15.43261766664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15470053837925">
                <text:p>-1.15470053837925</text:p>
              </table:table-cell>
              <table:table-cell office:value-type="float" office:value="15.2176513900126">
                <text:p>15.21765139001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18779083834622">
                <text:p>-1.18779083834622</text:p>
              </table:table-cell>
              <table:table-cell office:value-type="float" office:value="14.9996049647485">
                <text:p>14.99960496474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22136896080439">
                <text:p>-1.22136896080439</text:p>
              </table:table-cell>
              <table:table-cell office:value-type="float" office:value="14.7786107659708">
                <text:p>14.77861076597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25545619714317">
                <text:p>-1.25545619714317</text:p>
              </table:table-cell>
              <table:table-cell office:value-type="float" office:value="14.5548029583831">
                <text:p>14.55480295838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29007480332656">
                <text:p>-1.29007480332656</text:p>
              </table:table-cell>
              <table:table-cell office:value-type="float" office:value="14.3283174148204">
                <text:p>14.32831741482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32524806251361">
                <text:p>-1.32524806251361</text:p>
              </table:table-cell>
              <table:table-cell office:value-type="float" office:value="14.0992916337601">
                <text:p>14.09929163376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36100035235241">
                <text:p>-1.36100035235241</text:p>
              </table:table-cell>
              <table:table-cell office:value-type="float" office:value="-0.754575711737539">
                <text:p>-0.7545757117375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Sheet2.F2:Sheet2.G32" svg:x="0.32cm" svg:y="0.18cm" svg:width="13.07cm" svg:height="8.64cm">
          <chartooo:coordinate-region svg:x="1.047cm" svg:y="0.379cm" svg:width="12.15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G2:Sheet2.G32" chart:class="chart:scatter">
            <chart:domain table:cell-range-address="Sheet2.F2:Sheet2.F32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F2:Sheet2.F32</svg:desc>
                </draw:g>
              </table:table-cell>
              <table:table-cell office:value-type="float" office:value="0">
                <text:p>0</text:p>
                <draw:g>
                  <svg:desc>Sheet2.G2:Sheet2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8.179554591529">
                <text:p>728.17955459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.046261935549">
                <text:p>181.046261935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7269163781227">
                <text:p>79.726916378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2670889340225">
                <text:p>44.2670889340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856406460551">
                <text:p>27.856406460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9442719099992">
                <text:p>18.9442719099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5729780699745">
                <text:p>13.5729780699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0893623794601">
                <text:p>10.0893623794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70367999263837">
                <text:p>7.70367999263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4236821356738">
                <text:p>4.74236821356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8885438199983">
                <text:p>3.78885438199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4994197443671">
                <text:p>3.04994197443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6692031619045">
                <text:p>2.46692031619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2145488597581">
                <text:p>1.62145488597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1150036083514">
                <text:p>1.31150036083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572809000084">
                <text:p>1.05572809000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43460444205167">
                <text:p>0.843460444205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9232367365">
                <text:p>0.519232367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6457164443135">
                <text:p>0.396457164443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703194787342">
                <text:p>0.294703194787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1145618000168">
                <text:p>0.211145618000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3593539448982">
                <text:p>0.143593539448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03605838179637">
                <text:p>0.0903605838179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01712618738332">
                <text:p>0.0501712618738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20938005415653">
                <text:p>0.0220938005415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49315065875986">
                <text:p>0.00549315065875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